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start" style:justify-single-word="false"/>
      <style:text-properties officeooo:paragraph-rsid="0211dd7e"/>
    </style:style>
    <style:style style:name="P8" style:family="paragraph" style:parent-style-name="Header">
      <style:paragraph-properties fo:text-align="start" style:justify-single-word="false"/>
      <style:text-properties officeooo:paragraph-rsid="0289fb01"/>
    </style:style>
    <style:style style:name="P9" style:family="paragraph" style:parent-style-name="Header">
      <style:paragraph-properties fo:text-align="start" style:justify-single-word="false"/>
      <style:text-properties officeooo:paragraph-rsid="02a56131"/>
    </style:style>
    <style:style style:name="P1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oter">
      <style:text-properties officeooo:paragraph-rsid="002aa84d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c384cf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a59a60"/>
    </style:style>
    <style:style style:name="P62" style:family="paragraph" style:parent-style-name="Footer">
      <style:text-properties officeooo:paragraph-rsid="004274bc"/>
    </style:style>
    <style:style style:name="P63" style:family="paragraph" style:parent-style-name="Footer">
      <style:text-properties officeooo:paragraph-rsid="00d8520c"/>
    </style:style>
    <style:style style:name="P64" style:family="paragraph" style:parent-style-name="Footer">
      <style:text-properties officeooo:rsid="001f8a2d" officeooo:paragraph-rsid="00bd36bc"/>
    </style:style>
    <style:style style:name="P65" style:family="paragraph" style:parent-style-name="Footer">
      <style:text-properties officeooo:rsid="001f8a2d" officeooo:paragraph-rsid="002b33ed"/>
    </style:style>
    <style:style style:name="P66" style:family="paragraph" style:parent-style-name="Footer">
      <style:text-properties officeooo:rsid="011350d1" officeooo:paragraph-rsid="011350d1"/>
    </style:style>
    <style:style style:name="P67" style:family="paragraph" style:parent-style-name="Footer">
      <style:text-properties officeooo:rsid="0096b4e2" officeooo:paragraph-rsid="0096b4e2"/>
    </style:style>
    <style:style style:name="P68" style:family="paragraph" style:parent-style-name="Footer">
      <style:text-properties officeooo:paragraph-rsid="0096b4e2"/>
    </style:style>
    <style:style style:name="P69" style:family="paragraph" style:parent-style-name="Footer">
      <style:text-properties officeooo:paragraph-rsid="02a682f9"/>
    </style:style>
    <style:style style:name="P7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1" style:family="paragraph" style:parent-style-name="Header">
      <style:paragraph-properties fo:margin-left="0cm" fo:margin-right="0cm" fo:text-indent="0cm" style:auto-text-indent="false"/>
    </style:style>
    <style:style style:name="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Paragraphe_5f_Correction">
      <style:text-properties fo:color="#000000" loext:opacity="100%" style:font-name="Bitstream Vera Sans" fo:font-size="10pt" fo:language="fr" fo:country="FR" officeooo:paragraph-rsid="009d9172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2" style:family="paragraph" style:parent-style-name="_5f_Paragraphe_5f_Correction">
      <style:text-properties fo:color="#000000" loext:opacity="100%" style:font-name="Bitstream Vera Sans" fo:font-size="10pt" fo:language="fr" fo:country="FR" officeooo:paragraph-rsid="00a002e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3" style:family="paragraph" style:parent-style-name="_5f_Paragraphe_5f_Réponse_5f_Pointillés_5f_Grisés">
      <style:text-properties officeooo:paragraph-rsid="00940b7c"/>
    </style:style>
    <style:style style:name="P104" style:family="paragraph" style:parent-style-name="_5f_Paragraphe_5f_Réponse_5f_Pointillés_5f_Grisés">
      <style:text-properties officeooo:paragraph-rsid="00940d1d"/>
    </style:style>
    <style:style style:name="P105" style:family="paragraph" style:parent-style-name="_5f_Paragraphe_5f_Réponse_5f_Pointillés_5f_Grisés">
      <style:text-properties officeooo:paragraph-rsid="0096d465"/>
    </style:style>
    <style:style style:name="P106" style:family="paragraph" style:parent-style-name="_5f_Paragraphe_5f_Réponse_5f_Pointillés_5f_Grisés">
      <style:text-properties officeooo:paragraph-rsid="009745ec"/>
    </style:style>
    <style:style style:name="P107" style:family="paragraph" style:parent-style-name="_5f_Paragraphe_5f_Réponse_5f_Pointillés_5f_Grisés">
      <style:text-properties fo:color="#000000" loext:opacity="100%" style:font-name="Bitstream Vera Sans" fo:font-size="10pt" fo:language="fr" fo:country="FR" fo:font-style="normal" officeooo:paragraph-rsid="009745e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8" style:family="paragraph" style:parent-style-name="_5f_Paragraphe_5f_Réponse_5f_Pointillés_5f_Grisés">
      <style:text-properties fo:color="#000000" loext:opacity="100%" style:font-name="Bitstream Vera Sans" fo:font-size="10pt" fo:font-style="normal" officeooo:paragraph-rsid="009be494" fo:background-color="#ffff00" style:font-style-asian="normal" style:font-style-complex="normal"/>
    </style:style>
    <style:style style:name="P109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0993317" fo:background-color="transparent"/>
    </style:style>
    <style:style style:name="P110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09be494" fo:background-color="transparent"/>
    </style:style>
    <style:style style:name="P111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09eae23" fo:background-color="transparent"/>
    </style:style>
    <style:style style:name="P112" style:family="paragraph" style:parent-style-name="_5f_Paragraphe_5f_Réponse_5f_Pointillés_5f_Grisés">
      <style:text-properties officeooo:paragraph-rsid="009eae23"/>
    </style:style>
    <style:style style:name="P113" style:family="paragraph" style:parent-style-name="_5f_Paragraphe_5f_Réponse_5f_Pointillés_5f_Grisés">
      <style:text-properties officeooo:paragraph-rsid="00a12283"/>
    </style:style>
    <style:style style:name="P114" style:family="paragraph" style:parent-style-name="_5f_Footer_20_page_20_impaire_20__28_D_29_"/>
    <style:style style:name="P11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6" style:family="paragraph" style:parent-style-name="_5f_Footer_20_page_20_paire_20__28_G_29_"/>
    <style:style style:name="P117" style:family="paragraph" style:parent-style-name="_5f_Footer_20_page_20_paire_20__28_G_29_">
      <style:text-properties fo:font-size="9pt" style:font-size-asian="9pt" style:font-size-complex="9pt"/>
    </style:style>
    <style:style style:name="P118" style:family="paragraph" style:parent-style-name="_5f_Paragraphe_5f_Correction">
      <style:text-properties fo:color="#000000" loext:opacity="100%" style:font-name="Bitstream Vera Sans" fo:font-size="10pt" fo:language="fr" fo:country="FR" officeooo:paragraph-rsid="009d9172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9" style:family="paragraph" style:parent-style-name="_5f_Paragraphe_5f_Correction">
      <style:text-properties fo:color="#000000" loext:opacity="100%" style:font-name="Bitstream Vera Sans" fo:font-size="10pt" fo:language="fr" fo:country="FR" officeooo:paragraph-rsid="00a002e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0" style:family="paragraph" style:parent-style-name="_5f_Paragraphe_5f_Réponse_5f_Elève" style:list-style-name="_5f_Numérotation_20_des_20_exercices">
      <style:text-properties officeooo:paragraph-rsid="00927132"/>
    </style:style>
    <style:style style:name="P121" style:family="paragraph" style:parent-style-name="_5f_Paragraphe_5f_Réponse_5f_Elève" style:list-style-name="_5f_Numérotation_20_des_20_exercices">
      <style:text-properties officeooo:paragraph-rsid="00940b7c"/>
    </style:style>
    <style:style style:name="P122" style:family="paragraph" style:parent-style-name="_5f_Paragraphe_5f_Réponse_5f_Elève" style:list-style-name="_5f_Numérotation_20_des_20_exercices">
      <style:text-properties officeooo:paragraph-rsid="00a002ec"/>
    </style:style>
    <style:style style:name="P123" style:family="paragraph" style:parent-style-name="_5f_Paragraphe_5f_Réponse_5f_Elève" style:list-style-name="_5f_Numérotation_20_des_20_exercices">
      <style:text-properties officeooo:paragraph-rsid="00a12283"/>
    </style:style>
    <style:style style:name="P12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5" style:family="paragraph" style:parent-style-name="_5f_Paragraphe_5f_Réponse_5f_Elève">
      <style:text-properties fo:color="#000000" loext:opacity="100%"/>
    </style:style>
    <style:style style:name="P126" style:family="paragraph" style:parent-style-name="_5f_Paragraphe_5f_Réponse_5f_Elève" style:list-style-name=""/>
    <style:style style:name="P127" style:family="paragraph" style:parent-style-name="_5f_Paragraphe_5f_Réponse_5f_Elève" style:list-style-name="">
      <style:text-properties officeooo:paragraph-rsid="00924701"/>
    </style:style>
    <style:style style:name="P128" style:family="paragraph" style:parent-style-name="_5f_Paragraphe_5f_Réponse_5f_Elève" style:list-style-name="">
      <style:text-properties officeooo:paragraph-rsid="00940d1d"/>
    </style:style>
    <style:style style:name="P129" style:family="paragraph" style:parent-style-name="_5f_Paragraphe_5f_Réponse_5f_Elève" style:list-style-name="">
      <style:text-properties officeooo:paragraph-rsid="00a002ec"/>
    </style:style>
    <style:style style:name="P130" style:family="paragraph" style:parent-style-name="_5f_Paragraphe_5f_Réponse_5f_Elève" style:list-style-name="">
      <style:paragraph-properties fo:text-align="end" style:justify-single-word="false"/>
    </style:style>
    <style:style style:name="P131" style:family="paragraph" style:parent-style-name="_5f_Paragraphe_5f_Réponse_5f_Elève" style:list-style-name="">
      <style:paragraph-properties fo:text-align="end" style:justify-single-word="false"/>
      <style:text-properties officeooo:paragraph-rsid="00924701"/>
    </style:style>
    <style:style style:name="P132" style:family="paragraph" style:parent-style-name="_5f_Paragraphe_5f_Réponse_5f_Elève" style:list-style-name="">
      <style:paragraph-properties fo:text-align="end" style:justify-single-word="false"/>
      <style:text-properties officeooo:paragraph-rsid="00940d1d"/>
    </style:style>
    <style:style style:name="P133" style:family="paragraph" style:parent-style-name="_5f_Paragraphe_5f_Réponse_5f_Elève" style:list-style-name="_5f_Numérotation_20_des_20_exercices">
      <style:paragraph-properties fo:text-align="start" style:justify-single-word="false"/>
      <style:text-properties officeooo:paragraph-rsid="00940d1d"/>
    </style:style>
    <style:style style:name="P134" style:family="paragraph" style:parent-style-name="_5f_Paragraphe_5f_Réponse_5f_Elève" style:list-style-name="_5f_Numérotation_20_des_20_exercices">
      <style:paragraph-properties fo:text-align="start" style:justify-single-word="false"/>
      <style:text-properties officeooo:paragraph-rsid="0096c771"/>
    </style:style>
    <style:style style:name="P135" style:family="paragraph" style:parent-style-name="_5f_Paragraphe_5f_Réponse_5f_Elève" style:list-style-name="_5f_Numérotation_20_des_20_exercices">
      <style:paragraph-properties fo:text-align="start" style:justify-single-word="false" fo:break-before="column"/>
      <style:text-properties officeooo:paragraph-rsid="0096c771"/>
    </style:style>
    <style:style style:name="P136" style:family="paragraph" style:parent-style-name="_5f_Paragraphe_5f_Réponse_5f_Pointillés_5f_Grisés">
      <style:text-properties fo:color="#b3b3b3" loext:opacity="100%" style:font-name="Bitstream Vera Sans2" fo:font-size="10pt" fo:font-style="normal" officeooo:paragraph-rsid="00993317" fo:background-color="transparent"/>
    </style:style>
    <style:style style:name="P137" style:family="paragraph" style:parent-style-name="_5f_Paragraphe_5f_Réponse_5f_Pointillés_5f_Grisés">
      <style:text-properties officeooo:paragraph-rsid="009eae23"/>
    </style:style>
    <style:style style:name="P138" style:family="paragraph" style:parent-style-name="_5f_Paragraphe_5f_Réponse_5f_Pointillés_5f_Grisés">
      <style:paragraph-properties fo:break-before="page"/>
      <style:text-properties officeooo:paragraph-rsid="009eae23"/>
    </style:style>
    <style:style style:name="P139" style:family="paragraph" style:parent-style-name="_5f_Premier_5f_Titre_5f_Exercices_5f_avec_5f_Num_5f_Exo_5f_sans_5f_Titre" style:master-page-name="_33__5f_2_5f_SERIE_5f_M_5f_GAUCHE_5f_ET_5f_DROITE_5f_2COL">
      <style:paragraph-properties style:page-number="212" fo:break-before="auto" fo:break-after="auto"/>
    </style:style>
    <style:style style:name="P140" style:family="paragraph" style:parent-style-name="_5f_Titre_5f_Exercices_5f_sans_5f_Titre">
      <style:text-properties officeooo:paragraph-rsid="00940d1d"/>
    </style:style>
    <style:style style:name="P141" style:family="paragraph">
      <style:paragraph-properties fo:text-align="center"/>
    </style:style>
    <style:style style:name="P14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d7e12c"/>
    </style:style>
    <style:style style:name="P14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49" style:family="paragraph">
      <loext:graphic-properties draw:fill="solid" draw:fill-color="#7fb241"/>
    </style:style>
    <style:style style:name="P150" style:family="paragraph">
      <loext:graphic-properties draw:fill="solid" draw:fill-color="#1ca2b8"/>
    </style:style>
    <style:style style:name="P15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d62e4e"/>
    </style:style>
    <style:style style:name="P153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style:paragraph-properties fo:margin-left="0cm" fo:margin-right="0cm" fo:margin-top="0cm" fo:margin-bottom="0cm" fo:line-height="100%" fo:text-indent="0cm" style:writing-mode="lr-tb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b38d1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380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e8c32a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style:paragraph-properties fo:margin-left="0cm" fo:margin-right="0cm" fo:margin-top="0cm" fo:margin-bottom="0cm" fo:line-height="100%" fo:text-indent="0cm"/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69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a3fa8"/>
    </style:style>
    <style:style style:name="T2" style:family="text">
      <style:text-properties officeooo:rsid="00415f3a"/>
    </style:style>
    <style:style style:name="T3" style:family="text">
      <style:text-properties officeooo:rsid="00386ebd"/>
    </style:style>
    <style:style style:name="T4" style:family="text">
      <style:text-properties officeooo:rsid="008d016c"/>
    </style:style>
    <style:style style:name="T5" style:family="text">
      <style:text-properties fo:font-variant="small-caps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3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7" style:family="text">
      <style:text-properties fo:font-variant="small-caps" fo:color="#9d0f89" loext:opacity="100%" style:font-name="Bitstream Vera Sans" fo:font-size="16pt" fo:font-weight="bold" officeooo:rsid="01a13e78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7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7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72" style:family="text">
      <style:text-properties fo:font-variant="small-caps" officeooo:rsid="0054f64f"/>
    </style:style>
    <style:style style:name="T73" style:family="text">
      <style:text-properties fo:font-variant="small-caps" officeooo:rsid="0096b4e2"/>
    </style:style>
    <style:style style:name="T74" style:family="text">
      <style:text-properties fo:font-variant="small-caps" officeooo:rsid="00a847d5"/>
    </style:style>
    <style:style style:name="T75" style:family="text">
      <style:text-properties fo:font-variant="small-caps" officeooo:rsid="007d7a6f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b5d2d1"/>
    </style:style>
    <style:style style:name="T78" style:family="text">
      <style:text-properties fo:font-variant="small-caps" officeooo:rsid="00b6801f"/>
    </style:style>
    <style:style style:name="T7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style:text-position="0% 100%" fo:font-style="normal" officeooo:rsid="00940d1d"/>
    </style:style>
    <style:style style:name="T169" style:family="text">
      <style:text-properties style:text-position="0% 100%" fo:font-style="normal" officeooo:rsid="00940b7c"/>
    </style:style>
    <style:style style:name="T170" style:family="text">
      <style:text-properties style:text-position="0% 100%" fo:font-style="normal" officeooo:rsid="027e7be9" style:font-style-asian="normal" style:font-style-complex="normal"/>
    </style:style>
    <style:style style:name="T171" style:family="text">
      <style:text-properties style:text-position="0% 100%" fo:font-style="normal" officeooo:rsid="027e7be9" style:font-style-asian="normal" style:font-size-complex="11pt" style:font-style-complex="normal"/>
    </style:style>
    <style:style style:name="T172" style:family="text">
      <style:text-properties style:text-position="0% 100%" officeooo:rsid="00940b7c"/>
    </style:style>
    <style:style style:name="T173" style:family="text">
      <style:text-properties style:text-position="0% 100%" officeooo:rsid="00993317"/>
    </style:style>
    <style:style style:name="T174" style:family="text">
      <style:text-properties style:text-position="0% 100%" officeooo:rsid="00940d1d"/>
    </style:style>
    <style:style style:name="T175" style:family="text">
      <style:text-properties style:text-position="0% 100%" fo:font-style="italic" style:font-style-asian="italic" style:font-size-complex="11pt" style:font-style-complex="italic"/>
    </style:style>
    <style:style style:name="T176" style:family="text">
      <style:text-properties style:text-position="0% 100%" officeooo:rsid="027e7be9" style:font-style-asian="normal" style:font-style-complex="normal"/>
    </style:style>
    <style:style style:name="T177" style:family="text">
      <style:text-properties style:text-position="0% 100%" officeooo:rsid="027e7be9" style:font-style-asian="normal" style:font-size-complex="11pt" style:font-style-complex="normal"/>
    </style:style>
    <style:style style:name="T178" style:family="text">
      <style:text-properties officeooo:rsid="014407b5"/>
    </style:style>
    <style:style style:name="T179" style:family="text">
      <style:text-properties officeooo:rsid="0334a5be"/>
    </style:style>
    <style:style style:name="T180" style:family="text">
      <style:text-properties officeooo:rsid="0315af39"/>
    </style:style>
    <style:style style:name="T181" style:family="text">
      <style:text-properties officeooo:rsid="009e3fdd"/>
    </style:style>
    <style:style style:name="T182" style:family="text">
      <style:text-properties officeooo:rsid="00a4cf55"/>
    </style:style>
    <style:style style:name="T183" style:family="text">
      <style:text-properties officeooo:rsid="00a59a60"/>
    </style:style>
    <style:style style:name="T184" style:family="text">
      <style:text-properties officeooo:rsid="0096b4e2"/>
    </style:style>
    <style:style style:name="T185" style:family="text">
      <style:text-properties officeooo:rsid="0032e83a"/>
    </style:style>
    <style:style style:name="T186" style:family="text">
      <style:text-properties officeooo:rsid="002b33ed"/>
    </style:style>
    <style:style style:name="T187" style:family="text">
      <style:text-properties officeooo:rsid="00a59037"/>
    </style:style>
    <style:style style:name="T188" style:family="text">
      <style:text-properties officeooo:rsid="0087f537"/>
    </style:style>
    <style:style style:name="T189" style:family="text">
      <style:text-properties fo:color="#b3b3b3" loext:opacity="100%" style:font-name="Bitstream Vera Sans2" fo:font-size="10pt" fo:font-style="normal" officeooo:rsid="00940b7c" fo:background-color="transparent" loext:char-shading-value="0"/>
    </style:style>
    <style:style style:name="T190" style:family="text">
      <style:text-properties fo:font-style="normal" officeooo:rsid="00927132"/>
    </style:style>
    <style:style style:name="T191" style:family="text">
      <style:text-properties fo:font-style="normal" officeooo:rsid="00940b7c"/>
    </style:style>
    <style:style style:name="T192" style:family="text">
      <style:text-properties fo:font-style="normal" officeooo:rsid="00940d1d"/>
    </style:style>
    <style:style style:name="T193" style:family="text">
      <style:text-properties fo:font-style="normal" officeooo:rsid="0094e05a"/>
    </style:style>
    <style:style style:name="T194" style:family="text">
      <style:text-properties fo:font-style="normal" officeooo:rsid="0096c771"/>
    </style:style>
    <style:style style:name="T195" style:family="text">
      <style:text-properties fo:font-style="normal" officeooo:rsid="0096d465"/>
    </style:style>
    <style:style style:name="T196" style:family="text">
      <style:text-properties fo:font-style="normal" officeooo:rsid="009745ec"/>
    </style:style>
    <style:style style:name="T197" style:family="text">
      <style:text-properties fo:font-style="normal" style:font-style-asian="normal" style:font-style-complex="normal"/>
    </style:style>
    <style:style style:name="T198" style:family="text">
      <style:text-properties fo:font-style="normal" officeooo:rsid="027e7be9" style:font-style-asian="normal" style:font-style-complex="normal"/>
    </style:style>
    <style:style style:name="T199" style:family="text">
      <style:text-properties fo:font-style="normal" style:font-style-asian="normal" style:font-size-complex="11pt" style:font-style-complex="normal"/>
    </style:style>
    <style:style style:name="T200" style:family="text">
      <style:text-properties fo:font-style="normal" officeooo:rsid="027e7be9" style:font-style-asian="normal" style:font-size-complex="11pt" style:font-style-complex="normal"/>
    </style:style>
    <style:style style:name="T201" style:family="text">
      <style:text-properties fo:font-style="normal" officeooo:rsid="009eae23"/>
    </style:style>
    <style:style style:name="T202" style:family="text">
      <style:text-properties fo:color="#000000" loext:opacity="100%"/>
    </style:style>
    <style:style style:name="T203" style:family="text">
      <style:text-properties fo:color="#000000" loext:opacity="100%" style:font-name="Bitstream Vera Sans" fo:font-size="10pt" fo:language="fr" fo:country="FR" fo:font-style="normal" officeooo:rsid="0092713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4" style:family="text">
      <style:text-properties fo:color="#000000" loext:opacity="100%" style:font-name="Bitstream Vera Sans" fo:font-size="10pt" fo:language="fr" fo:country="FR" fo:font-style="normal" officeooo:rsid="00940b7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5" style:family="text">
      <style:text-properties fo:color="#000000" loext:opacity="100%" style:font-name="Bitstream Vera Sans" fo:font-size="10pt" fo:language="fr" fo:country="FR" fo:font-style="normal" officeooo:rsid="00940d1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6" style:family="text">
      <style:text-properties fo:color="#000000" loext:opacity="100%" style:font-name="Bitstream Vera Sans" fo:font-size="10pt" fo:language="fr" fo:country="FR" fo:font-style="normal" officeooo:rsid="0096c7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7" style:family="text">
      <style:text-properties fo:color="#000000" loext:opacity="100%" style:font-name="Bitstream Vera Sans" fo:font-size="10pt" fo:language="fr" fo:country="FR" fo:font-style="normal" officeooo:rsid="0096d46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8" style:family="text">
      <style:text-properties fo:color="#000000" loext:opacity="100%" style:font-name="Bitstream Vera Sans" fo:font-size="10pt" fo:language="fr" fo:country="FR" fo:font-style="normal" officeooo:rsid="009745e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9" style:family="text">
      <style:text-properties fo:color="#000000" loext:opacity="100%" style:font-name="Bitstream Vera Sans" fo:font-size="10pt" fo:language="fr" fo:country="FR" fo:font-style="normal" officeooo:rsid="009eae2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0" style:family="text">
      <style:text-properties fo:color="#000000" loext:opacity="100%" style:font-name="Bitstream Vera Sans" fo:font-size="10pt" fo:language="fr" fo:country="FR" officeooo:rsid="0092713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1" style:family="text">
      <style:text-properties fo:color="#000000" loext:opacity="100%" style:font-name="Bitstream Vera Sans" fo:font-size="10pt" fo:language="fr" fo:country="FR" officeooo:rsid="00940d1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2" style:family="text">
      <style:text-properties fo:color="#000000" loext:opacity="100%" style:font-name="Bitstream Vera Sans" fo:font-size="10pt" fo:language="fr" fo:country="FR" officeooo:rsid="0094e05a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3" style:family="text">
      <style:text-properties fo:color="#000000" loext:opacity="100%" style:font-name="Bitstream Vera Sans" fo:font-size="10pt" fo:language="fr" fo:country="FR" officeooo:rsid="0096c7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4" style:family="text">
      <style:text-properties fo:color="#000000" loext:opacity="100%" style:font-name="Bitstream Vera Sans" fo:font-size="10pt" fo:language="fr" fo:country="FR" officeooo:rsid="009745e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5" style:family="text">
      <style:text-properties fo:color="#000000" loext:opacity="100%" style:font-name="Bitstream Vera Sans" fo:font-size="10pt" fo:language="fr" fo:country="FR" officeooo:rsid="0099331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6" style:family="text">
      <style:text-properties fo:color="#000000" loext:opacity="100%" style:font-name="Bitstream Vera Sans" fo:font-size="10pt" fo:language="fr" fo:country="FR" officeooo:rsid="009eae2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7" style:family="text">
      <style:text-properties fo:color="#000000" loext:opacity="100%" style:font-name="Bitstream Vera Sans" fo:font-size="10pt" fo:language="fr" fo:country="FR" officeooo:rsid="00a002e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8" style:family="text">
      <style:text-properties fo:color="#000000" loext:opacity="100%" style:font-name="Bitstream Vera Sans" fo:font-size="10pt" fo:language="fr" fo:country="FR" officeooo:rsid="00a1228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9" style:family="text">
      <style:text-properties fo:color="#000000" loext:opacity="100%" style:font-name="Bitstream Vera Sans" fo:font-size="10pt" fo:language="fr" fo:country="FR" fo:font-weight="normal" officeooo:rsid="00a3f052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220" style:family="text">
      <style:text-properties fo:color="#000000" loext:opacity="100%" style:font-name="Bitstream Vera Sans" fo:font-size="10pt" officeooo:rsid="00a2039a" fo:background-color="#ffff00" loext:char-shading-value="0"/>
    </style:style>
    <style:style style:name="T221" style:family="text">
      <style:text-properties fo:color="#000000" loext:opacity="100%" style:font-name="OpenSymbol1" fo:font-size="10pt" fo:language="fr" fo:country="FR" officeooo:rsid="0096c77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2" style:family="text">
      <style:text-properties fo:color="#000000" loext:opacity="100%" style:font-name="OpenSymbol1" fo:font-size="10pt" fo:language="fr" fo:country="FR" officeooo:rsid="00a002e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3" style:family="text">
      <style:text-properties fo:color="#000000" loext:opacity="100%" style:font-name="OpenSymbol1" fo:font-size="10pt" fo:language="fr" fo:country="FR" officeooo:rsid="00a12283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4" style:family="text">
      <style:text-properties fo:color="#000000" loext:opacity="100%" style:font-name="OpenSymbol1" fo:font-size="10pt" fo:language="fr" fo:country="FR" fo:font-style="normal" officeooo:rsid="0096d46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5" style:family="text">
      <style:text-properties fo:color="#000000" loext:opacity="100%" style:text-position="0% 100%" style:font-name="Bitstream Vera Sans" fo:font-size="10pt" fo:language="fr" fo:country="FR" officeooo:rsid="0099331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6" style:family="text">
      <style:text-properties fo:color="#000000" loext:opacity="100%" style:text-position="0% 100%" style:font-name="Bitstream Vera Sans" fo:font-size="10pt" fo:language="fr" fo:country="FR" officeooo:rsid="009abc1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27" style:family="text">
      <style:text-properties fo:color="#000000" loext:opacity="100%" style:font-name="Bitstream Vera Sans2" fo:font-size="10pt" fo:font-style="normal" officeooo:rsid="00a2039a" fo:background-color="#ffff00" loext:char-shading-value="0"/>
    </style:style>
    <style:style style:name="T228" style:family="text">
      <style:text-properties fo:color="#000000" loext:opacity="100%" fo:font-style="normal" fo:font-weight="normal" officeooo:rsid="00a2039a" style:font-weight-asian="normal" style:font-weight-complex="normal"/>
    </style:style>
    <style:style style:name="T229" style:family="text">
      <style:text-properties fo:color="#000000" loext:opacity="100%" fo:font-style="normal" fo:font-weight="normal" officeooo:rsid="00940b7c" style:font-weight-asian="normal" style:font-weight-complex="normal"/>
    </style:style>
    <style:style style:name="T230" style:family="text">
      <style:text-properties fo:color="#000000" loext:opacity="100%" fo:font-weight="normal" officeooo:rsid="00a002ec" style:font-weight-asian="normal" style:font-weight-complex="normal"/>
    </style:style>
    <style:style style:name="T231" style:family="text">
      <style:text-properties fo:color="#000000" loext:opacity="100%" fo:font-weight="normal" officeooo:rsid="00a3f052" style:font-weight-asian="normal" style:font-weight-complex="normal"/>
    </style:style>
    <style:style style:name="T232" style:family="text">
      <style:text-properties officeooo:rsid="00940b7c"/>
    </style:style>
    <style:style style:name="T233" style:family="text">
      <style:text-properties fo:font-style="italic" officeooo:rsid="00940b7c" style:font-style-asian="italic" style:font-style-complex="italic"/>
    </style:style>
    <style:style style:name="T234" style:family="text">
      <style:text-properties fo:font-style="italic" style:font-style-asian="italic" style:font-size-complex="11pt" style:font-style-complex="italic"/>
    </style:style>
    <style:style style:name="T235" style:family="text">
      <style:text-properties style:text-position="super 58%"/>
    </style:style>
    <style:style style:name="T236" style:family="text">
      <style:text-properties style:text-position="super 58%" fo:font-style="normal" officeooo:rsid="00940b7c"/>
    </style:style>
    <style:style style:name="T237" style:family="text">
      <style:text-properties style:text-position="super 58%" fo:font-style="normal" style:font-style-asian="normal" style:font-style-complex="normal"/>
    </style:style>
    <style:style style:name="T238" style:family="text">
      <style:text-properties style:font-name="OpenSymbol1" fo:font-style="normal" officeooo:rsid="0096d465"/>
    </style:style>
    <style:style style:name="T239" style:family="text">
      <style:text-properties style:font-name="OpenSymbol1" officeooo:rsid="009745ec"/>
    </style:style>
    <style:style style:name="T240" style:family="text">
      <style:text-properties style:font-name="OpenSymbol1" officeooo:rsid="009be494"/>
    </style:style>
    <style:style style:name="T241" style:family="text">
      <style:text-properties style:font-name="OpenSymbol1" officeooo:rsid="009d9172"/>
    </style:style>
    <style:style style:name="T242" style:family="text">
      <style:text-properties style:font-name="OpenSymbol1" officeooo:rsid="009eae23"/>
    </style:style>
    <style:style style:name="T243" style:family="text">
      <style:text-properties style:font-name="OpenSymbol1" officeooo:rsid="00a002ec"/>
    </style:style>
    <style:style style:name="T244" style:family="text">
      <style:text-properties officeooo:rsid="00940d1d"/>
    </style:style>
    <style:style style:name="T245" style:family="text">
      <style:text-properties officeooo:rsid="0096c771"/>
    </style:style>
    <style:style style:name="T246" style:family="text">
      <style:text-properties officeooo:rsid="009745ec"/>
    </style:style>
    <style:style style:name="T247" style:family="text">
      <style:text-properties officeooo:rsid="00993317"/>
    </style:style>
    <style:style style:name="T248" style:family="text">
      <style:text-properties officeooo:rsid="027c9174"/>
    </style:style>
    <style:style style:name="T249" style:family="text">
      <style:text-properties officeooo:rsid="009be494"/>
    </style:style>
    <style:style style:name="T250" style:family="text">
      <style:text-properties fo:font-weight="normal" style:font-style-asian="normal" style:font-weight-asian="normal" style:font-size-complex="10pt" style:font-style-complex="normal" style:font-weight-complex="normal"/>
    </style:style>
    <style:style style:name="T251" style:family="text">
      <style:text-properties fo:font-weight="normal" officeooo:rsid="009be494" style:font-style-asian="normal" style:font-weight-asian="normal" style:font-size-complex="10pt" style:font-style-complex="normal" style:font-weight-complex="normal"/>
    </style:style>
    <style:style style:name="T252" style:family="text">
      <style:text-properties fo:font-weight="normal" officeooo:rsid="027e7be9" style:font-style-asian="normal" style:font-weight-asian="normal" style:font-size-complex="10pt" style:font-style-complex="normal" style:font-weight-complex="normal"/>
    </style:style>
    <style:style style:name="T253" style:family="text">
      <style:text-properties officeooo:rsid="009d9172"/>
    </style:style>
    <style:style style:name="T254" style:family="text">
      <style:text-properties officeooo:rsid="009eae23"/>
    </style:style>
    <style:style style:name="T255" style:family="text">
      <style:text-properties officeooo:rsid="00a002ec"/>
    </style:style>
    <style:style style:name="T256" style:family="text">
      <style:text-properties style:text-position="sub 58%" officeooo:rsid="00a12283"/>
    </style:style>
    <style:style style:name="T257" style:family="text">
      <style:text-properties style:text-position="sub 58%" officeooo:rsid="00a002ec"/>
    </style:style>
    <style:style style:name="T258" style:family="text">
      <style:text-properties officeooo:rsid="00a2039a" fo:background-color="#ffff00" loext:char-shading-value="0"/>
    </style:style>
    <style:style style:name="T259" style:family="text"/>
    <style:style style:name="T260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6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579*" fo:start-indent="0cm" fo:end-indent="0.15cm"/>
          <style:column style:rel-width="2609*" fo:start-indent="0.15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4" style:family="graphic">
      <style:graphic-properties draw:stroke="solid" svg:stroke-width="0cm" svg:stroke-color="#000000" draw:marker-start="Concave" draw:marker-start-width="0.3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style:run-through="foreground"/>
    </style:style>
    <style:style style:name="gr30" style:family="graphic">
      <style:graphic-properties draw:stroke="dash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c32a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Concave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dash" draw:stroke-dash="Fine_20_Dashe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ff0000" draw:marker-start="Arrow" draw:marker-start-width="0.342cm" draw:marker-start-center="false" draw:marker-end="Arrow" draw:marker-end-width="0.3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7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714cm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388cm" fo:min-width="2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5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1.171cm" fo:min-width="2.773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5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2.249cm" fo:min-width="1.212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fb241" draw:opacity="50%" draw:textarea-horizontal-align="justify" draw:textarea-vertical-align="middle" draw:auto-grow-height="false" fo:min-height="1.302cm" fo:min-width="3.87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695cm" fo:min-width="1.473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6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2.731cm" fo:min-width="3.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20" draw:name="Shape2_7" draw:style-name="gr51" draw:text-style-name="P148" svg:width="2.703cm" svg:height="0.715cm" draw:transform="rotate (0.0872664625997165) translate (1.32644444444444cm 1.21884722222222cm)">
        <draw:text-box>
          <text:p text:style-name="P141"><text:span text:style-name="T260">Série 2</text:span></text:p>
        </draw:text-box>
      </draw:frame>
      <draw:frame text:anchor-type="page" text:anchor-page-number="4" draw:z-index="19" draw:name="Shape2_6" draw:style-name="gr52" draw:text-style-name="P168" svg:width="3.918cm" svg:height="1.031cm" draw:transform="rotate (0.0876155284501153) translate (0.137583333333333cm 0.342194444444444cm)">
        <draw:text-box>
          <text:p text:style-name="P141"><text:span text:style-name="T265">Fiche supplémentaire</text:span></text:p>
        </draw:text-box>
      </draw:frame>
      <draw:frame text:anchor-type="page" text:anchor-page-number="3" draw:z-index="18" draw:name="Shape2_5" draw:style-name="gr52" draw:text-style-name="P168" svg:width="3.918cm" svg:height="1.031cm" draw:transform="rotate (0.0876155284501153) translate (0.137583333333333cm 0.342194444444444cm)">
        <draw:text-box>
          <text:p text:style-name="P141"><text:span text:style-name="T265">Fiche supplémentaire</text:span></text:p>
        </draw:text-box>
      </draw:frame>
      <draw:path text:anchor-type="page" text:anchor-page-number="4" draw:z-index="17" draw:name="Shape1_5" draw:style-name="gr53" draw:text-style-name="P149" svg:width="4.329cm" svg:height="2.24cm" svg:x="0cm" svg:y="0cm" svg:viewBox="0 0 4330 2241" svg:d="M0 2241l3984-288c209-15 363-168 345-342l-170-1611h-4159z">
        <text:p/>
      </draw:path>
      <draw:line text:anchor-type="page" text:anchor-page-number="4" draw:z-index="16" draw:name="Shape3_41" draw:style-name="gr54" draw:text-style-name="P141" svg:x1="10.647cm" svg:y1="1.36cm" svg:x2="21.961cm" svg:y2="1.36cm">
        <text:p/>
      </draw:line>
      <draw:line text:anchor-type="page" text:anchor-page-number="3" draw:z-index="15" draw:name="Shape3_40" draw:style-name="gr54" draw:text-style-name="P141" svg:x1="10.647cm" svg:y1="1.36cm" svg:x2="21.961cm" svg:y2="1.36cm">
        <text:p/>
      </draw:line>
      <draw:line text:anchor-type="page" text:anchor-page-number="3" draw:z-index="14" draw:name="Shape3_12" draw:style-name="gr54" draw:text-style-name="P141" svg:x1="10.647cm" svg:y1="1.36cm" svg:x2="21.961cm" svg:y2="1.36cm">
        <text:p/>
      </draw:line>
      <draw:frame text:anchor-type="page" text:anchor-page-number="1" draw:z-index="13" draw:name="Shape2_4" draw:style-name="gr52" draw:text-style-name="P168" svg:width="3.918cm" svg:height="1.031cm" draw:transform="rotate (0.0876155284501153) translate (0.137583333333333cm 0.342194444444444cm)">
        <draw:text-box>
          <text:p text:style-name="P141"><text:span text:style-name="T265">Fiche supplémentaire</text:span></text:p>
        </draw:text-box>
      </draw:frame>
      <draw:frame text:anchor-type="page" text:anchor-page-number="2" draw:z-index="12" draw:name="Shape2_3" draw:style-name="gr52" draw:text-style-name="P168" svg:width="3.918cm" svg:height="1.031cm" draw:transform="rotate (0.0876155284501153) translate (0.137583333333333cm 0.342194444444444cm)">
        <draw:text-box>
          <text:p text:style-name="P141"><text:span text:style-name="T265">Fiche supplémentaire</text:span></text:p>
        </draw:text-box>
      </draw:frame>
      <draw:frame text:anchor-type="page" text:anchor-page-number="2" draw:z-index="11" draw:name="Shape2_2" draw:style-name="gr51" draw:text-style-name="P148" svg:width="2.703cm" svg:height="0.715cm" draw:transform="rotate (0.0872664625997165) translate (1.32644444444444cm 1.21884722222222cm)">
        <draw:text-box>
          <text:p text:style-name="P141"><text:span text:style-name="T260">Série 2</text:span></text:p>
        </draw:text-box>
      </draw:frame>
      <draw:path text:anchor-type="page" text:anchor-page-number="2" draw:z-index="10" draw:name="Shape1_0" draw:style-name="gr53" draw:text-style-name="P149" svg:width="4.329cm" svg:height="2.24cm" svg:x="0cm" svg:y="0cm" svg:viewBox="0 0 4330 2241" svg:d="M0 2241l3984-288c209-15 363-168 345-342l-170-1611h-4159z">
        <text:p/>
      </draw:path>
      <draw:frame text:anchor-type="page" text:anchor-page-number="1" draw:z-index="9" draw:name="Shape2" draw:style-name="gr51" draw:text-style-name="P148" svg:width="2.703cm" svg:height="0.715cm" draw:transform="rotate (0.0872664625997165) translate (1.32644444444444cm 1.21884722222222cm)">
        <draw:text-box>
          <text:p text:style-name="P141"><text:span text:style-name="T260">Série 2</text:span></text:p>
        </draw:text-box>
      </draw:frame>
      <draw:path text:anchor-type="page" text:anchor-page-number="1" draw:z-index="8" draw:name="Shape1" draw:style-name="gr53" draw:text-style-name="P149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3" draw:name="Shape2_1" draw:style-name="gr51" draw:text-style-name="P148" svg:width="2.703cm" svg:height="0.715cm" draw:transform="rotate (0.0872664625997165) translate (1.32644444444444cm 1.21884722222222cm)">
        <draw:text-box>
          <text:p text:style-name="P141"><text:span text:style-name="T260">Série 2</text:span></text:p>
        </draw:text-box>
      </draw:frame>
      <draw:line text:anchor-type="page" text:anchor-page-number="2" draw:z-index="2" draw:name="Shape3_0" draw:style-name="gr54" draw:text-style-name="P141" svg:x1="10.647cm" svg:y1="1.36cm" svg:x2="21.961cm" svg:y2="1.36cm">
        <text:p/>
      </draw:line>
      <draw:frame text:anchor-type="page" text:anchor-page-number="2" draw:z-index="1" draw:name="Shape2_0" draw:style-name="gr51" draw:text-style-name="P148" svg:width="2.703cm" svg:height="0.715cm" draw:transform="rotate (0.0872664625997165) translate (1.32644444444444cm 1.21884722222222cm)">
        <draw:text-box>
          <text:p text:style-name="P141"><text:span text:style-name="T260">Série 2</text:span></text:p>
        </draw:text-box>
      </draw:frame>
      <draw:path text:anchor-type="page" text:anchor-page-number="3" draw:z-index="0" draw:name="Shape1_1" draw:style-name="gr53" draw:text-style-name="P149" svg:width="4.329cm" svg:height="2.24cm" svg:x="0cm" svg:y="0cm" svg:viewBox="0 0 4330 2241" svg:d="M0 2241l3984-288c209-15 363-168 345-342l-170-1611h-4159z">
        <text:p/>
      </draw:path>
      <text:list xml:id="list1317005982" text:style-name="_5f_Numérotation_20_des_20_exercices">
        <text:list-item text:start-value="1">
          <text:h text:style-name="P139" text:outline-level="1" text:restart-numbering="true" text:start-value="1">Complète avec la bonne unité de capacité.</text:h>
        </text:list-item>
      </text:list>
      <text:section text:style-name="Sect1" text:name="Section2">
        <text:list xml:id="list141240461490680" text:continue-numbering="true" text:style-name="_5f_Numérotation_20_des_20_exercices">
          <text:list-item>
            <text:list>
              <text:list-item>
                <text:p text:style-name="_5f_Paragraphe_5f_Réponse_5f_Elève"><text:span text:style-name="T202">200L = 2 </text:span><text:span text:style-name="_5f_pointillés_20_gris"><text:span text:style-name="T227">hL</text:span></text:span></text:p>
              </text:list-item>
              <text:list-item>
                <text:p text:style-name="_5f_Paragraphe_5f_Réponse_5f_Elève"><text:span text:style-name="_5f_Caractères"><text:span text:style-name="T202">0,085 hL = 85 </text:span></text:span><text:span text:style-name="_5f_pointillés_20_gris"><text:span text:style-name="T227">dL</text:span></text:span></text:p>
              </text:list-item>
              <text:list-item>
                <text:p text:style-name="_5f_Paragraphe_5f_Réponse_5f_Elève"><text:span text:style-name="T202">25 000 mL = 2,5 </text:span><text:span text:style-name="_5f_pointillés_20_gris"><text:span text:style-name="T227">daL</text:span></text:span></text:p>
              </text:list-item>
              <text:list-item>
                <text:p text:style-name="_5f_Paragraphe_5f_Réponse_5f_Elève"><text:span text:style-name="_5f_Caractères"><text:span text:style-name="T202">4,01 mL = 0,401 </text:span></text:span><text:span text:style-name="_5f_pointillés_20_gris"><text:span text:style-name="T227">cL</text:span></text:span></text:p>
              </text:list-item>
              <text:list-item>
                <text:p text:style-name="_5f_Paragraphe_5f_Réponse_5f_Elève"><text:span text:style-name="T202">78,22 hL = 7 822 </text:span><text:span text:style-name="_5f_pointillés_20_gris"><text:span text:style-name="T220">L</text:span></text:span></text:p>
              </text:list-item>
              <text:list-item>
                <text:p text:style-name="P125">1 722 daL = 172,2 <text:span text:style-name="T258">hL</text:span></text:p>
              </text:list-item>
            </text:list>
          </text:list-item>
        </text:list>
      </text:section>
      <text:list xml:id="list141240540272327" text:continue-numbering="true" text:style-name="_5f_Numérotation_20_des_20_exercices">
        <text:list-item>
          <text:h text:style-name="_5f_Titre_5f_Exercices_5f_sans_5f_Titre" text:outline-level="1">Effectue les conversions suivantes.</text:h>
          <text:list>
            <text:list-item>
              <text:p text:style-name="_5f_Paragraphe_5f_Réponse_5f_Elève">1 L <text:tab/>= <text:span text:style-name="_5f_Caractères_5f_correction"> <text:s text:c="17"/></text:span><text:span text:style-name="_5f_Caractères_5f_correction"><text:span text:style-name="T190">10 </text:span></text:span><text:span text:style-name="_5f_pointillés_20_gris"> </text:span>dL</text:p>
            </text:list-item>
            <text:list-item>
              <text:p text:style-name="P120">1,53 daL <text:tab/>= <text:span text:style-name="_5f_Caractères_5f_correction"> <text:s text:c="12"/></text:span><text:span text:style-name="_5f_Caractères_5f_correction"><text:span text:style-name="T203">1 530</text:span></text:span><text:span text:style-name="_5f_Caractères_5f_correction"><text:span text:style-name="T190"> </text:span></text:span><text:span text:style-name="_5f_pointillés_20_gris"> </text:span>cL </text:p>
            </text:list-item>
            <text:list-item>
              <text:p text:style-name="P120">35 dL <text:tab/>= <text:span text:style-name="_5f_Caractères_5f_correction"> <text:s text:c="16"/></text:span><text:span text:style-name="_5f_Caractères_5f_correction"><text:span text:style-name="T203">3,5</text:span></text:span><text:span text:style-name="_5f_Caractères_5f_correction"><text:span text:style-name="T190"> </text:span></text:span><text:span text:style-name="_5f_pointillés_20_gris"> </text:span>L </text:p>
            </text:list-item>
            <text:list-item>
              <text:p text:style-name="P120">1 hL <text:tab/>= <text:span text:style-name="_5f_Caractères_5f_correction"> <text:s text:c="13"/></text:span><text:span text:style-name="_5f_Caractères_5f_correction"><text:span text:style-name="T203">1 000</text:span></text:span><text:span text:style-name="_5f_pointillés_20_gris"> </text:span>dL</text:p>
            </text:list-item>
            <text:list-item>
              <text:p text:style-name="P120">12 dL <text:tab/>= <text:span text:style-name="_5f_Caractères_5f_correction"> <text:s text:c="15"/></text:span><text:span text:style-name="_5f_Caractères_5f_correction"><text:span text:style-name="T210">0,12</text:span></text:span><text:span text:style-name="_5f_pointillés_20_gris"> </text:span>daL</text:p>
            </text:list-item>
            <text:list-item>
              <text:p text:style-name="P120">172,4 mL <text:tab/>= <text:span text:style-name="_5f_Caractères_5f_correction"> <text:s text:c="12"/></text:span><text:span text:style-name="_5f_Caractères_5f_correction"><text:span text:style-name="T210">1</text:span></text:span><text:span text:style-name="_5f_Caractères_5f_correction"><text:span text:style-name="T203">,724</text:span></text:span><text:span text:style-name="_5f_Caractères_5f_correction"><text:span text:style-name="T190"> </text:span></text:span><text:span text:style-name="_5f_pointillés_20_gris"> </text:span>dL</text:p>
            </text:list-item>
          </text:list>
        </text:list-item>
        <text:list-item>
          <text:h text:style-name="_5f_Titre_5f_Exercices_5f_sans_5f_Titre" text:outline-level="1">Complète.</text:h>
          <text:list>
            <text:list-item>
              <text:p text:style-name="P121">1 dm3 <text:tab/>= <text:span text:style-name="_5f_Caractères_5f_correction"> <text:s text:c="28"/></text:span><text:span text:style-name="_5f_Caractères_5f_correction"><text:span text:style-name="T204">1</text:span></text:span><text:span text:style-name="_5f_Caractères_5f_correction"><text:span text:style-name="T203"> </text:span></text:span>L</text:p>
            </text:list-item>
            <text:list-item>
              <text:p text:style-name="P121">1 m3 <text:tab/>= <text:span text:style-name="_5f_Caractères_5f_correction"> <text:s text:c="21"/></text:span><text:span text:style-name="_5f_Caractères_5f_correction"><text:span text:style-name="T204">1 000</text:span></text:span><text:span text:style-name="_5f_Caractères_5f_correction"><text:span text:style-name="T203"> </text:span></text:span>L</text:p>
            </text:list-item>
            <text:list-item>
              <text:p text:style-name="P121">1 hL <text:tab/>= <text:span text:style-name="_5f_Caractères_5f_correction"> <text:s text:c="15"/></text:span><text:span text:style-name="_5f_Caractères_5f_correction"><text:span text:style-name="T204">100 000</text:span></text:span><text:span text:style-name="_5f_Caractères_5f_correction"><text:span text:style-name="T203"> <text:s/></text:span></text:span>cm<text:span text:style-name="_5f_Caractères_5f_exposant">3</text:span></text:p>
            </text:list-item>
            <text:list-item>
              <text:p text:style-name="P121">131,2 L <text:tab/>= <text:span text:style-name="_5f_Caractères_5f_correction"> <text:s text:c="15"/></text:span><text:span text:style-name="_5f_Caractères_5f_correction"><text:span text:style-name="T204">0,131 2</text:span></text:span><text:span text:style-name="_5f_Caractères_5f_correction"><text:span text:style-name="T203"> <text:s text:c="2"/></text:span></text:span>m<text:span text:style-name="_5f_Caractères_5f_exposant">3</text:span></text:p>
            </text:list-item>
            <text:list-item>
              <text:p text:style-name="P121">35,635 cm<text:span text:style-name="_5f_Caractères_5f_exposant">3</text:span> <text:tab/>= <text:span text:style-name="_5f_Caractères_5f_correction"> <text:s text:c="4"/></text:span><text:span text:style-name="_5f_Caractères_5f_correction"><text:span text:style-name="T204">0, 356 35 </text:span></text:span>dL</text:p>
            </text:list-item>
            <text:list-item>
              <text:p text:style-name="_5f_Paragraphe_5f_Réponse_5f_Elève">7 302 L <text:tab/>= 0,007 302 <text:span text:style-name="_5f_Caractères_5f_correction"><text:span text:style-name="T191">ML </text:span></text:span><text:span text:style-name="_5f_Caractères_5f_correction"><text:span text:style-name="T233">(mégalitre)</text:span></text:span></text:p>
            </text:list-item>
            <text:list-item>
              <text:p text:style-name="_5f_Paragraphe_5f_Réponse_5f_Elève">10 000 000 mm<text:span text:style-name="_5f_Caractères_5f_exposant">3</text:span> = 100 <text:span text:style-name="_5f_Caractères_5f_correction"><text:span text:style-name="T191">dL</text:span></text:span></text:p>
            </text:list-item>
          </text:list>
        </text:list-item>
        <text:list-item>
          <text:h text:style-name="_5f_Titre_5f_Exercices_5f_sans_5f_Titre" text:outline-level="1">Un pavé droit a pour dimensions 13 cm ; <text:line-break/>5 dm et 2 m.</text:h>
          <text:list>
            <text:list-item>
              <text:p text:style-name="_5f_Paragraphe_5f_avec_5f_Num_5f_Question">Calcule son volume en cm<text:span text:style-name="_5f_Caractères_5f_exposant"><text:span text:style-name="T188">3</text:span></text:span>.</text:p>
            </text:list-item>
          </text:list>
        </text:list-item>
      </text:list>
      <text:p text:style-name="P103"><text:span text:style-name="_5f_Caractères_5f_correction"><text:span text:style-name="T191">Dimensions en cm : 13 cm <text:s text:c="3"/>50 cm <text:s text:c="2"/>200 cm</text:span></text:span><text:span text:style-name="_5f_pointillés_20_gris"><text:span text:style-name="T189"> </text:span></text:span><text:span text:style-name="_5f_Caractères_5f_correction"><text:span text:style-name="T204">Volume </text:span></text:span><text:span text:style-name="_5f_Caractères_5f_correction"><text:span text:style-name="T191">en cm</text:span></text:span><text:span text:style-name="_5f_Caractères_5f_correction"><text:span text:style-name="T236">3</text:span></text:span><text:span text:style-name="_5f_Caractères_5f_correction"><text:span text:style-name="T191"> : </text:span></text:span><text:span text:style-name="_5f_Caractères_5f_correction"><text:span text:style-name="T232"><text:s/>13 × 50 × 200 = 130 000 </text:span></text:span></text:p>
      <text:p text:style-name="P103"><text:span text:style-name="_5f_Caractères_5f_correction"><text:span text:style-name="T204">Le volume du pavé est </text:span></text:span><text:span text:style-name="_5f_Caractères_5f_correction"><text:span text:style-name="T191"><text:s/>130 000 <text:s/>cm</text:span></text:span><text:span text:style-name="_5f_Caractères_5f_correction"><text:span text:style-name="T236">3</text:span></text:span><text:span text:style-name="_5f_Caractères_5f_correction"><text:span text:style-name="T191">.</text:span></text:span></text:p>
      <text:list xml:id="list141240787021151" text:continue-numbering="true" text:style-name="_5f_Numérotation_20_des_20_exercices">
        <text:list-item>
          <text:list>
            <text:list-item>
              <text:p text:style-name="_5f_Paragraphe_5f_avec_5f_Num_5f_Question">Calcule son volume en L.</text:p>
            </text:list-item>
          </text:list>
        </text:list-item>
      </text:list>
      <text:p text:style-name="P104"><text:span text:style-name="_5f_Caractères_5f_correction"><text:span text:style-name="T191">130 000 <text:s/>cm³</text:span></text:span><text:span text:style-name="_5f_Caractères_5f_correction"><text:span text:style-name="T236"> </text:span></text:span><text:span text:style-name="_5f_Caractères_5f_correction"><text:span text:style-name="T168">= </text:span></text:span><text:span text:style-name="_5f_Caractères_5f_correction"><text:span text:style-name="T169">130 <text:s/></text:span></text:span><text:span text:style-name="_5f_Caractères_5f_correction"><text:span text:style-name="T168">d</text:span></text:span><text:span text:style-name="_5f_Caractères_5f_correction"><text:span text:style-name="T169">m³</text:span></text:span><text:span text:style-name="_5f_Caractères_5f_correction"><text:span text:style-name="T236"> <text:s/></text:span></text:span><text:span text:style-name="_5f_Caractères_5f_correction"><text:span text:style-name="T169">ou </text:span></text:span><text:span text:style-name="_5f_Caractères_5f_correction"><text:span text:style-name="T168">L</text:span></text:span></text:p>
      <text:p text:style-name="P104"><text:span text:style-name="_5f_Caractères_5f_correction"><text:span text:style-name="T204">Le volume du pavé est </text:span></text:span><text:span text:style-name="_5f_Caractères_5f_correction"><text:span text:style-name="T191"><text:s/>130 </text:span></text:span><text:span text:style-name="_5f_Caractères_5f_correction"><text:span text:style-name="T192">L .</text:span>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41238901494526" text:continue-numbering="true" text:style-name="_5f_Numérotation_20_des_20_exercices">
        <text:list-item>
          <text:h text:style-name="_5f_Titre_5f_Exercices_5f_sans_5f_Titre" text:outline-level="1">Après avoir pris les mesures nécessaires, calcule le volume du cube et du pavé droit dont les patrons sont tracés ci-dessous :</text:h>
        </text:list-item>
      </text:list>
      <text:h text:style-name="_5f_Paragraphe" text:outline-level="1"><draw:g text:anchor-type="paragraph" draw:z-index="22" draw:name="Forme1" draw:style-name="gr46"><draw:g draw:name="Forme1_1" draw:style-name="gr29"><draw:polygon draw:style-name="gr47" draw:text-style-name="P164" svg:width="2.999cm" svg:height="2.999cm" draw:transform="rotate (-1.5707963267949) translate (5.99948611111113cm 1.24659722222221cm)" svg:viewBox="0 0 3000 3000" draw:points="0,0 3000,0 3000,3000 0,3000"><text:p/></draw:polygon><draw:polygon draw:style-name="gr47" draw:text-style-name="P164" svg:width="2.999cm" svg:height="2.999cm" draw:transform="rotate (-1.5707963267949) translate (5.99948611111113cm 4.24759722222222cm)" svg:viewBox="0 0 3000 3000" draw:points="0,0 3000,0 3000,3000 0,3000"><text:p/></draw:polygon><draw:polygon draw:style-name="gr47" draw:text-style-name="P164" svg:width="2.999cm" svg:height="2.999cm" draw:transform="rotate (-1.5707963267949) translate (5.99948611111113cm 7.2475972222222cm)" svg:viewBox="0 0 3000 3000" draw:points="0,0 3000,0 3000,3000 0,3000"><text:p/></draw:polygon><draw:polygon draw:style-name="gr47" draw:text-style-name="P164" svg:width="2.999cm" svg:height="2.999cm" draw:transform="rotate (-1.5707963267949) translate (5.99948611111114cm 10.2465972222222cm)" svg:viewBox="0 0 3000 3000" draw:points="0,0 3000,0 3000,3000 0,3000"><text:p/></draw:polygon><draw:polygon draw:style-name="gr47" draw:text-style-name="P164" svg:width="2.999cm" svg:height="2.999cm" draw:transform="rotate (-1.5707963267949) translate (8.99948611111111cm 1.24659722222221cm)" svg:viewBox="0 0 3000 3000" draw:points="0,0 3000,0 3000,3000 0,3000"><text:p/></draw:polygon><draw:polygon draw:style-name="gr47" draw:text-style-name="P164" svg:width="2.999cm" svg:height="2.999cm" draw:transform="rotate (-1.5707963267949) translate (2.99948611111111cm 4.24759722222222cm)" svg:viewBox="0 0 3000 3000" draw:points="0,0 3000,0 3000,3000 0,3000"><text:p/></draw:polygon></draw:g><draw:line draw:style-name="gr48" draw:text-style-name="P165" svg:x1="3.119cm" svg:y1="1.055cm" svg:x2="6.131cm" svg:y2="1.055cm"><text:p/></draw:line><draw:frame draw:style-name="gr49" draw:text-style-name="P166" svg:width="2.797cm" svg:height="1.385cm" svg:x="3.717cm" svg:y="0.201cm"><draw:text-box><text:p text:style-name="P157"><text:span text:style-name="T263">3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27"><text:span text:style-name="_5f_Caractères"><text:tab/><text:tab/><text:tab/><text:tab/><text:tab/></text:span></text:p>
      <text:p text:style-name="P131"><text:span text:style-name="_5f_pointillés_20_gris"/></text:p>
      <text:p text:style-name="P132"><text:span text:style-name="_5f_Caractères"><text:tab/><text:tab/><text:tab/><text:tab/></text:span><text:span text:style-name="_5f_Caractères_5f_correction"><text:span text:style-name="T204">Volume </text:span></text:span><text:span text:style-name="_5f_Caractères_5f_correction"><text:span text:style-name="T191">en cm</text:span></text:span><text:span text:style-name="_5f_Caractères_5f_correction"><text:span text:style-name="T236">3</text:span></text:span><text:span text:style-name="_5f_Caractères_5f_correction"><text:span text:style-name="T191"> :</text:span></text:span></text:p>
      <text:p text:style-name="P132"><text:span text:style-name="_5f_Caractères_5f_correction"><text:span text:style-name="T191"><text:s/></text:span></text:span><text:span text:style-name="_5f_Caractères_5f_correction"><text:span text:style-name="T192">V= </text:span></text:span><text:span text:style-name="_5f_Caractères_5f_correction"><text:span text:style-name="T205">3</text:span></text:span><text:span text:style-name="_5f_Caractères_5f_correction"><text:span text:style-name="T232"> × </text:span></text:span><text:span text:style-name="_5f_Caractères_5f_correction"><text:span text:style-name="T211">3</text:span></text:span><text:span text:style-name="_5f_Caractères_5f_correction"><text:span text:style-name="T232"> × </text:span></text:span><text:span text:style-name="_5f_Caractères_5f_correction"><text:span text:style-name="T211">3</text:span></text:span><text:span text:style-name="_5f_Caractères_5f_correction"><text:span text:style-name="T232"> </text:span></text:span></text:p>
      <text:p text:style-name="P132"><text:span text:style-name="_5f_Caractères_5f_correction"><text:span text:style-name="T244">V </text:span></text:span><text:span text:style-name="_5f_Caractères_5f_correction"><text:span text:style-name="T232">= </text:span></text:span><text:span text:style-name="_5f_Caractères_5f_correction"><text:span text:style-name="T211">9 </text:span></text:span><text:span text:style-name="_5f_Caractères_5f_correction"><text:span text:style-name="T191"><text:s/>cm</text:span></text:span><text:span text:style-name="_5f_Caractères_5f_correction"><text:span text:style-name="T236">3</text:span></text:span><text:span text:style-name="_5f_Caractères_5f_correction"><text:span text:style-name="T191"> </text:span></text:span><text:span text:style-name="_5f_Caractères_5f_correction"><text:span text:style-name="T232"> </text:span></text:span></text:p>
      <text:p text:style-name="P130"><text:span text:style-name="_5f_Caractères"><text:tab/><text:tab/><text:tab/><text:tab/><text:tab/></text:span><text:span text:style-name="_5f_pointillés_20_gris">……………….</text:span></text:p>
      <text:p text:style-name="P130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6"><text:span text:style-name="_5f_Caractères"><text:tab/><text:tab/><text:tab/><text:tab/><text:tab/></text:span><text:span text:style-name="_5f_pointillés_20_gris">……</text:span></text:p>
      <text:p text:style-name="P126"><text:span text:style-name="_5f_pointillés_20_gris"/></text:p>
      <text:p text:style-name="P126"><text:span text:style-name="_5f_pointillés_20_gris">……………………………………………………………….</text:span></text:p>
      <text:p text:style-name="P126"><text:span text:style-name="_5f_pointillés_20_gris"/></text:p>
      <text:h text:style-name="_5f_Paragraphe" text:outline-level="1"><draw:g text:anchor-type="paragraph" draw:z-index="21" draw:name="Forme2" draw:style-name="gr46"><draw:g draw:name="Shape5_0" draw:style-name="gr29"><draw:polygon draw:style-name="gr47" draw:text-style-name="P164" svg:width="1.6cm" svg:height="2.798cm" draw:transform="rotate (-1.5707963267949) translate (2.79893721830298cm 0.0535609395425086cm)" svg:viewBox="0 0 1601 2799" draw:points="0,0 1601,0 1601,2799 0,2799"><text:p/></draw:polygon><draw:polygon draw:style-name="gr47" draw:text-style-name="P164" svg:width="2.798cm" svg:height="3.198cm" draw:transform="rotate (-1.5707963267949) translate (5.99856308380693cm 1.65435444836369cm)" svg:viewBox="0 0 2799 3199" draw:points="0,0 2799,0 2799,3199 0,3199"><text:p/></draw:polygon><draw:polygon draw:style-name="gr47" draw:text-style-name="P164" svg:width="1.6cm" svg:height="3.2cm" draw:transform="rotate (-1.5707963267949) translate (6.0000447875817cm 0.0535609395425022cm)" svg:viewBox="0 0 1601 3201" draw:points="0,0 1601,0 1601,3201 0,3201"><text:p/></draw:polygon><draw:polygon draw:style-name="gr47" draw:text-style-name="P164" svg:width="1.6cm" svg:height="3.2cm" draw:transform="rotate (-1.5707963267949) translate (5.99828089869281cm 4.45269982843139cm)" svg:viewBox="0 0 1601 3201" draw:points="0,0 1601,0 1601,3201 0,3201"><text:p/></draw:polygon><draw:polygon draw:style-name="gr47" draw:text-style-name="P164" svg:width="2.798cm" svg:height="3.198cm" draw:transform="rotate (-1.5707963267949) translate (5.99856308380693cm 6.05349333725257cm)" svg:viewBox="0 0 2799 3199" draw:points="0,0 2799,0 2799,3199 0,3199"><text:p/></draw:polygon><draw:polygon draw:style-name="gr47" draw:text-style-name="P164" svg:width="1.6cm" svg:height="2.798cm" draw:transform="rotate (-3.14159265358979) translate (7.59942517156861cm 4.45268721830295cm)" svg:viewBox="0 0 1601 2799" draw:points="0,0 1601,0 1601,2799 0,2799"><text:p/></draw:polygon></draw:g><draw:line draw:style-name="gr48" draw:text-style-name="P165" svg:x1="0cm" svg:y1="0.245cm" svg:x2="2.801cm" svg:y2="0.224cm"><text:p/></draw:line><draw:frame draw:style-name="gr50" draw:text-style-name="P167" svg:width="1.897cm" svg:height="0.927cm" svg:x="0.437cm" svg:y="-0.744cm"><draw:text-box><text:p text:style-name="P162"><text:span text:style-name="T264">2,8 cm</text:span></text:p></draw:text-box></draw:frame><draw:line draw:style-name="gr48" draw:text-style-name="P165" svg:x1="2.801cm" svg:y1="0.234cm" svg:x2="5.972cm" svg:y2="0.194cm"><text:p/></draw:line><draw:frame draw:style-name="gr50" draw:text-style-name="P167" svg:width="1.897cm" svg:height="0.927cm" svg:x="3.602cm" svg:y="-0.744cm"><draw:text-box><text:p text:style-name="P162"><text:span text:style-name="T264">3,2 cm</text:span></text:p></draw:text-box></draw:frame><draw:line draw:style-name="gr48" draw:text-style-name="P165" svg:x1="5.999cm" svg:y1="1.801cm" svg:x2="7.615cm" svg:y2="1.805cm"><text:p/></draw:line><draw:frame draw:style-name="gr50" draw:text-style-name="P167" svg:width="1.897cm" svg:height="0.927cm" svg:x="5.918cm" svg:y="0.888cm"><draw:text-box><text:p text:style-name="P162"><text:span text:style-name="T264">1,6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26"><text:span text:style-name="_5f_Caractères"><text:tab/><text:tab/><text:tab/><text:tab/><text:tab/></text:span><text:span text:style-name="_5f_pointillés_20_gris">……………….</text:span></text:p>
      <text:p text:style-name="P132"><text:span text:style-name="_5f_Caractères"><text:tab/><text:tab/><text:tab/><text:tab/></text:span><text:span text:style-name="_5f_Caractères_5f_correction"><text:span text:style-name="T204">Volume </text:span></text:span><text:span text:style-name="_5f_Caractères_5f_correction"><text:span text:style-name="T191">en cm</text:span></text:span><text:span text:style-name="_5f_Caractères_5f_correction"><text:span text:style-name="T236">3</text:span></text:span><text:span text:style-name="_5f_Caractères_5f_correction"><text:span text:style-name="T191"> :</text:span></text:span></text:p>
      <text:p text:style-name="P132"><text:span text:style-name="_5f_Caractères_5f_correction"><text:span text:style-name="T191"><text:s/></text:span></text:span><text:span text:style-name="_5f_Caractères_5f_correction"><text:span text:style-name="T192">V =</text:span></text:span><text:span text:style-name="_5f_Caractères_5f_correction"><text:span text:style-name="T205">2,8</text:span></text:span><text:span text:style-name="_5f_Caractères_5f_correction"><text:span text:style-name="T232">×</text:span></text:span><text:span text:style-name="_5f_Caractères_5f_correction"><text:span text:style-name="T211">3,2</text:span></text:span><text:span text:style-name="_5f_Caractères_5f_correction"><text:span text:style-name="T232">×</text:span></text:span><text:span text:style-name="_5f_Caractères_5f_correction"><text:span text:style-name="T211">1,6</text:span></text:span><text:span text:style-name="_5f_Caractères_5f_correction"><text:span text:style-name="T232"> </text:span></text:span></text:p>
      <text:p text:style-name="P132"><text:span text:style-name="_5f_Caractères_5f_correction"><text:span text:style-name="T244">V </text:span></text:span><text:span text:style-name="_5f_Caractères_5f_correction"><text:span text:style-name="T232">= </text:span></text:span><text:span text:style-name="_5f_Caractères_5f_correction"><text:span text:style-name="T211">14,336 </text:span></text:span><text:span text:style-name="_5f_Caractères_5f_correction"><text:span text:style-name="T191"><text:s/>cm</text:span></text:span><text:span text:style-name="_5f_Caractères_5f_correction"><text:span text:style-name="T236">3</text:span></text:span><text:span text:style-name="_5f_Caractères_5f_correction"><text:span text:style-name="T191"> </text:span></text:span></text:p>
      <text:p text:style-name="P126"><text:span text:style-name="_5f_Caractères"><text:tab/><text:tab/><text:tab/><text:tab/><text:tab/></text:span><text:span text:style-name="_5f_pointillés_20_gris">……………….</text:span></text:p>
      <text:p text:style-name="P128"><text:span text:style-name="_5f_Caractères"><text:tab/><text:tab/><text:tab/><text:tab/><text:tab/></text:span></text:p>
      <text:p text:style-name="P128"><text:soft-page-break/><text:span text:style-name="_5f_Caractères"><text:tab/><text:tab/><text:tab/><text:tab/><text:tab/></text:span></text:p>
      <text:list xml:id="list141239393702386" text:continue-numbering="true" text:style-name="_5f_Numérotation_20_des_20_exercices">
        <text:list-item>
          <text:h text:style-name="P140" text:outline-level="1">Calcule le volume :</text:h>
          <text:list>
            <text:list-item>
              <text:p text:style-name="_5f_Paragraphe_5f_avec_5f_Num_5f_Question">d'un pavé droit possédant deux faces opposées carrées de côté 5 cm et une hauteur de 7 cm.</text:p>
            </text:list-item>
          </text:list>
        </text:list-item>
      </text:list>
      <text:list xml:id="list2802472864" text:style-name="_5f_Numérotation_20_des_20_exercices">
        <text:list-item>
          <text:list>
            <text:list-header>
              <text:p text:style-name="P133"><text:span text:style-name="_5f_Caractères_5f_correction"><text:span text:style-name="T192">V = </text:span></text:span><text:span text:style-name="_5f_Caractères_5f_correction"><text:span text:style-name="T205">5 </text:span></text:span><text:span text:style-name="_5f_Caractères_5f_correction"><text:span text:style-name="T232">× </text:span></text:span><text:span text:style-name="_5f_Caractères_5f_correction"><text:span text:style-name="T211">5 </text:span></text:span><text:span text:style-name="_5f_Caractères_5f_correction"><text:span text:style-name="T232">× </text:span></text:span><text:span text:style-name="_5f_Caractères_5f_correction"><text:span text:style-name="T244">7 = 175 </text:span></text:span><text:span text:style-name="_5f_Caractères_5f_correction"><text:span text:style-name="T191"><text:s/>cm³</text:span></text:span><text:span text:style-name="_5f_Caractères_5f_correction"><text:span text:style-name="T169"> . </text:span></text:span></text:p>
            </text:list-header>
          </text:list>
        </text:list-item>
      </text:list>
      <text:list xml:id="list141239225971635" text:continue-list="list141239393702386" text:style-name="_5f_Numérotation_20_des_20_exercices">
        <text:list-item>
          <text:list>
            <text:list-item>
              <text:p text:style-name="_5f_Paragraphe_5f_avec_5f_Num_5f_Question">d'un cube de côté 2,5 dm.</text:p>
            </text:list-item>
          </text:list>
        </text:list-item>
      </text:list>
      <text:list xml:id="list141239391717986" text:continue-list="list2802472864" text:style-name="_5f_Numérotation_20_des_20_exercices">
        <text:list-item>
          <text:list>
            <text:list-header>
              <text:p text:style-name="P133"><text:span text:style-name="_5f_Caractères_5f_correction"><text:span text:style-name="T192">V = </text:span></text:span><text:span text:style-name="_5f_Caractères_5f_correction"><text:span text:style-name="T205">2,5 </text:span></text:span><text:span text:style-name="_5f_Caractères_5f_correction"><text:span text:style-name="T232">× </text:span></text:span><text:span text:style-name="_5f_Caractères_5f_correction"><text:span text:style-name="T244">2,</text:span></text:span><text:span text:style-name="_5f_Caractères_5f_correction"><text:span text:style-name="T211">5 </text:span></text:span><text:span text:style-name="_5f_Caractères_5f_correction"><text:span text:style-name="T232">× </text:span></text:span><text:span text:style-name="_5f_Caractères_5f_correction"><text:span text:style-name="T211">2,5</text:span></text:span><text:span text:style-name="_5f_Caractères_5f_correction"><text:span text:style-name="T244"> = </text:span></text:span><text:span text:style-name="_5f_Caractères_5f_correction"><text:span text:style-name="T212">15,625</text:span></text:span><text:span text:style-name="_5f_Caractères_5f_correction"><text:span text:style-name="T244"> </text:span></text:span><text:span text:style-name="_5f_Caractères_5f_correction"><text:span text:style-name="T191"><text:s/></text:span></text:span><text:span text:style-name="_5f_Caractères_5f_correction"><text:span text:style-name="T193">d</text:span></text:span><text:span text:style-name="_5f_Caractères_5f_correction"><text:span text:style-name="T191">m³</text:span></text:span><text:span text:style-name="_5f_Caractères_5f_correction"><text:span text:style-name="T169"> . </text:span></text:span></text:p>
            </text:list-header>
          </text:list>
        </text:list-item>
      </text:list>
      <text:list xml:id="list141239426841898" text:continue-list="list141239225971635" text:style-name="_5f_Numérotation_20_des_20_exercices">
        <text:list-item>
          <text:h text:style-name="_5f_Titre_5f_Exercices_5f_sans_5f_Titre" text:outline-level="1">Calcule le volume d'un pavé droit dont la hauteur est de 9 cm, la largeur mesure la moitié de la hauteur et la longueur est le triple de la hauteur.</text:h>
        </text:list-item>
      </text:list>
      <text:list xml:id="list141240296761631" text:continue-list="list141239391717986" text:style-name="_5f_Numérotation_20_des_20_exercices">
        <text:list-item>
          <text:list>
            <text:list-header>
              <text:p text:style-name="P134"><text:span text:style-name="_5f_Caractères_5f_correction"><text:span text:style-name="T192">V = </text:span></text:span><text:span text:style-name="_5f_Caractères_5f_correction"><text:span text:style-name="T206">9</text:span></text:span><text:span text:style-name="_5f_Caractères_5f_correction"><text:span text:style-name="T205"> </text:span></text:span><text:span text:style-name="_5f_Caractères_5f_correction"><text:span text:style-name="T232">× </text:span></text:span><text:span text:style-name="_5f_Caractères_5f_correction"><text:span text:style-name="T213">(9 </text:span></text:span><text:span text:style-name="_5f_Caractères_5f_correction"><text:span text:style-name="T221">÷</text:span></text:span><text:span text:style-name="_5f_Caractères_5f_correction"><text:span text:style-name="T213"> 2)</text:span></text:span><text:span text:style-name="_5f_Caractères_5f_correction"><text:span text:style-name="T211"> </text:span></text:span><text:span text:style-name="_5f_Caractères_5f_correction"><text:span text:style-name="T232">× </text:span></text:span><text:span text:style-name="_5f_Caractères_5f_correction"><text:span text:style-name="T213">(9 </text:span></text:span><text:span text:style-name="_5f_Caractères_5f_correction"><text:span text:style-name="T221">x</text:span></text:span><text:span text:style-name="_5f_Caractères_5f_correction"><text:span text:style-name="T213"> 3)</text:span></text:span><text:span text:style-name="_5f_Caractères_5f_correction"><text:span text:style-name="T211"> </text:span></text:span><text:span text:style-name="_5f_Caractères_5f_correction"><text:span text:style-name="T244">= </text:span></text:span><text:span text:style-name="_5f_Caractères_5f_correction"><text:span text:style-name="T206">9</text:span></text:span><text:span text:style-name="_5f_Caractères_5f_correction"><text:span text:style-name="T205"> </text:span></text:span><text:span text:style-name="_5f_Caractères_5f_correction"><text:span text:style-name="T232">× </text:span></text:span><text:span text:style-name="_5f_Caractères_5f_correction"><text:span text:style-name="T245">4,5 </text:span></text:span><text:span text:style-name="_5f_Caractères_5f_correction"><text:span text:style-name="T232">× </text:span></text:span><text:span text:style-name="_5f_Caractères_5f_correction"><text:span text:style-name="T245">27 </text:span></text:span><text:span text:style-name="_5f_Caractères_5f_correction"><text:span text:style-name="T244"><text:s/></text:span></text:span><text:span text:style-name="_5f_Caractères_5f_correction"><text:span text:style-name="T191"><text:s/>cm³</text:span></text:span><text:span text:style-name="_5f_Caractères_5f_correction"><text:span text:style-name="T169"> . </text:span></text:span></text:p>
            </text:list-header>
          </text:list>
        </text:list-item>
      </text:list>
      <text:list xml:id="list141239908138444" text:continue-list="list141239426841898" text:style-name="_5f_Numérotation_20_des_20_exercices">
        <text:list-item>
          <text:list>
            <text:list-header>
              <text:p text:style-name="P134"><text:span text:style-name="_5f_Caractères_5f_correction"><text:span text:style-name="T192">V = <text:s/></text:span></text:span><text:span text:style-name="_5f_Caractères_5f_correction"><text:span text:style-name="T194">1 093,5 </text:span></text:span><text:span text:style-name="_5f_Caractères_5f_correction"><text:span text:style-name="T228">c</text:span></text:span><text:span text:style-name="_5f_Caractères_5f_correction"><text:span text:style-name="T229">m³.</text:span></text:span></text:p>
              <text:p text:style-name="P134"><text:span text:style-name="_5f_Caractères_5f_correction"><text:span text:style-name="T191"/></text:span></text:p>
              <text:p text:style-name="P135"><text:span text:style-name="_5f_Caractères_5f_correction"><text:span text:style-name="T191"/></text:span></text:p>
            </text:list-header>
          </text:list>
        </text:list-item>
        <text:list-item>
          <text:h text:style-name="_5f_Titre_5f_Exercices_5f_sans_5f_Titre" text:outline-level="1">Bilal veut se fabriquer le fauteuil en carton représenté ci-dessous. Les accoudoirs et les pieds sont des cubes. Calcule le volume de ce fauteuil.</text:h>
        </text:list-item>
      </text:list>
      <text:h text:style-name="_5f_Paragraphe" text:outline-level="1"><draw:g text:anchor-type="as-char" svg:y="-4.009cm" draw:z-index="23" draw:name="Forme3" draw:style-name="gr18"><draw:g draw:name="Shape9" draw:style-name="gr29"><draw:line draw:style-name="gr30" draw:text-style-name="P154" svg:x1="2.98cm" svg:y1="6.232cm" svg:x2="2.514cm" svg:y2="6.458cm"><text:p/></draw:line><draw:line draw:style-name="gr30" draw:text-style-name="P154" svg:x1="1.583cm" svg:y1="6.463cm" svg:x2="2.514cm" svg:y2="6.463cm"><text:p/></draw:line><draw:line draw:style-name="gr30" draw:text-style-name="P154" svg:x1="2.514cm" svg:y1="7.254cm" svg:x2="2.514cm" svg:y2="6.417cm"><text:p/></draw:line><draw:line draw:style-name="gr30" draw:text-style-name="P154" svg:x1="2.979cm" svg:y1="7.161cm" svg:x2="2.793cm" svg:y2="7.254cm"><text:p/></draw:line><draw:line draw:style-name="gr30" draw:text-style-name="P154" svg:x1="2.048cm" svg:y1="7.161cm" svg:x2="2.978cm" svg:y2="7.161cm"><text:p/></draw:line><draw:line draw:style-name="gr30" draw:text-style-name="P154" svg:x1="2.049cm" svg:y1="7.161cm" svg:x2="1.583cm" svg:y2="7.387cm"><text:p/></draw:line><draw:line draw:style-name="gr30" draw:text-style-name="P154" svg:x1="2.049cm" svg:y1="6.232cm" svg:x2="1.583cm" svg:y2="6.464cm"><text:p/></draw:line><draw:line draw:style-name="gr30" draw:text-style-name="P154" svg:x1="2.048cm" svg:y1="7.16cm" svg:x2="2.048cm" svg:y2="6.138cm"><text:p/></draw:line><draw:line draw:style-name="gr30" draw:text-style-name="P154" svg:x1="1.583cm" svg:y1="7.229cm" svg:x2="1.583cm" svg:y2="6.463cm"><text:p/></draw:line><draw:line draw:style-name="gr30" draw:text-style-name="P154" svg:x1="1.397cm" svg:y1="7.253cm" svg:x2="1.397cm" svg:y2="7.027cm"><text:p/></draw:line><draw:line draw:style-name="gr30" draw:text-style-name="P154" svg:x1="1.397cm" svg:y1="7.027cm" svg:x2="0.931cm" svg:y2="7.253cm"><text:p/></draw:line><draw:line draw:style-name="gr30" draw:text-style-name="P154" svg:x1="0.456cm" svg:y1="7.933cm" svg:x2="1.397cm" svg:y2="7.933cm"><text:p/></draw:line><draw:line draw:style-name="gr30" draw:text-style-name="P154" svg:x1="0.456cm" svg:y1="7.933cm" svg:x2="0cm" svg:y2="8.184cm"><text:p/></draw:line><draw:line draw:style-name="gr30" draw:text-style-name="P154" svg:x1="0.495cm" svg:y1="7.895cm" svg:x2="0.469cm" svg:y2="7.027cm"><text:p/></draw:line><draw:line draw:style-name="gr30" draw:text-style-name="P154" svg:x1="0.469cm" svg:y1="7.027cm" svg:x2="1.399cm" svg:y2="7.027cm"><text:p/></draw:line><draw:line draw:style-name="gr30" draw:text-style-name="P154" svg:x1="0.467cm" svg:y1="7.027cm" svg:x2="0cm" svg:y2="7.253cm"><text:p/></draw:line><draw:line draw:style-name="gr30" draw:text-style-name="P154" svg:x1="6.055cm" svg:y1="7.027cm" svg:x2="6.985cm" svg:y2="7.027cm"><text:p/></draw:line><draw:line draw:style-name="gr30" draw:text-style-name="P154" svg:x1="6.052cm" svg:y1="7.933cm" svg:x2="5.596cm" svg:y2="8.184cm"><text:p/></draw:line><draw:line draw:style-name="gr30" draw:text-style-name="P154" svg:x1="6.055cm" svg:y1="7.933cm" svg:x2="6.975cm" svg:y2="7.933cm"><text:p/></draw:line><draw:line draw:style-name="gr30" draw:text-style-name="P154" svg:x1="6.09cm" svg:y1="7.932cm" svg:x2="6.071cm" svg:y2="7.027cm"><text:p/></draw:line><draw:line draw:style-name="gr30" draw:text-style-name="P154" svg:x1="6.066cm" svg:y1="7.027cm" svg:x2="5.589cm" svg:y2="7.253cm"><text:p/></draw:line><draw:line draw:style-name="gr30" draw:text-style-name="P154" svg:x1="7.168cm" svg:y1="6.884cm" svg:x2="7.159cm" svg:y2="6.463cm"><text:p/></draw:line><draw:line draw:style-name="gr30" draw:text-style-name="P154" svg:x1="7.634cm" svg:y1="6.232cm" svg:x2="7.159cm" svg:y2="6.464cm"><text:p/></draw:line><draw:line draw:style-name="gr30" draw:text-style-name="P154" svg:x1="7.159cm" svg:y1="6.463cm" svg:x2="8.099cm" svg:y2="6.463cm"><text:p/></draw:line><draw:line draw:style-name="gr30" draw:text-style-name="P154" svg:x1="2.048cm" svg:y1="6.232cm" svg:x2="8.565cm" svg:y2="6.232cm"><text:p/></draw:line><draw:line draw:style-name="gr30" draw:text-style-name="P154" svg:x1="5.589cm" svg:y1="4.929cm" svg:x2="7.451cm" svg:y2="4.929cm"><text:p/></draw:line><draw:line draw:style-name="gr30" draw:text-style-name="P154" svg:x1="5.589cm" svg:y1="4.928cm" svg:x2="5.589cm" svg:y2="3.069cm"><text:p/></draw:line><draw:line draw:style-name="gr30" draw:text-style-name="P154" svg:x1="4.657cm" svg:y1="4.929cm" svg:x2="5.588cm" svg:y2="4.929cm"><text:p/></draw:line><draw:line draw:style-name="gr30" draw:text-style-name="P154" svg:x1="4.657cm" svg:y1="5.394cm" svg:x2="5.588cm" svg:y2="4.929cm"><text:p/></draw:line><draw:line draw:style-name="gr30" draw:text-style-name="P154" svg:x1="2.048cm" svg:y1="6.233cm" svg:x2="2.048cm" svg:y2="4.374cm"><text:p/></draw:line><draw:line draw:style-name="gr30" draw:text-style-name="P154" svg:x1="0.931cm" svg:y1="4.929cm" svg:x2="2.793cm" svg:y2="4.929cm"><text:p/></draw:line><draw:line draw:style-name="gr30" draw:text-style-name="P154" svg:x1="0.955cm" svg:y1="4.928cm" svg:x2="0.931cm" svg:y2="3.069cm"><text:p/></draw:line><draw:line draw:style-name="gr30" draw:text-style-name="P154" svg:x1="2.048cm" svg:y1="2.515cm" svg:x2="8.565cm" svg:y2="2.515cm"><text:p/></draw:line><draw:line draw:style-name="gr30" draw:text-style-name="P154" svg:x1="2.049cm" svg:y1="2.515cm" svg:x2="0.931cm" svg:y2="3.073cm"><text:p/></draw:line><draw:line draw:style-name="gr30" draw:text-style-name="P154" svg:x1="2.048cm" svg:y1="4.374cm" svg:x2="8.565cm" svg:y2="4.374cm"><text:p/></draw:line><draw:line draw:style-name="gr30" draw:text-style-name="P154" svg:x1="2.048cm" svg:y1="4.374cm" svg:x2="0cm" svg:y2="5.397cm"><text:p/></draw:line><draw:line draw:style-name="gr30" draw:text-style-name="P154" svg:x1="2.053cm" svg:y1="4.317cm" svg:x2="2.053cm" svg:y2="0.597cm"><text:p/></draw:line><draw:line draw:style-name="gr31" draw:text-style-name="P154" svg:x1="2.048cm" svg:y1="0.651cm" svg:x2="8.565cm" svg:y2="0.651cm"><text:p/></draw:line><draw:line draw:style-name="gr31" draw:text-style-name="P154" svg:x1="2.049cm" svg:y1="0.651cm" svg:x2="0.931cm" svg:y2="1.209cm"><text:p/></draw:line><draw:line draw:style-name="gr31" draw:text-style-name="P154" svg:x1="8.568cm" svg:y1="0.651cm" svg:x2="7.45cm" svg:y2="1.209cm"><text:p/></draw:line><draw:line draw:style-name="gr31" draw:text-style-name="P154" svg:x1="8.569cm" svg:y1="0.651cm" svg:x2="8.569cm" svg:y2="6.23cm"><text:p/></draw:line><draw:line draw:style-name="gr31" draw:text-style-name="P154" svg:x1="0.931cm" svg:y1="1.21cm" svg:x2="7.448cm" svg:y2="1.21cm"><text:p/></draw:line><draw:line draw:style-name="gr31" draw:text-style-name="P154" svg:x1="7.45cm" svg:y1="3.069cm" svg:x2="7.45cm" svg:y2="1.21cm"><text:p/></draw:line><draw:line draw:style-name="gr31" draw:text-style-name="P154" svg:x1="0.931cm" svg:y1="3.069cm" svg:x2="0.931cm" svg:y2="1.21cm"><text:p/></draw:line><draw:line draw:style-name="gr31" draw:text-style-name="P154" svg:x1="0.931cm" svg:y1="3.069cm" svg:x2="7.448cm" svg:y2="3.069cm"><text:p/></draw:line><draw:line draw:style-name="gr31" draw:text-style-name="P154" svg:x1="8.567cm" svg:y1="2.529cm" svg:x2="6.519cm" svg:y2="3.534cm"><text:p/></draw:line><draw:line draw:style-name="gr31" draw:text-style-name="P154" svg:x1="0.931cm" svg:y1="3.069cm" svg:x2="0cm" svg:y2="3.534cm"><text:p/></draw:line><draw:line draw:style-name="gr31" draw:text-style-name="P154" svg:x1="0.931cm" svg:y1="1.21cm" svg:x2="7.448cm" svg:y2="1.21cm"><text:p/></draw:line><draw:line draw:style-name="gr31" draw:text-style-name="P154" svg:x1="2.797cm" svg:y1="3.069cm" svg:x2="1.866cm" svg:y2="3.534cm"><text:p/></draw:line><draw:line draw:style-name="gr31" draw:text-style-name="P154" svg:x1="5.588cm" svg:y1="3.069cm" svg:x2="4.657cm" svg:y2="3.534cm"><text:p/></draw:line><draw:line draw:style-name="gr31" draw:text-style-name="P154" svg:x1="6.519cm" svg:y1="3.534cm" svg:x2="4.657cm" svg:y2="3.534cm"><text:p/></draw:line><draw:line draw:style-name="gr31" draw:text-style-name="P154" svg:x1="1.862cm" svg:y1="3.534cm" svg:x2="0cm" svg:y2="3.534cm"><text:p/></draw:line><draw:line draw:style-name="gr31" draw:text-style-name="P154" svg:x1="0cm" svg:y1="5.393cm" svg:x2="0cm" svg:y2="3.534cm"><text:p/></draw:line><draw:line draw:style-name="gr31" draw:text-style-name="P154" svg:x1="1.866cm" svg:y1="5.393cm" svg:x2="1.866cm" svg:y2="3.534cm"><text:p/></draw:line><draw:line draw:style-name="gr31" draw:text-style-name="P154" svg:x1="2.793cm" svg:y1="4.928cm" svg:x2="2.793cm" svg:y2="3.069cm"><text:p/></draw:line><draw:line draw:style-name="gr31" draw:text-style-name="P154" svg:x1="4.657cm" svg:y1="5.393cm" svg:x2="4.657cm" svg:y2="3.534cm"><text:p/></draw:line><draw:line draw:style-name="gr31" draw:text-style-name="P154" svg:x1="6.519cm" svg:y1="5.393cm" svg:x2="6.519cm" svg:y2="3.534cm"><text:p/></draw:line><draw:line draw:style-name="gr31" draw:text-style-name="P154" svg:x1="8.567cm" svg:y1="4.374cm" svg:x2="6.519cm" svg:y2="5.397cm"><text:p/></draw:line><draw:line draw:style-name="gr31" draw:text-style-name="P154" svg:x1="2.797cm" svg:y1="4.929cm" svg:x2="1.866cm" svg:y2="5.394cm"><text:p/></draw:line><draw:line draw:style-name="gr31" draw:text-style-name="P154" svg:x1="6.519cm" svg:y1="5.394cm" svg:x2="4.657cm" svg:y2="5.394cm"><text:p/></draw:line><draw:line draw:style-name="gr31" draw:text-style-name="P154" svg:x1="1.862cm" svg:y1="5.394cm" svg:x2="0cm" svg:y2="5.394cm"><text:p/></draw:line><draw:line draw:style-name="gr31" draw:text-style-name="P154" svg:x1="4.655cm" svg:y1="4.929cm" svg:x2="2.793cm" svg:y2="4.929cm"><text:p/></draw:line><draw:line draw:style-name="gr31" draw:text-style-name="P154" svg:x1="4.654cm" svg:y1="5.394cm" svg:x2="1.768cm" svg:y2="5.394cm"><text:p/></draw:line><draw:line draw:style-name="gr31" draw:text-style-name="P154" svg:x1="6.519cm" svg:y1="7.253cm" svg:x2="6.519cm" svg:y2="5.394cm"><text:p/></draw:line><draw:line draw:style-name="gr31" draw:text-style-name="P154" svg:x1="0cm" svg:y1="7.253cm" svg:x2="0cm" svg:y2="5.394cm"><text:p/></draw:line><draw:line draw:style-name="gr31" draw:text-style-name="P154" svg:x1="0cm" svg:y1="7.255cm" svg:x2="6.517cm" svg:y2="7.255cm"><text:p/></draw:line><draw:line draw:style-name="gr31" draw:text-style-name="P154" svg:x1="8.567cm" svg:y1="6.232cm" svg:x2="6.519cm" svg:y2="7.255cm"><text:p/></draw:line><draw:line draw:style-name="gr31" draw:text-style-name="P154" svg:x1="8.103cm" svg:y1="7.44cm" svg:x2="8.103cm" svg:y2="6.463cm"><text:p/></draw:line><draw:line draw:style-name="gr31" draw:text-style-name="P154" svg:x1="8.569cm" svg:y1="7.161cm" svg:x2="8.569cm" svg:y2="6.138cm"><text:p/></draw:line><draw:line draw:style-name="gr31" draw:text-style-name="P154" svg:x1="6.984cm" svg:y1="7.957cm" svg:x2="6.984cm" svg:y2="7.027cm"><text:p/></draw:line><draw:line draw:style-name="gr31" draw:text-style-name="P154" svg:x1="6.519cm" svg:y1="8.185cm" svg:x2="6.519cm" svg:y2="7.255cm"><text:p/></draw:line><draw:line draw:style-name="gr31" draw:text-style-name="P154" svg:x1="5.589cm" svg:y1="8.185cm" svg:x2="5.589cm" svg:y2="7.255cm"><text:p/></draw:line><draw:line draw:style-name="gr31" draw:text-style-name="P154" svg:x1="0.931cm" svg:y1="8.185cm" svg:x2="0.931cm" svg:y2="7.255cm"><text:p/></draw:line><draw:line draw:style-name="gr31" draw:text-style-name="P154" svg:x1="0cm" svg:y1="8.185cm" svg:x2="0cm" svg:y2="7.255cm"><text:p/></draw:line><draw:line draw:style-name="gr31" draw:text-style-name="P154" svg:x1="0cm" svg:y1="8.184cm" svg:x2="0.931cm" svg:y2="8.184cm"><text:p/></draw:line><draw:line draw:style-name="gr31" draw:text-style-name="P154" svg:x1="5.589cm" svg:y1="8.184cm" svg:x2="6.52cm" svg:y2="8.184cm"><text:p/></draw:line><draw:line draw:style-name="gr31" draw:text-style-name="P154" svg:x1="6.986cm" svg:y1="7.957cm" svg:x2="6.519cm" svg:y2="8.183cm"><text:p/></draw:line><draw:line draw:style-name="gr31" draw:text-style-name="P154" svg:x1="8.569cm" svg:y1="7.133cm" svg:x2="8.103cm" svg:y2="7.416cm"><text:p/></draw:line><draw:line draw:style-name="gr31" draw:text-style-name="P154" svg:x1="6.986cm" svg:y1="7.96cm" svg:x2="6.519cm" svg:y2="8.186cm"><text:p/></draw:line><draw:line draw:style-name="gr31" draw:text-style-name="P154" svg:x1="1.397cm" svg:y1="7.957cm" svg:x2="0.93cm" svg:y2="8.183cm"><text:p/></draw:line><draw:line draw:style-name="gr31" draw:text-style-name="P154" svg:x1="1.397cm" svg:y1="7.999cm" svg:x2="1.397cm" svg:y2="7.255cm"><text:p/></draw:line><draw:polygon draw:style-name="gr32" draw:text-style-name="P159" svg:width="6.516cm" svg:height="1.858cm" svg:x="0.931cm" svg:y="1.21cm" svg:viewBox="0 0 6517 1859" draw:points="0,0 6517,0 6517,1859 0,1859"><text:p/></draw:polygon><draw:polygon draw:style-name="gr33" draw:text-style-name="P160" svg:width="7.633cm" svg:height="0.569cm" svg:x="0.931cm" svg:y="0.64cm" svg:viewBox="0 0 7634 570" draw:points="1130,18 7634,0 6517,570 0,570"><text:p/></draw:polygon><draw:polygon draw:style-name="gr34" draw:text-style-name="P160" svg:width="2.792cm" svg:height="0.464cm" svg:x="0cm" svg:y="3.069cm" svg:viewBox="0 0 2793 465" draw:points="931,0 2793,0 1862,465 0,465"><text:p/></draw:polygon><draw:polygon draw:style-name="gr34" draw:text-style-name="P160" svg:width="2.792cm" svg:height="0.464cm" svg:x="4.657cm" svg:y="3.069cm" svg:viewBox="0 0 2793 465" draw:points="931,0 2793,0 1862,465 0,465"><text:p/></draw:polygon><draw:polygon draw:style-name="gr34" draw:text-style-name="P160" svg:width="2.792cm" svg:height="0.464cm" svg:x="1.866cm" svg:y="4.929cm" svg:viewBox="0 0 2793 465" draw:points="931,0 2793,0 2793,465 0,465"><text:p/></draw:polygon><draw:line draw:style-name="gr30" draw:text-style-name="P154" svg:x1="2.979cm" svg:y1="7.162cm" svg:x2="2.979cm" svg:y2="6.232cm"><text:p/></draw:line><draw:polygon draw:style-name="gr32" draw:text-style-name="P159" svg:width="6.516cm" svg:height="1.858cm" svg:x="0cm" svg:y="5.394cm" svg:viewBox="0 0 6517 1859" draw:points="0,0 6517,0 6517,1859 0,1859"><text:p/></draw:polygon><draw:polygon draw:style-name="gr35" draw:text-style-name="P159" svg:width="1.861cm" svg:height="1.858cm" svg:x="0cm" svg:y="3.534cm" svg:viewBox="0 0 1862 1859" draw:points="0,0 1862,0 1862,1859 0,1859"><text:p/></draw:polygon><draw:polygon draw:style-name="gr35" draw:text-style-name="P159" svg:width="1.861cm" svg:height="1.858cm" svg:x="4.657cm" svg:y="3.534cm" svg:viewBox="0 0 1862 1859" draw:points="0,0 1862,0 1862,1859 0,1859"><text:p/></draw:polygon><draw:polygon draw:style-name="gr35" draw:text-style-name="P159" svg:width="2.792cm" svg:height="1.858cm" svg:x="2.793cm" svg:y="3.069cm" svg:viewBox="0 0 2793 1859" draw:points="0,0 2793,0 1862,465 1862,1859 0,1859"><text:p/></draw:polygon><draw:polygon draw:style-name="gr36" draw:text-style-name="P161" svg:width="1.117cm" svg:height="2.416cm" svg:x="7.45cm" svg:y="0.651cm" svg:viewBox="0 0 1118 2417" draw:points="0,558 1118,0 1118,1877 0,2417"><text:p/></draw:polygon><draw:polygon draw:style-name="gr36" draw:text-style-name="P161" svg:width="0.93cm" svg:height="2.323cm" svg:x="1.866cm" svg:y="3.069cm" svg:viewBox="0 0 931 2324" draw:points="0,465 931,0 931,1859 0,2324"><text:p/></draw:polygon><draw:polygon draw:style-name="gr36" draw:text-style-name="P161" svg:width="2.047cm" svg:height="2.864cm" svg:x="6.519cm" svg:y="2.529cm" svg:viewBox="0 0 2048 2865" draw:points="0,1005 2048,0 2048,1842 0,2865"><text:p/></draw:polygon><draw:polygon draw:style-name="gr36" draw:text-style-name="P161" svg:width="2.047cm" svg:height="2.881cm" svg:x="6.519cm" svg:y="4.374cm" svg:viewBox="0 0 2048 2882" draw:points="0,1023 2048,0 2048,1859 0,2882"><text:p/></draw:polygon><draw:polygon draw:style-name="gr36" draw:text-style-name="P161" svg:width="0.466cm" svg:height="1.155cm" svg:x="6.519cm" svg:y="7.027cm" svg:viewBox="0 0 467 1156" draw:points="0,226 466,0 467,931 0,1156"><text:p/></draw:polygon><draw:polygon draw:style-name="gr36" draw:text-style-name="P161" svg:width="0.465cm" svg:height="1.156cm" svg:x="8.103cm" svg:y="6.232cm" svg:viewBox="0 0 466 1157" draw:points="0,232 466,0 466,902 0,1157"><text:p/></draw:polygon><draw:polygon draw:style-name="gr36" draw:text-style-name="P161" svg:width="0.465cm" svg:height="0.929cm" svg:x="0.931cm" svg:y="7.255cm" svg:viewBox="0 0 466 930" draw:points="0,0 466,0 466,704 0,930"><text:p/></draw:polygon><draw:polygon draw:style-name="gr35" draw:text-style-name="P159" svg:width="0.93cm" svg:height="0.929cm" svg:x="5.589cm" svg:y="7.255cm" svg:viewBox="0 0 931 930" draw:points="0,0 931,0 931,930 0,930"><text:p/></draw:polygon><draw:polygon draw:style-name="gr35" draw:text-style-name="P159" svg:width="0.93cm" svg:height="0.929cm" svg:x="0cm" svg:y="7.255cm" svg:viewBox="0 0 931 930" draw:points="0,0 931,0 931,930 0,930"><text:p/></draw:polygon><draw:line draw:style-name="gr31" draw:text-style-name="P154" svg:x1="7.181cm" svg:y1="7.416cm" svg:x2="8.112cm" svg:y2="7.416cm"><text:p/></draw:line><draw:polygon draw:style-name="gr35" draw:text-style-name="P159" svg:width="0.932cm" svg:height="0.927cm" svg:x="7.167cm" svg:y="6.489cm" svg:viewBox="0 0 933 928" draw:points="933,0 933,928 14,928 0,457"><text:p/></draw:polygon><draw:line draw:style-name="gr31" draw:text-style-name="P154" svg:x1="7.181cm" svg:y1="7.415cm" svg:x2="7.167cm" svg:y2="6.944cm"><text:p/></draw:line><draw:line draw:style-name="gr31" draw:text-style-name="P154" svg:x1="2.514cm" svg:y1="7.402cm" svg:x2="2.514cm" svg:y2="7.255cm"><text:p/></draw:line><draw:line draw:style-name="gr31" draw:text-style-name="P154" svg:x1="2.514cm" svg:y1="7.402cm" svg:x2="2.793cm" svg:y2="7.255cm"><text:p/></draw:line><draw:line draw:style-name="gr31" draw:text-style-name="P154" svg:x1="1.583cm" svg:y1="7.401cm" svg:x2="2.514cm" svg:y2="7.401cm"><text:p/></draw:line><draw:line draw:style-name="gr31" draw:text-style-name="P154" svg:x1="1.583cm" svg:y1="7.402cm" svg:x2="1.583cm" svg:y2="7.255cm"><text:p/></draw:line><draw:polygon draw:style-name="gr35" draw:text-style-name="P159" svg:width="0.93cm" svg:height="0.146cm" svg:x="1.583cm" svg:y="7.255cm" svg:viewBox="0 0 931 147" draw:points="0,0 931,0 931,147 0,147"><text:p/></draw:polygon><draw:polygon draw:style-name="gr36" draw:text-style-name="P161" svg:width="0.278cm" svg:height="0.146cm" svg:x="2.514cm" svg:y="7.255cm" svg:viewBox="0 0 279 147" draw:points="0,0 279,0 279,0 0,147"><text:p/></draw:polygon><draw:frame draw:style-name="gr26" draw:text-style-name="P158" svg:width="1.678cm" svg:height="0.664cm" svg:x="4.096cm" svg:y="0cm"><draw:text-box><text:p text:style-name="P157"><text:span text:style-name="T261">70 cm</text:span></text:p></draw:text-box></draw:frame><draw:line draw:style-name="gr37" draw:text-style-name="P154" svg:x1="4.189cm" svg:y1="0.28cm" svg:x2="2.048cm" svg:y2="0.28cm"><text:p/></draw:line><draw:line draw:style-name="gr37" draw:text-style-name="P154" svg:x1="5.493cm" svg:y1="0.28cm" svg:x2="8.565cm" svg:y2="0.28cm"><text:p/></draw:line><draw:frame draw:style-name="gr26" draw:text-style-name="P158" svg:width="1.675cm" svg:height="0.664cm" draw:transform="rotate (-1.5707963267949) translate (9.14929166666667cm 0.840291666666667cm)"><draw:text-box><text:p text:style-name="P157"><text:span text:style-name="T261">20 cm</text:span></text:p></draw:text-box></draw:frame><draw:line draw:style-name="gr37" draw:text-style-name="P154" svg:x1="8.846cm" svg:y1="2.122cm" svg:x2="8.846cm" svg:y2="2.568cm"><text:p/></draw:line><draw:line draw:style-name="gr37" draw:text-style-name="P154" svg:x1="6.798cm" svg:y1="5.025cm" svg:x2="6.798cm" svg:y2="5.397cm"><text:p/></draw:line><draw:line draw:style-name="gr37" draw:text-style-name="P154" svg:x1="6.798cm" svg:y1="3.924cm" svg:x2="6.798cm" svg:y2="3.534cm"><text:p/></draw:line><draw:frame draw:style-name="gr26" draw:text-style-name="P158" svg:width="1.675cm" svg:height="0.664cm" draw:transform="rotate (-1.5707963267949) translate (7.10318055555556cm 3.75676388888889cm)"><draw:text-box><text:p text:style-name="P157"><text:span text:style-name="T261">20 cm</text:span></text:p></draw:text-box></draw:frame><draw:line draw:style-name="gr37" draw:text-style-name="P154" svg:x1="8.846cm" svg:y1="1.024cm" svg:x2="8.846cm" svg:y2="0.634cm"><text:p/></draw:line><draw:frame draw:style-name="gr26" draw:text-style-name="P158" svg:width="1.676cm" svg:height="0.664cm" draw:transform="rotate (0.487644993007216) translate (7.26369444444445cm 1.25204166666667cm)"><draw:text-box><text:p text:style-name="P157"><text:span text:style-name="T261">20 cm</text:span></text:p></draw:text-box></draw:frame><draw:frame draw:style-name="gr25" draw:text-style-name="P158" svg:width="1.675cm" svg:height="1.075cm" svg:x="7.17cm" svg:y="7.652cm"><draw:text-box><text:p text:style-name="P157"><text:span text:style-name="T261">10 </text:span></text:p><text:p text:style-name="P157"><text:span text:style-name="T261">cm</text:span></text:p></draw:text-box></draw:frame><draw:line draw:style-name="gr24" draw:text-style-name="P154" svg:x1="7.169cm" svg:y1="7.625cm" svg:x2="8.1cm" svg:y2="7.625cm"><text:p/></draw:line><draw:line draw:style-name="gr38" draw:text-style-name="P154" svg:x1="7.45cm" svg:y1="1.025cm" svg:x2="8.568cm" svg:y2="0.467cm"><text:p/></draw:line><draw:line draw:style-name="gr39" draw:text-style-name="P154" svg:x1="6.424cm" svg:y1="3.534cm" svg:x2="6.983cm" svg:y2="3.534cm"><text:p/></draw:line><draw:line draw:style-name="gr39" draw:text-style-name="P154" svg:x1="6.424cm" svg:y1="5.394cm" svg:x2="6.983cm" svg:y2="5.394cm"><text:p/></draw:line><draw:frame draw:style-name="gr26" draw:text-style-name="P158" svg:width="1.675cm" svg:height="0.664cm" draw:transform="rotate (-1.5707963267949) translate (9.12283333333333cm 4.57620833333333cm)"><draw:text-box><text:p text:style-name="P157"><text:span text:style-name="T261">20 cm</text:span></text:p></draw:text-box></draw:frame><draw:line draw:style-name="gr37" draw:text-style-name="P154" svg:x1="8.821cm" svg:y1="5.861cm" svg:x2="8.821cm" svg:y2="6.307cm"><text:p/></draw:line><draw:line draw:style-name="gr37" draw:text-style-name="P154" svg:x1="8.821cm" svg:y1="4.764cm" svg:x2="8.821cm" svg:y2="4.374cm"><text:p/></draw:line></draw:g><draw:frame draw:style-name="gr40" draw:text-style-name="P163" svg:width="1.216cm" svg:height="1.01cm" svg:x="3.81cm" svg:y="1.49cm"><draw:text-box><text:p text:style-name="P162"><text:span text:style-name="T262">A</text:span></text:p></draw:text-box></draw:frame><draw:frame draw:style-name="gr41" draw:text-style-name="P163" svg:width="1.218cm" svg:height="0.983cm" svg:x="0.721cm" svg:y="3.637cm"><draw:text-box><text:p text:style-name="P162"><text:span text:style-name="T262">B</text:span></text:p></draw:text-box></draw:frame><draw:frame draw:style-name="gr42" draw:text-style-name="P163" svg:width="1.214cm" svg:height="1.123cm" svg:x="5.519cm" svg:y="3.637cm"><draw:text-box><text:p text:style-name="P162"><text:span text:style-name="T262">B</text:span></text:p></draw:text-box></draw:frame><draw:line draw:style-name="gr43" draw:text-style-name="P164" svg:x1="7.431cm" svg:y1="3.09cm" svg:x2="7.458cm" svg:y2="4.881cm"><text:p/></draw:line><draw:frame draw:style-name="gr44" draw:text-style-name="P163" svg:width="1.218cm" svg:height="1.013cm" svg:x="3.318cm" svg:y="3.445cm"><draw:text-box><text:p text:style-name="P162"><text:span text:style-name="T262">A</text:span></text:p></draw:text-box></draw:frame><draw:frame draw:style-name="gr45" draw:text-style-name="P163" svg:width="1.216cm" svg:height="1.011cm" svg:x="3.632cm" svg:y="6.193cm"><draw:text-box><text:p text:style-name="P162"><text:span text:style-name="T262">C</text:span></text:p></draw:text-box></draw:frame><draw:frame draw:style-name="gr45" draw:text-style-name="P163" svg:width="1.216cm" svg:height="1.011cm" svg:x="0.011cm" svg:y="7.288cm"><draw:text-box><text:p text:style-name="P162"><text:span text:style-name="T262">D</text:span></text:p></draw:text-box></draw:frame><draw:frame draw:style-name="gr45" draw:text-style-name="P163" svg:width="1.214cm" svg:height="1.011cm" svg:x="5.683cm" svg:y="7.26cm"><draw:text-box><text:p text:style-name="P162"><text:span text:style-name="T262">D</text:span></text:p></draw:text-box></draw:frame><draw:frame draw:style-name="gr45" draw:text-style-name="P163" svg:width="1.216cm" svg:height="1.011cm" svg:x="7.322cm" svg:y="6.565cm"><draw:text-box><text:p text:style-name="P162"><text:span text:style-name="T262">D</text:span></text:p></draw:text-box></draw:frame><draw:frame draw:style-name="gr40" draw:text-style-name="P163" svg:width="1.216cm" svg:height="1.01cm" svg:x="1.746cm" svg:y="6.417cm"><draw:text-box><text:p text:style-name="P162"><text:span text:style-name="T262">D</text:span></text:p></draw:text-box></draw:frame></draw:g></text:h>
      <text:h text:style-name="_5f_Paragraphe" text:outline-level="1"/>
      <text:p text:style-name="P105"><text:span text:style-name="_5f_Caractères_5f_correction"><text:span text:style-name="T195">On peut <text:s/>découper le fauteuil en plusieurs parties :</text:span></text:span></text:p>
      <text:p text:style-name="P105"><text:span text:style-name="_5f_Caractères_5f_correction"><text:span text:style-name="T195">Volume A : 20 </text:span></text:span><text:span text:style-name="_5f_Caractères_5f_correction"><text:span text:style-name="T238">×</text:span></text:span><text:span text:style-name="_5f_Caractères_5f_correction"><text:span text:style-name="T195"> 20 </text:span></text:span><text:span text:style-name="_5f_Caractères_5f_correction"><text:span text:style-name="T238">×</text:span></text:span><text:span text:style-name="_5f_Caractères_5f_correction"><text:span text:style-name="T195"> 70 = 28 000 cm³ <text:s/>= 28 dm³ .</text:span></text:span></text:p>
      <text:p text:style-name="P105"><text:span text:style-name="_5f_Caractères_5f_correction"><text:span text:style-name="T195">Volume </text:span></text:span><text:span text:style-name="_5f_Caractères_5f_correction"><text:span text:style-name="T207">B </text:span></text:span><text:span text:style-name="_5f_Caractères_5f_correction"><text:span text:style-name="T195">: 20 </text:span></text:span><text:span text:style-name="_5f_Caractères_5f_correction"><text:span text:style-name="T238">×</text:span></text:span><text:span text:style-name="_5f_Caractères_5f_correction"><text:span text:style-name="T195"> 20 </text:span></text:span><text:span text:style-name="_5f_Caractères_5f_correction"><text:span text:style-name="T238">×</text:span></text:span><text:span text:style-name="_5f_Caractères_5f_correction"><text:span text:style-name="T195"> </text:span></text:span><text:span text:style-name="_5f_Caractères_5f_correction"><text:span text:style-name="T207">20</text:span></text:span><text:span text:style-name="_5f_Caractères_5f_correction"><text:span text:style-name="T195"> = 8 000 cm³ = 8 dm³ .</text:span></text:span></text:p>
      <text:p text:style-name="P105"><text:span text:style-name="_5f_Caractères_5f_correction"><text:span text:style-name="T195">Volume </text:span></text:span><text:span text:style-name="_5f_Caractères_5f_correction"><text:span text:style-name="T207">C </text:span></text:span><text:span text:style-name="_5f_Caractères_5f_correction"><text:span text:style-name="T195">: 20 </text:span></text:span><text:span text:style-name="_5f_Caractères_5f_correction"><text:span text:style-name="T238">×</text:span></text:span><text:span text:style-name="_5f_Caractères_5f_correction"><text:span text:style-name="T195"> </text:span></text:span><text:span text:style-name="_5f_Caractères_5f_correction"><text:span text:style-name="T207">4</text:span></text:span><text:span text:style-name="_5f_Caractères_5f_correction"><text:span text:style-name="T195">0 </text:span></text:span><text:span text:style-name="_5f_Caractères_5f_correction"><text:span text:style-name="T238">×</text:span></text:span><text:span text:style-name="_5f_Caractères_5f_correction"><text:span text:style-name="T195"> 70 = </text:span></text:span><text:span text:style-name="_5f_Caractères_5f_correction"><text:span text:style-name="T207">56</text:span></text:span><text:span text:style-name="_5f_Caractères_5f_correction"><text:span text:style-name="T195"> 000 cm³ = </text:span></text:span><text:span text:style-name="_5f_Caractères_5f_correction"><text:span text:style-name="T207">56</text:span></text:span><text:span text:style-name="_5f_Caractères_5f_correction"><text:span text:style-name="T195"> dm³ .</text:span></text:span></text:p>
      <text:p text:style-name="P105"><text:span text:style-name="_5f_Caractères_5f_correction"><text:span text:style-name="T195">Volume </text:span></text:span><text:span text:style-name="_5f_Caractères_5f_correction"><text:span text:style-name="T207">D </text:span></text:span><text:span text:style-name="_5f_Caractères_5f_correction"><text:span text:style-name="T195">: </text:span></text:span><text:span text:style-name="_5f_Caractères_5f_correction"><text:span text:style-name="T207">10 </text:span></text:span><text:span text:style-name="_5f_Caractères_5f_correction"><text:span text:style-name="T224">×</text:span></text:span><text:span text:style-name="_5f_Caractères_5f_correction"><text:span text:style-name="T195"> </text:span></text:span><text:span text:style-name="_5f_Caractères_5f_correction"><text:span text:style-name="T207">10</text:span></text:span><text:span text:style-name="_5f_Caractères_5f_correction"><text:span text:style-name="T195"> </text:span></text:span><text:span text:style-name="_5f_Caractères_5f_correction"><text:span text:style-name="T238">×</text:span></text:span><text:span text:style-name="_5f_Caractères_5f_correction"><text:span text:style-name="T195"> 10 = </text:span></text:span><text:span text:style-name="_5f_Caractères_5f_correction"><text:span text:style-name="T207">1</text:span></text:span><text:span text:style-name="_5f_Caractères_5f_correction"><text:span text:style-name="T195"> 000 cm³ = </text:span></text:span><text:span text:style-name="_5f_Caractères_5f_correction"><text:span text:style-name="T207">1</text:span></text:span><text:span text:style-name="_5f_Caractères_5f_correction"><text:span text:style-name="T195"> dm³ .</text:span></text:span></text:p>
      <text:p text:style-name="P105"><text:span text:style-name="_5f_Caractères_5f_correction"><text:span text:style-name="T195">Volume </text:span></text:span><text:span text:style-name="_5f_Caractères_5f_correction"><text:span text:style-name="T207">du fauteuil  </text:span></text:span><text:span text:style-name="_5f_Caractères_5f_correction"><text:span text:style-name="T208">en dm³ </text:span></text:span><text:span text:style-name="_5f_Caractères_5f_correction"><text:span text:style-name="T195">: </text:span></text:span></text:p>
      <text:p text:style-name="P107"><text:span text:style-name="_5f_Caractères_5f_correction"><text:span text:style-name="T246">V = (2 </text:span></text:span><text:span text:style-name="_5f_Caractères_5f_correction"><text:span text:style-name="T239">×</text:span></text:span><text:span text:style-name="_5f_Caractères_5f_correction"><text:span text:style-name="T246"> A) + (2 </text:span></text:span><text:span text:style-name="_5f_Caractères_5f_correction"><text:span text:style-name="T239">×</text:span></text:span><text:span text:style-name="_5f_Caractères_5f_correction"><text:span text:style-name="T246"> B) + C + (4 </text:span></text:span><text:span text:style-name="_5f_Caractères_5f_correction"><text:span text:style-name="T239">×</text:span></text:span><text:span text:style-name="_5f_Caractères_5f_correction"><text:span text:style-name="T246"> D )</text:span></text:span></text:p>
      <text:p text:style-name="P107"><text:span text:style-name="_5f_Caractères_5f_correction"><text:span text:style-name="T246">V = (2 </text:span></text:span><text:span text:style-name="_5f_Caractères_5f_correction"><text:span text:style-name="T239">×</text:span></text:span><text:span text:style-name="_5f_Caractères_5f_correction"><text:span text:style-name="T246"> </text:span></text:span><text:span text:style-name="_5f_Caractères_5f_correction"><text:span text:style-name="T214">28) </text:span></text:span><text:span text:style-name="_5f_Caractères_5f_correction"><text:span text:style-name="T246"><text:s/>+ (2 </text:span></text:span><text:span text:style-name="_5f_Caractères_5f_correction"><text:span text:style-name="T239">×</text:span></text:span><text:span text:style-name="_5f_Caractères_5f_correction"><text:span text:style-name="T246"> </text:span></text:span><text:span text:style-name="_5f_Caractères_5f_correction"><text:span text:style-name="T214">8)</text:span></text:span><text:span text:style-name="_5f_Caractères_5f_correction"><text:span text:style-name="T246"> + <text:s/>56 + (4 </text:span></text:span><text:span text:style-name="_5f_Caractères_5f_correction"><text:span text:style-name="T239">×</text:span></text:span><text:span text:style-name="_5f_Caractères_5f_correction"><text:span text:style-name="T246"> </text:span></text:span><text:span text:style-name="_5f_Caractères_5f_correction"><text:span text:style-name="T214">1)</text:span></text:span></text:p>
      <text:p text:style-name="P107"><text:span text:style-name="_5f_Caractères_5f_correction"><text:span text:style-name="T246"><text:s/>V = </text:span></text:span><text:span text:style-name="_5f_Caractères_5f_correction"><text:span text:style-name="T214">56</text:span></text:span><text:span text:style-name="_5f_Caractères_5f_correction"><text:span text:style-name="T246"> + </text:span></text:span><text:span text:style-name="_5f_Caractères_5f_correction"><text:span text:style-name="T214">16 </text:span></text:span><text:span text:style-name="_5f_Caractères_5f_correction"><text:span text:style-name="T246">+ <text:s/>56 + </text:span></text:span><text:span text:style-name="_5f_Caractères_5f_correction"><text:span text:style-name="T214">4 </text:span></text:span></text:p>
      <text:p text:style-name="P107"><text:span text:style-name="_5f_Caractères_5f_correction"><text:span text:style-name="T246">V = </text:span></text:span><text:span text:style-name="_5f_Caractères_5f_correction"><text:span text:style-name="T214">132</text:span></text:span></text:p>
      <text:p text:style-name="P106"><text:span text:style-name="_5f_Caractères_5f_correction"><text:span text:style-name="T196">Le volume du fauteuil est de <text:s/>132 dm³ .</text:span></text:span></text:p>
      <text:list xml:id="list141239025448825" text:continue-numbering="true" text:style-name="_5f_Numérotation_20_des_20_exercices">
        <text:list-item>
          <text:h text:style-name="_5f_Titre_5f_Exercices_5f_sans_5f_Titre" text:outline-level="1">La fiche technique d'un congélateur donne les dimensions intérieures suivantes : (L × P × H) en cm : 44 × 42 × 47.</text:h>
        </text:list-item>
      </text:list>
      <text:h text:style-name="_5f_Paragraphe" text:outline-level="1">Détermine la capacité de ce congélateur en litres.</text:h>
      <text:p text:style-name="P109"><text:span text:style-name="_5f_Caractères_5f_correction"><text:span text:style-name="T247">Volume intérieur : </text:span></text:span><text:span text:style-name="_5f_Caractères_5f_correction"><text:span text:style-name="T244">V = </text:span></text:span><text:span text:style-name="_5f_Caractères_5f_correction"><text:span text:style-name="T247">44</text:span></text:span><text:span text:style-name="_5f_Caractères_5f_correction"><text:span text:style-name="T232">×</text:span></text:span><text:span text:style-name="_5f_Caractères_5f_correction"><text:span text:style-name="T215">42</text:span></text:span><text:span text:style-name="_5f_Caractères_5f_correction"><text:span text:style-name="T232">×</text:span></text:span><text:span text:style-name="_5f_Caractères_5f_correction"><text:span text:style-name="T247">4</text:span></text:span><text:span text:style-name="_5f_Caractères_5f_correction"><text:span text:style-name="T244">7 = </text:span></text:span><text:span text:style-name="_5f_Caractères_5f_correction"><text:span text:style-name="T215">86 856</text:span></text:span><text:span text:style-name="_5f_Caractères_5f_correction"><text:span text:style-name="T244"> </text:span></text:span><text:span text:style-name="_5f_Caractères_5f_correction"><text:span text:style-name="T232"><text:s/>cm³</text:span></text:span><text:span text:style-name="_5f_Caractères_5f_correction"><text:span text:style-name="T172"> . </text:span></text:span></text:p>
      <text:p text:style-name="P109"><text:span text:style-name="_5f_Caractères_5f_correction"><text:span text:style-name="T173">Capacité du congélateur : </text:span></text:span><text:span text:style-name="_5f_Caractères_5f_correction"><text:span text:style-name="T225">86,856</text:span></text:span><text:span text:style-name="_5f_Caractères_5f_correction"><text:span text:style-name="T174"> </text:span></text:span><text:span text:style-name="_5f_Caractères_5f_correction"><text:span text:style-name="T172"><text:s/></text:span></text:span><text:span text:style-name="_5f_Caractères_5f_correction"><text:span text:style-name="T225">L </text:span></text:span><text:span text:style-name="_5f_Caractères_5f_correction"><text:span text:style-name="T226">(</text:span></text:span><text:span text:style-name="_5f_Caractères_5f_correction"><text:span text:style-name="T225">ou dm³ </text:span></text:span><text:span text:style-name="_5f_Caractères_5f_correction"><text:span text:style-name="T226">)</text:span></text:span><text:span text:style-name="_5f_Caractères_5f_correction"><text:span text:style-name="T225">.</text:span></text:span></text:p>
      <text:p text:style-name="P109"><text:span text:style-name="_5f_Caractères_5f_correction"><text:span text:style-name="T225"/></text:span></text:p>
      <text:list xml:id="list141239911620353" text:continue-numbering="true" text:style-name="_5f_Numérotation_20_des_20_exercices">
        <text:list-item>
          <text:h text:style-name="_5f_Titre_5f_Exercices_5f_sans_5f_Titre" text:outline-level="1"><text:soft-page-break/>Un bac à fleurs est réalisé en bois à l'aide de planches de 12 mm d'épaisseur. La longueur du bac est de 110 cm, sa largeur de 65 cm et sa hauteur de 45 cm (ces dimensions sont mesurées à l'extérieur).</text:h>
        </text:list-item>
      </text:list>
      <text:h text:style-name="_5f_Paragraphe" text:outline-level="1">Combien de sacs de terre de 25 L faut‑il acheter pour remplir le bac ?</text:h>
      <text:h text:style-name="_5f_Paragraphe_5f_Correction" text:outline-level="1"><text:span text:style-name="_5f_Caractères_5f_correction"><text:span text:style-name="T248">12</text:span></text:span><text:span text:style-name="_5f_Caractères_5f_correction"> </text:span><text:span text:style-name="_5f_Caractères_5f_correction"><text:span text:style-name="T248">mm</text:span></text:span><text:span text:style-name="_5f_Caractères_5f_correction"> = </text:span><text:span text:style-name="_5f_Caractères_5f_correction"><text:span text:style-name="T248">1,2</text:span></text:span><text:span text:style-name="_5f_Caractères_5f_correction"> </text:span><text:span text:style-name="_5f_Caractères_5f_correction"><text:span text:style-name="T248">cm</text:span></text:span></text:h>
      <text:h text:style-name="_5f_Paragraphe_5f_Correction" text:outline-level="1"><text:span text:style-name="_5f_Caractères_5f_correction"><text:span text:style-name="T234">L</text:span></text:span><text:span text:style-name="_5f_Caractères_5f_correction"><text:span text:style-name="T199"> </text:span></text:span><text:span text:style-name="_5f_Caractères_5f_correction"><text:span text:style-name="T197">= </text:span></text:span><text:span text:style-name="_5f_Caractères_5f_correction"><text:span text:style-name="T198">110 cm </text:span></text:span><text:span text:style-name="_5f_Caractères_5f_correction"><text:span text:style-name="T176">−</text:span></text:span><text:span text:style-name="_5f_Caractères_5f_correction"><text:span text:style-name="T198"> 2</text:span></text:span><text:span text:style-name="_5f_Caractères_5f_correction"><text:span text:style-name="T176"> </text:span></text:span><text:span text:style-name="_5f_Caractères_5f_correction"><text:span text:style-name="T170">×</text:span></text:span><text:span text:style-name="_5f_Caractères_5f_correction"><text:span text:style-name="T176"> 1,2 cm =</text:span></text:span><text:span text:style-name="_5f_Caractères_5f_correction"><text:span text:style-name="T197"> 107,6 cm</text:span></text:span></text:h>
      <text:h text:style-name="_5f_Paragraphe_5f_Correction" text:outline-level="1"><text:span text:style-name="_5f_Caractères_5f_correction"><text:span text:style-name="T234">l</text:span></text:span><text:span text:style-name="_5f_Caractères_5f_correction"><text:span text:style-name="T199"> = </text:span></text:span><text:span text:style-name="_5f_Caractères_5f_correction"><text:span text:style-name="T200">65 cm </text:span></text:span><text:span text:style-name="_5f_Caractères_5f_correction"><text:span text:style-name="T177">−</text:span></text:span><text:span text:style-name="_5f_Caractères_5f_correction"><text:span text:style-name="T200"> 2</text:span></text:span><text:span text:style-name="_5f_Caractères_5f_correction"><text:span text:style-name="T177"> </text:span></text:span><text:span text:style-name="_5f_Caractères_5f_correction"><text:span text:style-name="T171">×</text:span></text:span><text:span text:style-name="_5f_Caractères_5f_correction"><text:span text:style-name="T177"> 1,2 cm </text:span></text:span><text:span text:style-name="_5f_Caractères_5f_correction">=</text:span><text:span text:style-name="_5f_Caractères_5f_correction"><text:span text:style-name="T197"> 62,6 cm</text:span></text:span></text:h>
      <text:h text:style-name="_5f_Paragraphe_5f_Correction" text:outline-level="1"><text:span text:style-name="_5f_Caractères_5f_correction"><text:span text:style-name="T234">h</text:span></text:span><text:span text:style-name="_5f_Caractères_5f_correction"><text:span text:style-name="T199"> = </text:span></text:span><text:span text:style-name="_5f_Caractères_5f_correction"><text:span text:style-name="T200">45 cm </text:span></text:span><text:span text:style-name="_5f_Caractères_5f_correction"><text:span text:style-name="T177">− 1,2 cm </text:span></text:span><text:span text:style-name="_5f_Caractères_5f_correction">=</text:span><text:span text:style-name="_5f_Caractères_5f_correction"><text:span text:style-name="T197"> </text:span></text:span><text:span text:style-name="_5f_Caractères_5f_correction">43,8</text:span><text:span text:style-name="_5f_Caractères_5f_correction"><text:span text:style-name="T197"> </text:span></text:span><text:span text:style-name="_5f_Caractères_5f_correction">cm</text:span></text:h>
      <text:h text:style-name="_5f_Paragraphe_5f_Correction" text:outline-level="1"><text:span text:style-name="_5f_Caractères_5f_correction"><text:span text:style-name="T234">V</text:span></text:span><text:span text:style-name="_5f_Caractères_5f_correction"><text:span text:style-name="T197"> = 107,6 × 62,6 × 43,8 </text:span></text:span><text:span text:style-name="_5f_Caractères_5f_correction">≈</text:span><text:span text:style-name="_5f_Caractères_5f_correction"><text:span text:style-name="T197"> </text:span></text:span><text:span text:style-name="_5f_Caractères_5f_correction">295</text:span><text:span text:style-name="_5f_Caractères_5f_correction"><text:span text:style-name="T197"> </text:span></text:span><text:span text:style-name="_5f_Caractères_5f_correction">027</text:span><text:span text:style-name="_5f_Caractères_5f_correction"><text:span text:style-name="T197"> </text:span></text:span><text:span text:style-name="_5f_Caractères_5f_correction">cm³</text:span><text:span text:style-name="_5f_Caractères_5f_correction"><text:span text:style-name="T235"> </text:span></text:span><text:span text:style-name="_5f_Caractères_5f_correction"><text:span text:style-name="T175">V</text:span></text:span><text:span text:style-name="_5f_Caractères_5f_correction"><text:span text:style-name="T237"> </text:span></text:span><text:span text:style-name="_5f_Caractères_5f_correction">≈</text:span><text:span text:style-name="_5f_Caractères_5f_correction"><text:span text:style-name="T197"> </text:span></text:span><text:span text:style-name="_5f_Caractères_5f_correction">295,027 L</text:span></text:h>
      <text:h text:style-name="_5f_Paragraphe_5f_Correction" text:outline-level="1"><text:span text:style-name="_5f_Caractères_5f_correction"><text:span text:style-name="T251">Nombre de sacs : </text:span></text:span><text:span text:style-name="_5f_Caractères_5f_correction"><text:span text:style-name="T250">295,027 ÷ 25 ≈ 11,8 </text:span></text:span></text:h>
      <text:h text:style-name="_5f_Paragraphe_5f_Correction" text:outline-level="1"><text:span text:style-name="_5f_Caractères_5f_correction"><text:span text:style-name="T250">Il faut </text:span></text:span><text:span text:style-name="_5f_Caractères_5f_correction"><text:span text:style-name="T252">donc </text:span></text:span><text:span text:style-name="_5f_Caractères_5f_correction"><text:span text:style-name="T250">acheter 12 sacs </text:span></text:span><text:span text:style-name="_5f_Caractères_5f_correction"><text:span text:style-name="T251">de 25 L</text:span></text:span><text:span text:style-name="_5f_Caractères_5f_correction"><text:span text:style-name="T250">.</text:span></text:span></text:h>
      <text:h text:style-name="_5f_Paragraphe_5f_Correction" text:outline-level="1"><text:span text:style-name="_5f_Caractères_5f_correction"><text:span text:style-name="T250"/></text:span></text:h>
      <text:list xml:id="list141239982237992" text:continue-numbering="true" text:style-name="_5f_Numérotation_20_des_20_exercices">
        <text:list-item>
          <text:h text:style-name="_5f_Titre_5f_Exercices_5f_sans_5f_Titre" text:outline-level="1"><text:span text:style-name="Character_5f_20_5f_style">Un homme au repos fait pénétrer dans ses poumons 0,5 L d'air à chaque inspiration. <text:line-break/>Combien lui en faudra‑t‑il pour inspirer au total 1 m3 ?</text:span></text:h>
        </text:list-item>
      </text:list>
      <text:p text:style-name="P108"><text:span text:style-name="_5f_Caractères_5f_correction"><text:span text:style-name="T249">1 m³ = 1 000 L ; 1 000 ÷ 0,5 = 2 000.</text:span></text:span></text:p>
      <text:p text:style-name="P108"><text:span text:style-name="_5f_Caractères_5f_correction"><text:span text:style-name="T249">Il faudra 2 000 inspirations .</text:span></text:span></text:p>
      <text:p text:style-name="P108"><text:span text:style-name="_5f_Caractères_5f_correction"/></text:p>
      <text:list xml:id="list141239831095281" text:continue-numbering="true" text:style-name="_5f_Numérotation_20_des_20_exercices">
        <text:list-item>
          <text:h text:style-name="_5f_Titre_5f_Exercices_5f_sans_5f_Titre" text:outline-level="1"><text:span text:style-name="Character_5f_20_5f_style">Une baignoire est remplie à ras bord. On y plonge un cube plein de 25 cm d’arête qui coule immédiatement au fond de la baignoire en la faisant déborder. Quelle quantité d’eau, en litres, s’est échappée de la baignoire ?</text:span></text:h>
        </text:list-item>
      </text:list>
      <text:p text:style-name="P110"><text:span text:style-name="_5f_Caractères_5f_correction"><text:span text:style-name="T249">V = <text:s/>25 </text:span></text:span><text:span text:style-name="_5f_Caractères_5f_correction"><text:span text:style-name="T240">×</text:span></text:span><text:span text:style-name="_5f_Caractères_5f_correction"><text:span text:style-name="T249"> 25 </text:span></text:span><text:span text:style-name="_5f_Caractères_5f_correction"><text:span text:style-name="T240">×</text:span></text:span><text:span text:style-name="_5f_Caractères_5f_correction"><text:span text:style-name="T249"> 25 = 15 625 cm³ </text:span></text:span></text:p>
      <text:p text:style-name="P110"><text:span text:style-name="_5f_Caractères_5f_correction"><text:span text:style-name="T249">IL s’est échappé <text:s/>15,625 L de la baignoire.</text:span></text:span></text:p>
      <text:list xml:id="list141240437777381" text:continue-numbering="true" text:style-name="_5f_Numérotation_20_des_20_exercices">
        <text:list-item>
          <text:h text:style-name="_5f_Titre_5f_Exercices_5f_sans_5f_Titre" text:outline-level="1"><text:span text:style-name="Character_5f_20_5f_style">Un verre de cocktail est pratiquement rempli à ras bord (il manque 15 mL pour le remplir complètement). Pour la décoration, un barman y plonge un pavé droit plein coloré dont la largeur mesure 2 cm et la longueur et la hauteur mesurent 3 cm chacune. L’objet coule au fond du verre. Le cocktail va-t-il déborder ?</text:span></text:h>
        </text:list-item>
      </text:list>
      <text:h text:style-name="_5f_Paragraphe_5f_Correction" text:outline-level="1"><text:span text:style-name="_5f_Caractères_5f_correction">Volume du pavé : </text:span><text:span text:style-name="_5f_Caractères_5f_correction"><text:span text:style-name="T253">2 </text:span></text:span><text:span text:style-name="_5f_Caractères_5f_correction"><text:span text:style-name="T241">×</text:span></text:span><text:span text:style-name="_5f_Caractères_5f_correction"><text:span text:style-name="T253"> 3 </text:span></text:span><text:span text:style-name="_5f_Caractères_5f_correction"><text:span text:style-name="T241">×</text:span></text:span><text:span text:style-name="_5f_Caractères_5f_correction"><text:span text:style-name="T253"> 3 = 18 cm³ ou ml.</text:span></text:span></text:h>
      <text:h text:style-name="P101" text:outline-level="1"><text:span text:style-name="_5f_Caractères_5f_correction"><text:span text:style-name="T253">Le cocktail va déborder de 3 ml.</text:span></text:span></text:h>
      <text:h text:style-name="P101" text:outline-level="1"><text:span text:style-name="_5f_Caractères_5f_correction"/></text:h>
      <text:h text:style-name="P101" text:outline-level="1"><text:span text:style-name="_5f_Caractères_5f_correction"/></text:h>
      <text:h text:style-name="P101" text:outline-level="1"><text:span text:style-name="_5f_Caractères_5f_correction"/></text:h>
      <text:h text:style-name="P101" text:outline-level="1"><text:span text:style-name="_5f_Caractères_5f_correction"/></text:h>
      <text:list xml:id="list141240450714940" text:continue-numbering="true" text:style-name="_5f_Numérotation_20_des_20_exercices">
        <text:list-item>
          <text:h text:style-name="_5f_Titre_5f_Exercices_5f_sans_5f_Titre" text:outline-level="1"><text:span text:style-name="Character_5f_20_5f_style">Un bûcheron vient de découper un tronc de chêne qui pèse 2 100 kg. Pour en faire un meuble de rangement, il y creuse une cavité cubique de côté 120 cm. Sachant que la masse volumique du chêne est de 700 kg par m³, combien pèse le meuble une fois creusé ?</text:span></text:h>
        </text:list-item>
      </text:list>
      <text:p text:style-name="P111"><text:span text:style-name="_5f_Caractères_5f_correction"><text:span text:style-name="T254">Masse de bois enlevée : </text:span></text:span></text:p>
      <text:p text:style-name="P111"><text:span text:style-name="_5f_Caractères_5f_correction"><text:span text:style-name="T254">V =1,2</text:span></text:span><text:span text:style-name="_5f_Caractères_5f_correction"><text:span text:style-name="T242">×</text:span></text:span><text:span text:style-name="_5f_Caractères_5f_correction"><text:span text:style-name="T254">1,2</text:span></text:span><text:span text:style-name="_5f_Caractères_5f_correction"><text:span text:style-name="T242">×</text:span></text:span><text:span text:style-name="_5f_Caractères_5f_correction"><text:span text:style-name="T254">1,2 = </text:span></text:span><text:span text:style-name="_5f_Caractères_5f_correction"><text:span text:style-name="T216">1,728</text:span></text:span><text:span text:style-name="_5f_Caractères_5f_correction"><text:span text:style-name="T254"> m³ .</text:span></text:span></text:p>
      <text:p text:style-name="P111"><text:span text:style-name="_5f_Caractères_5f_correction"><text:span text:style-name="T254">Masse enlevée : <text:s/>1,728 × 700 = 1 209,6 kg</text:span></text:span></text:p>
      <text:p text:style-name="P112"><text:span text:style-name="_5f_Caractères_5f_correction"><text:span text:style-name="T201">Poids du meuble : </text:span></text:span></text:p>
      <text:p text:style-name="P112"><text:span text:style-name="_5f_Caractères_5f_correction"><text:span text:style-name="T201">2 100 – </text:span></text:span><text:span text:style-name="_5f_Caractères_5f_correction"><text:span text:style-name="T209">1 209,6</text:span></text:span><text:span text:style-name="_5f_Caractères_5f_correction"><text:span text:style-name="T254"> = 890,4 kg</text:span></text:span></text:p>
      <text:p text:style-name="P112"><text:span text:style-name="_5f_Caractères_5f_correction"/></text:p>
      <text:p text:style-name="P138"><text:span text:style-name="_5f_pointillés_20_gris"/></text:p>
      <text:list xml:id="list141239238573340" text:continue-numbering="true" text:style-name="_5f_Numérotation_20_des_20_exercices">
        <text:list-item>
          <text:h text:style-name="_5f_Titre_5f_Exercices_5f_sans_5f_Titre" text:outline-level="1">Pour aller plus loin</text:h>
        </text:list-item>
      </text:list>
      <text:h text:style-name="_5f_Paragraphe" text:outline-level="1">Après avoir cherché les formules qu’il faut utiliser, calcule les volumes des solides suivants :</text:h>
      <text:list xml:id="list141239519766052" text:continue-numbering="true" text:style-name="_5f_Numérotation_20_des_20_exercices">
        <text:list-item>
          <text:list>
            <text:list-item>
              <text:p text:style-name="_5f_Paragraphe_5f_avec_5f_Num_5f_Question">Un prisme droit, à base triangulaire :</text:p>
            </text:list-item>
          </text:list>
        </text:list-item>
      </text:list>
      <text:h text:style-name="_5f_Paragraphe" text:outline-level="1"><draw:g text:anchor-type="paragraph" draw:z-index="4" draw:name="Shape10" draw:style-name="gr46"><draw:g draw:style-name="gr29"><draw:line draw:style-name="gr24" draw:text-style-name="P154" svg:x1="0.921cm" svg:y1="6.813cm" svg:x2="4.921cm" svg:y2="6.813cm"><text:p/></draw:line><draw:frame draw:style-name="gr59" draw:text-style-name="P158" svg:width="1.5cm" svg:height="0.673cm" svg:x="2.122cm" svg:y="6.841cm"><draw:text-box><text:p text:style-name="P157"><text:span text:style-name="T261">4 cm</text:span></text:p></draw:text-box></draw:frame><draw:line draw:style-name="gr24" draw:text-style-name="P154" svg:x1="0.621cm" svg:y1="6.513cm" svg:x2="0.621cm" svg:y2="3.513cm"><text:p/></draw:line><draw:line draw:style-name="gr24" draw:text-style-name="P154" svg:x1="5.119cm" svg:y1="6.716cm" svg:x2="9.219cm" svg:y2="3.616cm"><text:p/></draw:line><draw:frame draw:style-name="gr58" draw:text-style-name="P158" svg:width="1.502cm" svg:height="0.675cm" draw:transform="rotate (-1.5707963267949) translate (0.694972222222222cm 4.21393055555556cm)"><draw:text-box><text:p text:style-name="P157"><text:span text:style-name="T261">3 cm</text:span></text:p></draw:text-box></draw:frame><draw:frame draw:style-name="gr58" draw:text-style-name="P158" svg:width="1.5cm" svg:height="0.675cm" draw:transform="rotate (0.640884901332318) translate (6.56166666666667cm 5.66561111111111cm)"><draw:text-box><text:p text:style-name="P157"><text:span text:style-name="T261">7 cm</text:span></text:p></draw:text-box></draw:frame></draw:g><draw:g draw:style-name="gr29"><draw:g draw:style-name="gr29"><draw:custom-shape draw:style-name="gr62" draw:text-style-name="P153" svg:width="4.001cm" svg:height="3.001cm" svg:x="0.921cm" svg:y="3.51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63" draw:text-style-name="P169" svg:width="8.055cm" svg:height="6.017cm" svg:x="0.921cm" svg:y="0.49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line draw:style-name="gr21" draw:text-style-name="P154" svg:x1="0.921cm" svg:y1="6.513cm" svg:x2="4.921cm" svg:y2="3.513cm"><text:p/></draw:line><draw:line draw:style-name="gr21" draw:text-style-name="P154" svg:x1="4.921cm" svg:y1="0.515cm" svg:x2="4.921cm" svg:y2="3.515cm"><text:p/></draw:line><draw:line draw:style-name="gr21" draw:text-style-name="P154" svg:x1="8.921cm" svg:y1="3.513cm" svg:x2="4.921cm" svg:y2="3.513cm"><text:p/></draw:line><draw:custom-shape draw:style-name="gr27" draw:text-style-name="P154" svg:width="0.202cm" svg:height="0.2cm" svg:x="0.921cm" svg:y="6.313cm"><text:p/><draw:enhanced-geometry svg:viewBox="0 0 21600 21600" draw:type="rectangle" draw:enhanced-path="M 0 0 L 21600 0 21600 21600 0 21600 0 0 Z N"/></draw:custom-shape><draw:custom-shape draw:style-name="gr28" draw:text-style-name="P154" svg:width="0.2cm" svg:height="0.2cm" svg:x="4.921cm" svg:y="3.313cm"><text:p/><draw:enhanced-geometry svg:viewBox="0 0 21600 21600" draw:type="rectangle" draw:enhanced-path="M 0 0 L 21600 0 21600 21600 0 21600 0 0 Z N"/></draw:custom-shap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2" text:outline-level="1"><text:span text:style-name="_5f_Caractères_5f_correction"/></text:h>
      <text:list xml:id="list141240138443543" text:continue-numbering="true" text:style-name="_5f_Numérotation_20_des_20_exercices">
        <text:list-header>
          <text:p text:style-name="_5f_Paragraphe_5f_Réponse_5f_Elève"><text:span text:style-name="_5f_Caractères_5f_correction"><text:span text:style-name="T255">V= </text:span></text:span><text:span text:style-name="_5f_Caractères_5f_correction"><text:span text:style-name="T217">surface de la base triangulaire </text:span></text:span><text:span text:style-name="_5f_Caractères_5f_correction"><text:span text:style-name="T243">×</text:span></text:span><text:span text:style-name="_5f_Caractères_5f_correction"><text:span text:style-name="T255"> </text:span></text:span><text:span text:style-name="_5f_Caractères_5f_correction"><text:span text:style-name="T217">hauteur</text:span></text:span><text:span text:style-name="_5f_Caractères_5f_correction"><text:span text:style-name="T255"> </text:span></text:span></text:p>
          <text:p text:style-name="_5f_Paragraphe_5f_Réponse_5f_Elève"><text:span text:style-name="_5f_Caractères_5f_correction"><text:span text:style-name="T255">V= (3 </text:span></text:span><text:span text:style-name="_5f_Caractères_5f_correction"><text:span text:style-name="T243">×</text:span></text:span><text:span text:style-name="_5f_Caractères_5f_correction"><text:span text:style-name="T255"> 4 </text:span></text:span><text:span text:style-name="_5f_Caractères_5f_correction"><text:span text:style-name="T243">÷</text:span></text:span><text:span text:style-name="_5f_Caractères_5f_correction"><text:span text:style-name="T255"> 2) </text:span></text:span><text:span text:style-name="_5f_Caractères_5f_correction"><text:span text:style-name="T243">×</text:span></text:span><text:span text:style-name="_5f_Caractères_5f_correction"><text:span text:style-name="T255"> 7 <text:s/>= <text:s/>42 <text:s/>cm³ .</text:span></text:span></text:p>
        </text:list-header>
      </text:list>
      <text:h text:style-name="P102" text:outline-level="1"><text:span text:style-name="_5f_Caractères_5f_correction"><text:s text:c="2"/></text:span></text:h>
      <text:h text:style-name="P102" text:outline-level="1"><text:span text:style-name="_5f_Caractères_5f_correction"/></text:h>
      <text:list xml:id="list141240428997571" text:continue-numbering="true" text:style-name="_5f_Numérotation_20_des_20_exercices">
        <text:list-item>
          <text:list>
            <text:list-item>
              <text:p text:style-name="_5f_Paragraphe_5f_avec_5f_Num_5f_Question">Un autre prisme droit (la face avant est un trapèze) :</text:p>
            </text:list-item>
          </text:list>
        </text:list-item>
      </text:list>
      <text:h text:style-name="_5f_Paragraphe" text:outline-level="1"><draw:g text:anchor-type="paragraph" draw:z-index="5" draw:name="Shape11" draw:style-name="gr46"><draw:custom-shape draw:style-name="gr27" draw:text-style-name="P154" svg:width="0.177cm" svg:height="0.17cm" svg:x="0.792cm" svg:y="5.764cm"><text:p/><draw:enhanced-geometry svg:viewBox="0 0 21600 21600" draw:type="rectangle" draw:enhanced-path="M 0 0 L 21600 0 21600 21600 0 21600 0 0 Z N"/></draw:custom-shape><draw:polygon draw:style-name="gr19" draw:text-style-name="P153" svg:width="6.993cm" svg:height="2.545cm" svg:x="0.794cm" svg:y="3.387cm" svg:viewBox="0 0 6994 2546" draw:points="0,0 5246,0 6994,2546 0,2546"><text:p/></draw:polygon><draw:custom-shape draw:style-name="gr60" draw:text-style-name="P156" svg:width="3.481cm" svg:height="5.054cm" svg:x="6.057cm" svg:y="0.8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61" draw:text-style-name="P155" svg:width="6.995cm" svg:height="2.509cm" svg:x="0.792cm" svg:y="0.88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style-name="gr25" draw:text-style-name="P158" svg:width="1.273cm" svg:height="1.075cm" draw:transform="rotate (-1.5707963267949) translate (0.619125cm 3.98286111111111cm)"><draw:text-box><text:p text:style-name="P157"><text:span text:style-name="T261">3 cm</text:span></text:p></draw:text-box></draw:frame><draw:line draw:style-name="gr24" draw:text-style-name="P154" svg:x1="0.619cm" svg:y1="5.933cm" svg:x2="0.619cm" svg:y2="3.387cm"><text:p/></draw:line><draw:line draw:style-name="gr24" draw:text-style-name="P154" svg:x1="0.794cm" svg:y1="6.188cm" svg:x2="7.788cm" svg:y2="6.188cm"><text:p/></draw:line><draw:frame draw:style-name="gr25" draw:text-style-name="P158" svg:width="1.311cm" svg:height="1.075cm" svg:x="3.766cm" svg:y="6.103cm"><draw:text-box><text:p text:style-name="P157"><text:span text:style-name="T261">8 cm</text:span></text:p></draw:text-box></draw:frame><draw:line draw:style-name="gr24" draw:text-style-name="P154" svg:x1="7.962cm" svg:y1="6.104cm" svg:x2="9.711cm" svg:y2="3.558cm"><text:p/></draw:line><draw:frame draw:style-name="gr25" draw:text-style-name="P158" svg:width="1.287cm" svg:height="1.075cm" draw:transform="rotate (0.959931088596881) translate (8.41375cm 5.26873611111111cm)"><draw:text-box><text:p text:style-name="P157"><text:span text:style-name="T261">7 cm</text:span></text:p></draw:text-box></draw:frame><draw:line draw:style-name="gr24" draw:text-style-name="P154" svg:x1="2.542cm" svg:y1="0.673cm" svg:x2="7.788cm" svg:y2="0.673cm"><text:p/></draw:line><draw:frame draw:style-name="gr25" draw:text-style-name="P158" svg:width="1.313cm" svg:height="1.075cm" svg:x="4.639cm" svg:y="0.164cm"><draw:text-box><text:p text:style-name="P157"><text:span text:style-name="T261">6 cm</text:span></text:p></draw:text-box></draw:frame><draw:custom-shape draw:style-name="gr27" draw:text-style-name="P154" svg:width="0.177cm" svg:height="0.17cm" svg:x="0.792cm" svg:y="5.764cm"><text:p/><draw:enhanced-geometry svg:viewBox="0 0 21600 21600" draw:type="rectangle" draw:enhanced-path="M 0 0 L 21600 0 21600 21600 0 21600 0 0 Z N"/></draw:custom-shape><draw:custom-shape draw:style-name="gr27" draw:text-style-name="P154" svg:width="0.177cm" svg:height="0.17cm" svg:x="0.792cm" svg:y="5.764cm"><text:p/><draw:enhanced-geometry svg:viewBox="0 0 21600 21600" draw:type="rectangle" draw:enhanced-path="M 0 0 L 21600 0 21600 21600 0 21600 0 0 Z N"/></draw:custom-shape><draw:custom-shape draw:style-name="gr27" draw:text-style-name="P154" svg:width="0.177cm" svg:height="0.17cm" svg:x="0.792cm" svg:y="5.764cm"><text:p/><draw:enhanced-geometry svg:viewBox="0 0 21600 21600" draw:type="rectangle" draw:enhanced-path="M 0 0 L 21600 0 21600 21600 0 21600 0 0 Z N"/></draw:custom-shape><draw:custom-shape draw:style-name="gr27" draw:text-style-name="P154" svg:width="0.177cm" svg:height="0.17cm" svg:x="0.792cm" svg:y="5.764cm"><text:p/><draw:enhanced-geometry svg:viewBox="0 0 21600 21600" draw:type="rectangle" draw:enhanced-path="M 0 0 L 21600 0 21600 21600 0 21600 0 0 Z N"/></draw:custom-shape><draw:custom-shape draw:style-name="gr27" draw:text-style-name="P154" svg:width="0.177cm" svg:height="0.17cm" svg:x="0.792cm" svg:y="3.388cm"><text:p/><draw:enhanced-geometry svg:viewBox="0 0 21600 21600" draw:type="rectangle" draw:enhanced-path="M 0 0 L 21600 0 21600 21600 0 21600 0 0 Z N"/></draw:custom-shape><draw:line draw:style-name="gr20" draw:text-style-name="P154" svg:x1="0.794cm" svg:y1="3.388cm" svg:x2="0.923cm" svg:y2="3.2cm"><text:p/></draw:line><draw:line draw:style-name="gr20" draw:text-style-name="P154" svg:x1="0.967cm" svg:y1="3.388cm" svg:x2="1.049cm" svg:y2="3.267cm"><text:p/></draw:line><draw:line draw:style-name="gr20" draw:text-style-name="P154" svg:x1="0.88cm" svg:y1="3.267cm" svg:x2="1.056cm" svg:y2="3.267cm"><text:p/></draw:line><draw:line draw:style-name="gr20" draw:text-style-name="P154" svg:x1="2.624cm" svg:y1="1.001cm" svg:x2="2.706cm" svg:y2="0.88cm"><text:p/></draw:line><draw:line draw:style-name="gr20" draw:text-style-name="P154" svg:x1="2.447cm" svg:y1="1.001cm" svg:x2="2.623cm" svg:y2="1.001cm"><text:p/></draw:line><draw:line draw:style-name="gr20" draw:text-style-name="P154" svg:x1="7.551cm" svg:y1="1.001cm" svg:x2="7.633cm" svg:y2="0.88cm"><text:p/></draw:line><draw:line draw:style-name="gr20" draw:text-style-name="P154" svg:x1="2.624cm" svg:y1="1.001cm" svg:x2="2.706cm" svg:y2="0.88cm"><text:p/></draw:line><draw:line draw:style-name="gr20" draw:text-style-name="P154" svg:x1="5.889cm" svg:y1="3.388cm" svg:x2="5.971cm" svg:y2="3.267cm"><text:p/></draw:line><draw:line draw:style-name="gr20" draw:text-style-name="P154" svg:x1="5.95cm" svg:y1="3.267cm" svg:x2="6.126cm" svg:y2="3.267cm"><text:p/></draw:line><draw:line draw:style-name="gr20" draw:text-style-name="P154" svg:x1="7.551cm" svg:y1="1.001cm" svg:x2="7.727cm" svg:y2="1.001cm"><text:p/></draw:line><draw:line draw:style-name="gr20" draw:text-style-name="P154" svg:x1="6.13cm" svg:y1="3.524cm" svg:x2="6.223cm" svg:y2="3.387cm"><text:p/></draw:line><draw:line draw:style-name="gr20" draw:text-style-name="P154" svg:x1="6.144cm" svg:y1="3.267cm" svg:x2="6.224cm" svg:y2="3.387cm"><text:p/></draw:line><draw:line draw:style-name="gr20" draw:text-style-name="P154" svg:x1="7.708cm" svg:y1="1.011cm" svg:x2="7.788cm" svg:y2="1.131cm"><text:p/></draw:line><draw:line draw:style-name="gr20" draw:text-style-name="P154" svg:x1="7.787cm" svg:y1="1.134cm" svg:x2="7.88cm" svg:y2="0.997cm"><text:p/></draw:line><draw:line draw:style-name="gr20" draw:text-style-name="P154" svg:x1="9.362cm" svg:y1="3.441cm" svg:x2="9.455cm" svg:y2="3.304cm"><text:p/></draw:line><draw:line draw:style-name="gr20" draw:text-style-name="P154" svg:x1="7.695cm" svg:y1="5.817cm" svg:x2="7.788cm" svg:y2="5.68cm"><text:p/></draw:line><draw:line draw:style-name="gr20" draw:text-style-name="P154" svg:x1="7.788cm" svg:y1="5.68cm" svg:x2="7.868cm" svg:y2="5.8cm"><text:p/></draw:line><draw:line draw:style-name="gr20" draw:text-style-name="P154" svg:x1="9.362cm" svg:y1="3.438cm" svg:x2="9.442cm" svg:y2="3.558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41239244169547" text:continue-numbering="true" text:style-name="_5f_Numérotation_20_des_20_exercices">
        <text:list-header>
          <text:p text:style-name="P122"><text:span text:style-name="_5f_Caractères_5f_correction"><text:span text:style-name="T255">V= surface du trapèze <text:s/>× hauteur </text:span></text:span></text:p>
          <text:p text:style-name="P122"><text:span text:style-name="_5f_Caractères_5f_correction"><text:span text:style-name="T255">V= [(8 + 6) </text:span></text:span><text:span text:style-name="_5f_Caractères_5f_correction"><text:span text:style-name="T243">×</text:span></text:span><text:span text:style-name="_5f_Caractères_5f_correction"><text:span text:style-name="T255"> 3 </text:span></text:span><text:span text:style-name="_5f_Caractères_5f_correction"><text:span text:style-name="T243">÷</text:span></text:span><text:span text:style-name="_5f_Caractères_5f_correction"><text:span text:style-name="T255"> 2] <text:s/>× 7 <text:s/>= <text:s/>147 <text:s/>cm³ .</text:span></text:span></text:p>
        </text:list-header>
      </text:list>
      <text:p text:style-name="P129"><text:span text:style-name="_5f_Caractères_5f_correction"/></text:p>
      <text:list xml:id="list141239079007819" text:continue-numbering="true" text:style-name="_5f_Numérotation_20_des_20_exercices">
        <text:list-item>
          <text:list>
            <text:list-item>
              <text:p text:style-name="_5f_Paragraphe_5f_avec_5f_Num_5f_Question">Un toit :</text:p>
            </text:list-item>
          </text:list>
        </text:list-item>
      </text:list>
      <text:h text:style-name="_5f_Paragraphe" text:outline-level="1"><draw:g text:anchor-type="paragraph" draw:z-index="6" draw:name="Shape12" draw:style-name="gr46"><draw:custom-shape draw:style-name="gr56" draw:text-style-name="P153" svg:width="6cm" svg:height="2.001cm" svg:x="0.002cm" svg:y="1.713cm"><text:p/><draw:enhanced-geometry svg:viewBox="0 0 21600 21600" draw:glue-points="?f0 0 ?f1 10800 0 21600 10800 21600 21600 21600 ?f7 10800" draw:text-areas="?f1 10800 ?f2 18000 ?f3 7200 ?f4 21600" draw:type="isosceles-triangle" draw:modifiers="10729.8116980503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57" draw:text-style-name="P156" svg:width="6.601cm" svg:height="2.899cm" draw:transform="skewX (0.000523598775598296) rotate (-0.168424272817453) translate (3.24202777777778cm 0.299861111111111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21" draw:text-style-name="P154" svg:x1="0.001cm" svg:y1="3.715cm" svg:x2="3.501cm" svg:y2="2.815cm"><text:p/></draw:line><draw:line draw:style-name="gr21" draw:text-style-name="P154" svg:x1="9.513cm" svg:y1="2.843cm" svg:x2="3.503cm" svg:y2="2.815cm"><text:p/></draw:line><draw:line draw:style-name="gr21" draw:text-style-name="P154" svg:x1="6.489cm" svg:y1="0.864cm" svg:x2="3.503cm" svg:y2="2.813cm"><text:p/></draw:line><draw:line draw:style-name="gr24" draw:text-style-name="P154" svg:x1="0.001cm" svg:y1="4.013cm" svg:x2="6.001cm" svg:y2="4.013cm"><text:p/></draw:line><draw:line draw:style-name="gr24" draw:text-style-name="P154" svg:x1="6.301cm" svg:y1="3.914cm" svg:x2="9.762cm" svg:y2="3.002cm"><text:p/></draw:line><draw:line draw:style-name="gr24" draw:text-style-name="P154" svg:x1="3.002cm" svg:y1="3.713cm" svg:x2="3.002cm" svg:y2="1.713cm"><text:p/></draw:line><draw:frame draw:style-name="gr58" draw:text-style-name="P158" svg:width="1.502cm" svg:height="0.675cm" svg:x="2.401cm" svg:y="4.039cm"><draw:text-box><text:p text:style-name="P157"><text:span text:style-name="T261">6 cm</text:span></text:p></draw:text-box></draw:frame><draw:frame draw:style-name="gr59" draw:text-style-name="P158" svg:width="1.5cm" svg:height="0.673cm" draw:transform="rotate (0.264068315826742) translate (7.50358333333333cm 3.49955555555556cm)"><draw:text-box><text:p text:style-name="P157"><text:span text:style-name="T261">5 cm</text:span></text:p></draw:text-box></draw:frame><draw:frame draw:style-name="gr59" draw:text-style-name="P158" svg:width="1.5cm" svg:height="0.673cm" draw:transform="rotate (-1.5707963267949) translate (3.57363888888889cm 1.91381944444444cm)"><draw:text-box><text:p text:style-name="P157"><text:span text:style-name="T261">2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41240128826092" text:continue-numbering="true" text:style-name="_5f_Numérotation_20_des_20_exercices">
        <text:list-header>
          <text:p text:style-name="P122"><text:span text:style-name="_5f_Caractères_5f_correction"><text:span text:style-name="T255">V = surface du </text:span></text:span><text:span text:style-name="_5f_Caractères_5f_correction"><text:span text:style-name="T217">triangle</text:span></text:span><text:span text:style-name="_5f_Caractères_5f_correction"><text:span text:style-name="T255"> <text:s/>× hauteur </text:span></text:span></text:p>
        </text:list-header>
      </text:list>
      <text:p text:style-name="P113"><text:span text:style-name="_5f_Caractères_5f_correction"><text:span text:style-name="T255">V= [</text:span></text:span><text:span text:style-name="_5f_Caractères_5f_correction"><text:span text:style-name="T217">2 </text:span></text:span><text:span text:style-name="_5f_Caractères_5f_correction"><text:span text:style-name="T222">×</text:span></text:span><text:span text:style-name="_5f_Caractères_5f_correction"><text:span text:style-name="T217"> 6 </text:span></text:span><text:span text:style-name="_5f_Caractères_5f_correction"><text:span text:style-name="T222">÷</text:span></text:span><text:span text:style-name="_5f_Caractères_5f_correction"><text:span text:style-name="T217"> 2</text:span></text:span><text:span text:style-name="_5f_Caractères_5f_correction"><text:span text:style-name="T255">] <text:s/>× </text:span></text:span><text:span text:style-name="_5f_Caractères_5f_correction"><text:span text:style-name="T217">5</text:span></text:span><text:span text:style-name="_5f_Caractères_5f_correction"><text:span text:style-name="T255"> <text:s/>= <text:s/></text:span></text:span><text:span text:style-name="_5f_Caractères_5f_correction"><text:span text:style-name="T230">3</text:span></text:span><text:span text:style-name="_5f_Caractères_5f_correction"><text:span text:style-name="T219">0</text:span></text:span><text:span text:style-name="_5f_Caractères_5f_correction"><text:span text:style-name="T230"> </text:span></text:span><text:span text:style-name="_5f_Caractères_5f_correction"><text:span text:style-name="T255"><text:s/>cm³ .</text:span></text:span></text:p>
      <text:p text:style-name="P113"><text:span text:style-name="_5f_Caractères_5f_correction"/></text:p>
      <text:p text:style-name="P113"><draw:g text:anchor-type="as-char" svg:y="1.61cm" draw:z-index="24" draw:name="Shape13" draw:style-name="gr18"><draw:polygon draw:style-name="gr19" draw:text-style-name="P153" svg:width="5.942cm" svg:height="4.244cm" svg:x="0.255cm" svg:y="1.274cm" svg:viewBox="0 0 5943 4245" draw:points="0,4245 5943,4245 5943,0 4669,0 4669,1698 1273,1698 1273,0 0,0"><text:p/></draw:polygon><draw:line draw:style-name="gr20" draw:text-style-name="P154" svg:x1="0.255cm" svg:y1="1.274cm" svg:x2="2.802cm" svg:y2="0.001cm"><text:p/></draw:line><draw:line draw:style-name="gr20" draw:text-style-name="P154" svg:x1="1.529cm" svg:y1="1.274cm" svg:x2="4.076cm" svg:y2="0.001cm"><text:p/></draw:line><draw:line draw:style-name="gr20" draw:text-style-name="P154" svg:x1="1.529cm" svg:y1="2.972cm" svg:x2="4.076cm" svg:y2="1.699cm"><text:p/></draw:line><draw:line draw:style-name="gr21" draw:text-style-name="P154" svg:x1="4.924cm" svg:y1="2.972cm" svg:x2="7.471cm" svg:y2="1.699cm"><text:p/></draw:line><draw:line draw:style-name="gr20" draw:text-style-name="P154" svg:x1="4.924cm" svg:y1="1.274cm" svg:x2="7.471cm" svg:y2="0.001cm"><text:p/></draw:line><draw:line draw:style-name="gr20" draw:text-style-name="P154" svg:x1="6.198cm" svg:y1="1.274cm" svg:x2="8.745cm" svg:y2="0.001cm"><text:p/></draw:line><draw:line draw:style-name="gr20" draw:text-style-name="P154" svg:x1="6.198cm" svg:y1="5.519cm" svg:x2="8.745cm" svg:y2="4.246cm"><text:p/></draw:line><draw:line draw:style-name="gr21" draw:text-style-name="P154" svg:x1="2.801cm" svg:y1="0.001cm" svg:x2="2.801cm" svg:y2="4.246cm"><text:p/></draw:line><draw:line draw:style-name="gr21" draw:text-style-name="P154" svg:x1="8.744cm" svg:y1="4.246cm" svg:x2="2.801cm" svg:y2="4.246cm"><text:p/></draw:line><draw:line draw:style-name="gr20" draw:text-style-name="P154" svg:x1="4.074cm" svg:y1="0.001cm" svg:x2="2.801cm" svg:y2="0.001cm"><text:p/></draw:line><draw:line draw:style-name="gr20" draw:text-style-name="P154" svg:x1="4.076cm" svg:y1="0.001cm" svg:x2="4.076cm" svg:y2="1.699cm"><text:p/></draw:line><draw:line draw:style-name="gr20" draw:text-style-name="P154" svg:x1="4.925cm" svg:y1="1.699cm" svg:x2="4.076cm" svg:y2="1.699cm"><text:p/></draw:line><draw:line draw:style-name="gr21" draw:text-style-name="P154" svg:x1="4.924cm" svg:y1="1.699cm" svg:x2="7.471cm" svg:y2="1.699cm"><text:p/></draw:line><draw:line draw:style-name="gr20" draw:text-style-name="P154" svg:x1="4.924cm" svg:y1="1.698cm" svg:x2="4.924cm" svg:y2="1.274cm"><text:p/></draw:line><draw:line draw:style-name="gr21" draw:text-style-name="P154" svg:x1="7.471cm" svg:y1="0.001cm" svg:x2="7.471cm" svg:y2="1.699cm"><text:p/></draw:line><draw:line draw:style-name="gr20" draw:text-style-name="P154" svg:x1="8.744cm" svg:y1="0.001cm" svg:x2="7.471cm" svg:y2="0.001cm"><text:p/></draw:line><draw:line draw:style-name="gr20" draw:text-style-name="P154" svg:x1="8.745cm" svg:y1="0.001cm" svg:x2="8.745cm" svg:y2="4.246cm"><text:p/></draw:line><draw:polygon draw:style-name="gr22" draw:text-style-name="P155" svg:width="3.819cm" svg:height="1.272cm" svg:x="0.255cm" svg:y="0.001cm" svg:viewBox="0 0 3820 1273" draw:points="0,1273 2547,0 3820,0 1273,1273"><text:p/></draw:polygon><draw:polygon draw:style-name="gr22" draw:text-style-name="P155" svg:width="3.819cm" svg:height="1.272cm" svg:x="4.924cm" svg:y="0.001cm" svg:viewBox="0 0 3820 1273" draw:points="0,1273 2547,0 3820,0 1273,1273"><text:p/></draw:polygon><draw:polygon draw:style-name="gr22" draw:text-style-name="P155" svg:width="3.395cm" svg:height="1.272cm" svg:x="1.529cm" svg:y="1.699cm" svg:viewBox="0 0 3396 1273" draw:points="0,1273 2547,0 3396,0 3396,1273"><text:p/></draw:polygon><draw:polygon draw:style-name="gr23" draw:text-style-name="P156" svg:width="2.546cm" svg:height="2.97cm" svg:x="1.529cm" svg:y="0.001cm" svg:viewBox="0 0 2547 2971" draw:points="0,1273 2547,0 2547,1698 0,2971"><text:p/></draw:polygon><draw:polygon draw:style-name="gr23" draw:text-style-name="P156" svg:width="2.546cm" svg:height="5.517cm" svg:x="6.198cm" svg:y="0.001cm" svg:viewBox="0 0 2547 5518" draw:points="0,1273 2547,0 2547,4245 0,5518"><text:p/></draw:polygon><draw:line draw:style-name="gr20" draw:text-style-name="P154" svg:x1="0.849cm" svg:y1="1.184cm" svg:x2="0.764cm" svg:y2="1.354cm"><text:p/></draw:line><draw:line draw:style-name="gr20" draw:text-style-name="P154" svg:x1="0.934cm" svg:y1="1.184cm" svg:x2="0.849cm" svg:y2="1.354cm"><text:p/></draw:line><draw:line draw:style-name="gr20" draw:text-style-name="P154" svg:x1="5.603cm" svg:y1="1.184cm" svg:x2="5.518cm" svg:y2="1.354cm"><text:p/></draw:line><draw:line draw:style-name="gr20" draw:text-style-name="P154" svg:x1="5.688cm" svg:y1="1.184cm" svg:x2="5.603cm" svg:y2="1.354cm"><text:p/></draw:line><draw:line draw:style-name="gr24" draw:text-style-name="P154" svg:x1="0.255cm" svg:y1="5.77cm" svg:x2="6.198cm" svg:y2="5.77cm"><text:p/></draw:line><draw:frame draw:style-name="gr25" draw:text-style-name="P158" svg:width="1.53cm" svg:height="1.075cm" svg:x="2.461cm" svg:y="5.711cm"><draw:text-box><text:p text:style-name="P157"><text:span text:style-name="T261">14 cm</text:span></text:p></draw:text-box></draw:frame><draw:frame draw:style-name="gr26" draw:text-style-name="P158" svg:width="1.53cm" svg:height="0.664cm" svg:x="2.716cm" svg:y="3.053cm"><draw:text-box><text:p text:style-name="P157"><text:span text:style-name="T261">8 cm</text:span></text:p></draw:text-box></draw:frame><draw:line draw:style-name="gr24" draw:text-style-name="P154" svg:x1="1.529cm" svg:y1="3.17cm" svg:x2="4.925cm" svg:y2="3.17cm"><text:p/></draw:line><draw:line draw:style-name="gr21" draw:text-style-name="P154" svg:x1="0.255cm" svg:y1="5.519cm" svg:x2="2.802cm" svg:y2="4.246cm"><text:p/></draw:line><draw:line draw:style-name="gr20" draw:text-style-name="P154" svg:x1="1.443cm" svg:y1="1.869cm" svg:x2="1.613cm" svg:y2="1.869cm"><text:p/></draw:line><draw:line draw:style-name="gr20" draw:text-style-name="P154" svg:x1="1.443cm" svg:y1="1.953cm" svg:x2="1.613cm" svg:y2="1.953cm"><text:p/></draw:line><draw:line draw:style-name="gr20" draw:text-style-name="P154" svg:x1="1.443cm" svg:y1="2.036cm" svg:x2="1.613cm" svg:y2="2.036cm"><text:p/></draw:line><draw:line draw:style-name="gr20" draw:text-style-name="P154" svg:x1="4.839cm" svg:y1="1.953cm" svg:x2="5.009cm" svg:y2="1.953cm"><text:p/></draw:line><draw:line draw:style-name="gr20" draw:text-style-name="P154" svg:x1="4.839cm" svg:y1="2.036cm" svg:x2="5.009cm" svg:y2="2.036cm"><text:p/></draw:line><draw:line draw:style-name="gr20" draw:text-style-name="P154" svg:x1="4.839cm" svg:y1="2.123cm" svg:x2="5.009cm" svg:y2="2.123cm"><text:p/></draw:line><draw:line draw:style-name="gr24" draw:text-style-name="P154" svg:x1="0cm" svg:y1="1.274cm" svg:x2="0cm" svg:y2="5.519cm"><text:p/></draw:line><draw:line draw:style-name="gr24" draw:text-style-name="P154" svg:x1="1.358cm" svg:y1="1.274cm" svg:x2="1.358cm" svg:y2="2.972cm"><text:p/></draw:line><draw:frame draw:style-name="gr26" draw:text-style-name="P158" svg:width="1.527cm" svg:height="0.664cm" draw:transform="rotate (1.57655591332648) translate (0.881944444444444cm 2.71581944444444cm)"><draw:text-box><text:p text:style-name="P157"><text:span text:style-name="T261">3 cm</text:span></text:p></draw:text-box></draw:frame><draw:custom-shape draw:style-name="gr27" draw:text-style-name="P154" svg:width="0.255cm" svg:height="0.257cm" svg:x="0.254cm" svg:y="5.263cm"><text:p/><draw:enhanced-geometry svg:viewBox="0 0 21600 21600" draw:type="rectangle" draw:enhanced-path="M 0 0 L 21600 0 21600 21600 0 21600 0 0 Z N"/></draw:custom-shape><draw:custom-shape draw:style-name="gr27" draw:text-style-name="P154" svg:width="0.255cm" svg:height="0.255cm" svg:x="0.254cm" svg:y="1.274cm"><text:p/><draw:enhanced-geometry svg:viewBox="0 0 21600 21600" draw:type="rectangle" draw:enhanced-path="M 0 0 L 21600 0 21600 21600 0 21600 0 0 Z N"/></draw:custom-shape><draw:custom-shape draw:style-name="gr27" draw:text-style-name="P154" svg:width="0.257cm" svg:height="0.255cm" svg:x="1.274cm" svg:y="1.274cm"><text:p/><draw:enhanced-geometry svg:viewBox="0 0 21600 21600" draw:type="rectangle" draw:enhanced-path="M 0 0 L 21600 0 21600 21600 0 21600 0 0 Z N"/></draw:custom-shape><draw:custom-shape draw:style-name="gr27" draw:text-style-name="P154" svg:width="0.255cm" svg:height="0.257cm" svg:x="1.529cm" svg:y="2.716cm"><text:p/><draw:enhanced-geometry svg:viewBox="0 0 21600 21600" draw:type="rectangle" draw:enhanced-path="M 0 0 L 21600 0 21600 21600 0 21600 0 0 Z N"/></draw:custom-shape><draw:custom-shape draw:style-name="gr27" draw:text-style-name="P154" svg:width="0.257cm" svg:height="0.257cm" svg:x="4.669cm" svg:y="2.716cm"><text:p/><draw:enhanced-geometry svg:viewBox="0 0 21600 21600" draw:type="rectangle" draw:enhanced-path="M 0 0 L 21600 0 21600 21600 0 21600 0 0 Z N"/></draw:custom-shape><draw:custom-shape draw:style-name="gr27" draw:text-style-name="P154" svg:width="0.255cm" svg:height="0.255cm" svg:x="4.925cm" svg:y="1.274cm"><text:p/><draw:enhanced-geometry svg:viewBox="0 0 21600 21600" draw:type="rectangle" draw:enhanced-path="M 0 0 L 21600 0 21600 21600 0 21600 0 0 Z N"/></draw:custom-shape><draw:custom-shape draw:style-name="gr27" draw:text-style-name="P154" svg:width="0.257cm" svg:height="0.255cm" svg:x="5.943cm" svg:y="1.274cm"><text:p/><draw:enhanced-geometry svg:viewBox="0 0 21600 21600" draw:type="rectangle" draw:enhanced-path="M 0 0 L 21600 0 21600 21600 0 21600 0 0 Z N"/></draw:custom-shape><draw:custom-shape draw:style-name="gr27" draw:text-style-name="P154" svg:width="0.257cm" svg:height="0.257cm" svg:x="5.943cm" svg:y="5.263cm"><text:p/><draw:enhanced-geometry svg:viewBox="0 0 21600 21600" draw:type="rectangle" draw:enhanced-path="M 0 0 L 21600 0 21600 21600 0 21600 0 0 Z N"/></draw:custom-shape><draw:custom-shape draw:style-name="gr28" draw:text-style-name="P154" svg:width="0.257cm" svg:height="0.255cm" svg:x="8.49cm" svg:y="3.99cm"><text:p/><draw:enhanced-geometry svg:viewBox="0 0 21600 21600" draw:type="rectangle" draw:enhanced-path="M 0 0 L 21600 0 21600 21600 0 21600 0 0 Z N"/></draw:custom-shape><draw:custom-shape draw:style-name="gr28" draw:text-style-name="P154" svg:width="0.255cm" svg:height="0.255cm" svg:x="2.801cm" svg:y="3.99cm"><text:p/><draw:enhanced-geometry svg:viewBox="0 0 21600 21600" draw:type="rectangle" draw:enhanced-path="M 0 0 L 21600 0 21600 21600 0 21600 0 0 Z N"/></draw:custom-shape><draw:custom-shape draw:style-name="gr28" draw:text-style-name="P154" svg:width="0.255cm" svg:height="0.255cm" svg:x="2.801cm" svg:y="0cm"><text:p/><draw:enhanced-geometry svg:viewBox="0 0 21600 21600" draw:type="rectangle" draw:enhanced-path="M 0 0 L 21600 0 21600 21600 0 21600 0 0 Z N"/></draw:custom-shape><draw:custom-shape draw:style-name="gr28" draw:text-style-name="P154" svg:width="0.255cm" svg:height="0.255cm" svg:x="3.821cm" svg:y="0cm"><text:p/><draw:enhanced-geometry svg:viewBox="0 0 21600 21600" draw:type="rectangle" draw:enhanced-path="M 0 0 L 21600 0 21600 21600 0 21600 0 0 Z N"/></draw:custom-shape><draw:custom-shape draw:style-name="gr28" draw:text-style-name="P154" svg:width="0.257cm" svg:height="0.255cm" svg:x="7.216cm" svg:y="1.443cm"><text:p/><draw:enhanced-geometry svg:viewBox="0 0 21600 21600" draw:type="rectangle" draw:enhanced-path="M 0 0 L 21600 0 21600 21600 0 21600 0 0 Z N"/></draw:custom-shape><draw:custom-shape draw:style-name="gr28" draw:text-style-name="P154" svg:width="0.255cm" svg:height="0.255cm" svg:x="7.472cm" svg:y="0cm"><text:p/><draw:enhanced-geometry svg:viewBox="0 0 21600 21600" draw:type="rectangle" draw:enhanced-path="M 0 0 L 21600 0 21600 21600 0 21600 0 0 Z N"/></draw:custom-shape><draw:custom-shape draw:style-name="gr28" draw:text-style-name="P154" svg:width="0.257cm" svg:height="0.255cm" svg:x="8.49cm" svg:y="0cm"><text:p/><draw:enhanced-geometry svg:viewBox="0 0 21600 21600" draw:type="rectangle" draw:enhanced-path="M 0 0 L 21600 0 21600 21600 0 21600 0 0 Z N"/></draw:custom-shape><draw:custom-shape draw:style-name="gr27" draw:text-style-name="P154" svg:width="0.255cm" svg:height="0.255cm" svg:x="4.075cm" svg:y="1.443cm"><text:p/><draw:enhanced-geometry svg:viewBox="0 0 21600 21600" draw:type="rectangle" draw:enhanced-path="M 0 0 L 21600 0 21600 21600 0 21600 0 0 Z N"/></draw:custom-shape><draw:line draw:style-name="gr24" draw:text-style-name="P154" svg:x1="6.369cm" svg:y1="5.687cm" svg:x2="8.916cm" svg:y2="4.329cm"><text:p/></draw:line><draw:frame draw:style-name="gr25" draw:text-style-name="P158" svg:width="1.53cm" svg:height="1.075cm" draw:transform="rotate (0.4925319149128) translate (6.96206944444444cm 5.27698611111111cm)"><draw:text-box><text:p text:style-name="P157"><text:span text:style-name="T261">10 cm</text:span></text:p></draw:text-box></draw:frame></draw:g></text:p>
      <text:h text:style-name="_5f_Paragraphe" text:outline-level="1"><text:span text:style-name="_5f_pointillés_20_gris"/></text:h>
      <text:list xml:id="list141238928482443" text:continue-numbering="true" text:style-name="_5f_Numérotation_20_des_20_exercices">
        <text:list-item>
          <text:list>
            <text:list-item>
              <text:p text:style-name="_5f_Paragraphe_5f_avec_5f_Num_5f_Question">Une rigole :</text:p>
            </text:list-item>
          </text:list>
        </text:list-item>
      </text:list>
      <text:h text:style-name="_5f_Paragraphe" text:outline-level="1"><draw:frame text:anchor-type="paragraph" draw:z-index="7" draw:name="Shape15" draw:style-name="gr55" draw:text-style-name="P158" svg:width="1.802cm" svg:height="0.671cm" draw:transform="rotate (1.57568324870048) translate (0.0934861111111111cm 4.48204166666667cm)"><draw:text-box><text:p text:style-name="P157"><text:span text:style-name="T261">9 cm</text:span></text:p></draw:text-box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141239642506604" text:continue-numbering="true" text:style-name="_5f_Numérotation_20_des_20_exercices">
        <text:list-header>
          <text:p text:style-name="P123"><text:span text:style-name="_5f_Caractères_5f_correction"><text:span text:style-name="T255">V</text:span></text:span><text:span text:style-name="_5f_Caractères_5f_correction"><text:span text:style-name="T218">olume total du pavé <text:s/>non évidé :</text:span></text:span></text:p>
        </text:list-header>
      </text:list>
      <text:p text:style-name="P113"><text:span text:style-name="_5f_Caractères_5f_correction"><text:span text:style-name="T255">V </text:span></text:span><text:span text:style-name="_5f_Caractères_5f_correction"><text:span text:style-name="T256">T </text:span></text:span><text:span text:style-name="_5f_Caractères_5f_correction"><text:span text:style-name="T255">= </text:span></text:span><text:span text:style-name="_5f_Caractères_5f_correction"><text:span text:style-name="T218">14 </text:span></text:span><text:span text:style-name="_5f_Caractères_5f_correction"><text:span text:style-name="T223">×</text:span></text:span><text:span text:style-name="_5f_Caractères_5f_correction"><text:span text:style-name="T218"> 9 </text:span></text:span><text:span text:style-name="_5f_Caractères_5f_correction"><text:span text:style-name="T223">×</text:span></text:span><text:span text:style-name="_5f_Caractères_5f_correction"><text:span text:style-name="T218"> 10 </text:span></text:span><text:span text:style-name="_5f_Caractères_5f_correction"><text:span text:style-name="T255"><text:s/>= <text:s/></text:span></text:span><text:span text:style-name="_5f_Caractères_5f_correction"><text:span text:style-name="T218">1 260</text:span></text:span><text:span text:style-name="_5f_Caractères_5f_correction"><text:span text:style-name="T255"> cm³ .</text:span></text:span></text:p>
      <text:p text:style-name="P113"><text:span text:style-name="_5f_Caractères_5f_correction"/></text:p>
      <text:list xml:id="list141239548801887" text:continue-numbering="true" text:style-name="_5f_Numérotation_20_des_20_exercices">
        <text:list-header>
          <text:p text:style-name="P123"><text:span text:style-name="_5f_Caractères_5f_correction"><text:span text:style-name="T255">V</text:span></text:span><text:span text:style-name="_5f_Caractères_5f_correction"><text:span text:style-name="T218">olume la partie enlevée :</text:span></text:span></text:p>
        </text:list-header>
      </text:list>
      <text:p text:style-name="P113"><text:span text:style-name="_5f_Caractères_5f_correction"><text:span text:style-name="T255">V </text:span></text:span><text:span text:style-name="_5f_Caractères_5f_correction"><text:span text:style-name="T256">E</text:span></text:span><text:span text:style-name="_5f_Caractères_5f_correction"><text:span text:style-name="T257"> </text:span></text:span><text:span text:style-name="_5f_Caractères_5f_correction"><text:span text:style-name="T255">= </text:span></text:span><text:span text:style-name="_5f_Caractères_5f_correction"><text:span text:style-name="T231">3</text:span></text:span><text:span text:style-name="_5f_Caractères_5f_correction"><text:span text:style-name="T218"> </text:span></text:span><text:span text:style-name="_5f_Caractères_5f_correction"><text:span text:style-name="T223">×</text:span></text:span><text:span text:style-name="_5f_Caractères_5f_correction"><text:span text:style-name="T218"> 8 </text:span></text:span><text:span text:style-name="_5f_Caractères_5f_correction"><text:span text:style-name="T223">×</text:span></text:span><text:span text:style-name="_5f_Caractères_5f_correction"><text:span text:style-name="T218"> 10 </text:span></text:span><text:span text:style-name="_5f_Caractères_5f_correction"><text:span text:style-name="T255"><text:s/>= <text:s/></text:span></text:span><text:span text:style-name="_5f_Caractères_5f_correction"><text:span text:style-name="T218">240 </text:span></text:span><text:span text:style-name="_5f_Caractères_5f_correction"><text:span text:style-name="T255">cm³ .</text:span></text:span></text:p>
      <text:p text:style-name="P113"><text:span text:style-name="_5f_Caractères_5f_correction"/></text:p>
      <text:list xml:id="list141239691335187" text:continue-numbering="true" text:style-name="_5f_Numérotation_20_des_20_exercices">
        <text:list-header>
          <text:p text:style-name="P123"><text:span text:style-name="_5f_Caractères_5f_correction"><text:span text:style-name="T255">V</text:span></text:span><text:span text:style-name="_5f_Caractères_5f_correction"><text:span text:style-name="T218">olume la rigole :</text:span></text:span></text:p>
        </text:list-header>
      </text:list>
      <text:p text:style-name="P113"><text:span text:style-name="_5f_Caractères_5f_correction"><text:span text:style-name="T255">V </text:span></text:span><text:span text:style-name="_5f_Caractères_5f_correction"><text:span text:style-name="T256">R</text:span></text:span><text:span text:style-name="_5f_Caractères_5f_correction"><text:span text:style-name="T257"> </text:span></text:span><text:span text:style-name="_5f_Caractères_5f_correction"><text:span text:style-name="T255">= </text:span></text:span><text:span text:style-name="_5f_Caractères_5f_correction"><text:span text:style-name="T218">1 260 – 240 <text:s/></text:span></text:span><text:span text:style-name="_5f_Caractères_5f_correction"><text:span text:style-name="T255">= <text:s/></text:span></text:span><text:span text:style-name="_5f_Caractères_5f_correction"><text:span text:style-name="T218">1 020 </text:span></text:span><text:span text:style-name="_5f_Caractères_5f_correction"><text:span text:style-name="T255">cm³ .</text:span></text:span></text:p>
      <text:p text:style-name="P113"><text:span text:style-name="_5f_Caractères_5f_correction"/></text:p>
      <text:p text:style-name="P113"><text:span text:style-name="_5f_Caractères_5f_correction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32%" draw:distance="32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2aa84d"/>
    </style:style>
    <style:style style:name="MP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fb241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21" style:family="paragraph" style:parent-style-name="Header">
      <style:paragraph-properties fo:text-align="start" style:justify-single-word="false"/>
      <style:text-properties officeooo:paragraph-rsid="0211dd7e"/>
    </style:style>
    <style:style style:name="MP22" style:family="paragraph" style:parent-style-name="Footer">
      <style:paragraph-properties fo:text-align="start" style:justify-single-word="false"/>
      <style:text-properties officeooo:paragraph-rsid="0211dd7e"/>
    </style:style>
    <style:style style:name="MP23" style:family="paragraph" style:parent-style-name="Footer">
      <style:text-properties officeooo:rsid="0242edd8" officeooo:paragraph-rsid="0242edd8"/>
    </style:style>
    <style:style style:name="MP2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5" style:family="paragraph" style:parent-style-name="Footer">
      <style:text-properties officeooo:paragraph-rsid="008d016c"/>
    </style:style>
    <style:style style:name="MP26" style:family="paragraph" style:parent-style-name="Header">
      <style:paragraph-properties fo:margin-left="0cm" fo:margin-right="0cm" fo:text-indent="0cm" style:auto-text-indent="false"/>
    </style:style>
    <style:style style:name="MP27" style:family="paragraph" style:parent-style-name="Footer">
      <style:text-properties officeooo:paragraph-rsid="010f7046"/>
    </style:style>
    <style:style style:name="MP28" style:family="paragraph" style:parent-style-name="Footer">
      <style:text-properties officeooo:paragraph-rsid="01120261"/>
    </style:style>
    <style:style style:name="MP2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3" style:family="paragraph" style:parent-style-name="_5f_Header_20_D_20_page_20_impaire_20__28_D_29_">
      <style:text-properties officeooo:paragraph-rsid="01a13e78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6" style:family="paragraph" style:parent-style-name="Header">
      <style:paragraph-properties fo:text-align="center" style:justify-single-word="false"/>
      <style:text-properties officeooo:paragraph-rsid="00ab054e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 style:parent-style-name="Footer">
      <style:paragraph-properties fo:text-align="end" style:justify-single-word="false"/>
      <style:text-properties officeooo:paragraph-rsid="00d4df5c"/>
    </style:style>
    <style:style style:name="MP40" style:family="paragraph" style:parent-style-name="Footer">
      <style:paragraph-properties fo:text-align="start" style:justify-single-word="false"/>
      <style:text-properties officeooo:paragraph-rsid="00d4df5c"/>
    </style:style>
    <style:style style:name="MP41" style:family="paragraph" style:parent-style-name="_5f_Header_20_G_20_page_20_impaire_20__28_D_29_">
      <style:text-properties officeooo:paragraph-rsid="01259ec2"/>
    </style:style>
    <style:style style:name="MP42" style:family="paragraph" style:parent-style-name="_5f_Header_20_G_20_page_20_paire_20__28_G_29_">
      <style:text-properties officeooo:paragraph-rsid="00eb2abc"/>
    </style:style>
    <style:style style:name="MP43" style:family="paragraph" style:parent-style-name="_5f_Footer_20_page_20_paire_20__28_G_29_">
      <style:text-properties fo:font-size="9pt" style:font-size-asian="9pt" style:font-size-complex="9pt"/>
    </style:style>
    <style:style style:name="MP44" style:family="paragraph" style:parent-style-name="_5f_Header_20_N_20_page_20_impaire_20__28_D_29_">
      <style:paragraph-properties fo:text-align="start" style:justify-single-word="false"/>
    </style:style>
    <style:style style:name="MP45" style:family="paragraph" style:parent-style-name="Footer">
      <style:text-properties officeooo:paragraph-rsid="00d4df5c"/>
    </style:style>
    <style:style style:name="MP4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7" style:family="paragraph">
      <loext:graphic-properties draw:fill="solid" draw:fill-color="#d7e12c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54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4" style:family="paragraph" style:parent-style-name="Footer">
      <style:text-properties officeooo:paragraph-rsid="0086300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9" style:family="paragraph" style:parent-style-name="_5f_Header_20_N_20_page_20_impaire_20__28_D_29_">
      <style:text-properties officeooo:rsid="0277791e" officeooo:paragraph-rsid="0277791e"/>
    </style:style>
    <style:style style:name="MP70" style:family="paragraph" style:parent-style-name="_5f_Header_20_N_20_page_20_impaire_20__28_D_29_">
      <style:text-properties officeooo:rsid="027aa87d" officeooo:paragraph-rsid="027aa87d"/>
    </style:style>
    <style:style style:name="M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7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7" style:family="paragraph" style:parent-style-name="_5f_Header_20_G_20_page_20_paire_20__28_G_29_">
      <style:paragraph-properties fo:text-align="start" style:justify-single-word="false"/>
    </style:style>
    <style:style style:name="MP78" style:family="paragraph" style:parent-style-name="Footer">
      <style:text-properties officeooo:paragraph-rsid="030c4d7d"/>
    </style:style>
    <style:style style:name="MP79" style:family="paragraph" style:parent-style-name="_5f_Header_20_G_20_page_20_paire_20__28_G_29_">
      <style:text-properties officeooo:paragraph-rsid="0334a5be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81" style:family="paragraph" style:parent-style-name="Header">
      <style:paragraph-properties fo:text-align="start" style:justify-single-word="false"/>
      <style:text-properties officeooo:paragraph-rsid="0289fb01"/>
    </style:style>
    <style:style style:name="MP82" style:family="paragraph" style:parent-style-name="Footer">
      <style:text-properties officeooo:paragraph-rsid="00a59a60"/>
    </style:style>
    <style:style style:name="MP83" style:family="paragraph" style:parent-style-name="Footer">
      <style:text-properties officeooo:paragraph-rsid="004274bc"/>
    </style:style>
    <style:style style:name="MP84" style:family="paragraph" style:parent-style-name="Header">
      <style:paragraph-properties fo:text-align="center" style:justify-single-word="false"/>
      <style:text-properties officeooo:paragraph-rsid="00c10aa6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8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0" style:family="paragraph" style:parent-style-name="Footer">
      <style:text-properties officeooo:paragraph-rsid="00d8520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5a3fa8"/>
    </style:style>
    <style:style style:name="MT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415f3a"/>
    </style:style>
    <style:style style:name="MT4" style:family="text">
      <style:text-properties officeooo:rsid="00386ebd"/>
    </style:style>
    <style:style style:name="MT5" style:family="text">
      <style:text-properties officeooo:rsid="008d016c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officeooo:rsid="01fe03f2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4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4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3" style:family="text">
      <style:text-properties officeooo:rsid="010c4d3a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9" style:family="text">
      <style:text-properties officeooo:rsid="00b6801f"/>
    </style:style>
    <style:style style:name="MT5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7" style:family="text">
      <style:text-properties fo:font-size="16pt" style:font-size-asian="16pt" style:font-size-complex="16pt"/>
    </style:style>
    <style:style style:name="MT58" style:family="text"/>
    <style:style style:name="MT5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0" style:family="text">
      <style:text-properties officeooo:rsid="01f8729d"/>
    </style:style>
    <style:style style:name="MT61" style:family="text">
      <style:text-properties officeooo:rsid="01b6dc57"/>
    </style:style>
    <style:style style:name="MT62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9" style:family="text">
      <style:text-properties officeooo:rsid="00b5d2d1"/>
    </style:style>
    <style:style style:name="MT7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5" style:family="text">
      <style:text-properties officeooo:rsid="015f088a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0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8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83" style:family="text">
      <style:text-properties officeooo:rsid="0160d7ef"/>
    </style:style>
    <style:style style:name="MT84" style:family="text">
      <style:text-properties officeooo:rsid="02735980"/>
    </style:style>
    <style:style style:name="MT85" style:family="text">
      <style:text-properties officeooo:rsid="02757f12"/>
    </style:style>
    <style:style style:name="MT86" style:family="text">
      <style:text-properties officeooo:rsid="0272f9e5"/>
    </style:style>
    <style:style style:name="MT87" style:family="text">
      <style:text-properties officeooo:rsid="026ec296"/>
    </style:style>
    <style:style style:name="MT88" style:family="text">
      <style:text-properties officeooo:rsid="0268e0aa"/>
    </style:style>
    <style:style style:name="MT89" style:family="text">
      <style:text-properties officeooo:rsid="0072f07f"/>
    </style:style>
    <style:style style:name="MT9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9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9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8" style:family="text">
      <style:text-properties officeooo:rsid="014407b5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0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05" style:family="text">
      <style:text-properties officeooo:rsid="0334a5be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7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0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0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1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12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13" style:family="text">
      <style:text-properties officeooo:rsid="0315af39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2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3" style:family="text">
      <style:text-properties officeooo:rsid="009e3fdd"/>
    </style:style>
    <style:style style:name="MT13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8" style:family="text">
      <style:text-properties fo:font-variant="small-caps" officeooo:rsid="0054f64f"/>
    </style:style>
    <style:style style:name="MT139" style:family="text">
      <style:text-properties fo:font-variant="small-caps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1" style:family="text">
      <style:text-properties officeooo:rsid="00a4cf55"/>
    </style:style>
    <style:style style:name="MT1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HTML" style:page-layout-name="Mpm2"/>
    <style:master-page style:name="Endnot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1_5f_SERIE_5f_M_5f_GAUCHE_5f_ET_5f_DROITE_5f_2COL" style:display-name="3_1_SERIE_M_GAUCHE_ET_DROITE_2COL" style:page-layout-name="Mpm10" draw:style-name="Mdp1">
      <style:header>
        <text:p text:style-name="MP1">Volumes : Volumes par comptage</text:p>
      </style:header>
      <style:footer>
        <text:p text:style-name="MP2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3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/><text:span text:style-name="MT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6"><draw:line text:anchor-type="paragraph" draw:z-index="131" draw:name="Shape7_8" draw:style-name="Mgr3" draw:text-style-name="MP7" svg:x1="9.042cm" svg:y1="0.36cm" svg:x2="20.461cm" svg:y2="0.36cm"><text:p/></draw:line><draw:path text:anchor-type="paragraph" draw:z-index="132" draw:name="Shape5_1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33" draw:name="Shape6_2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T<text:span text:style-name="MT3">itre de la série</text:span></text:p>
      </style:header>
      <style:header-left>
        <text:p text:style-name="MP6"><draw:line text:anchor-type="paragraph" draw:z-index="126" draw:name="Shape7_9" draw:style-name="Mgr3" draw:text-style-name="MP7" svg:x1="9.042cm" svg:y1="0.36cm" svg:x2="20.461cm" svg:y2="0.36cm"><text:p/></draw:line><draw:path text:anchor-type="paragraph" draw:z-index="127" draw:name="Shape5_2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28" draw:name="Shape6_5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T<text:span text:style-name="MT3">itre de la série</text:span></text:p>
      </style:header-left>
      <style:footer>
        <text:p text:style-name="MP2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30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4">Angles</text:span> • <text:span text:style-name="MT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10"><text:span text:style-name="MT5"><text:s text:c="15"/>A</text:span>ires : Aires de triangles</text:p>
      </style:header>
      <style:footer>
        <text:p text:style-name="MP1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29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25" draw:name="Shape4_18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22" draw:name="Shape4_18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18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6"><text:span text:style-name="MT5"><text:s text:c="15"/>A</text:span>ires : Calculer une aire</text:p>
      </style:header>
      <style:footer>
        <text:p text:style-name="MP1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84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85" draw:name="Shape4_159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86" draw:name="Shape4_16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5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">Aires </text:span>: <text:span text:style-name="MT9">problèmes <text:s text:c="4"/></text:span></text:h>
      </style:footer>
      <style:footer-left>
        <text:p text:style-name="MP1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9"><text:span text:style-name="MT5"><text:s text:c="15"/>A</text:span>ires : Aire et unité</text:p>
      </style:header>
      <style:header-left>
        <text:p text:style-name="MP19"><text:span text:style-name="MT5"><text:s text:c="15"/>A</text:span>ires : Aire et unité</text:p>
      </style:header-left>
      <style:footer>
        <text:p text:style-name="MP1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5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67" draw:name="Shape4_10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63" draw:name="Shape4_15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5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1"><text:span text:style-name="MT10">Conversions d’unités : </text:span><text:span text:style-name="MT11">Problèmes</text:span></text:p>
      </style:header>
      <style:header-left>
        <text:p text:style-name="MP21"><text:span text:style-name="MT10">Conversions d’unités : </text:span><text:span text:style-name="MT11">Problèmes</text:span></text:p>
      </style:header-left>
      <style:footer>
        <text:p text:style-name="MP1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3">problèmes</text:span></text:p></draw:text-box></draw:frame><draw:g text:anchor-type="paragraph" draw:z-index="169" draw:name="Shape4_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4">Conversions d’unités : </text:span><text:span text:style-name="MT13">problèmes</text:span></text:p></draw:text-box></draw:frame><draw:g text:anchor-type="paragraph" draw:z-index="166" draw:name="Shape4_142" draw:style-name="Mgr1"><draw:path draw:style-name="Mgr6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11">Problèmes</text:span></text:p>
      </style:header>
      <style:header-left>
        <text:p text:style-name="_5f_Header_20_N_20_page_20_paire_20__28_G_29_"><text:s/><text:span text:style-name="MT15">Conversions d’unités : </text:span><text:span text:style-name="MT11">Problèmes</text:span></text:p>
      </style:header-left>
      <style:footer>
        <text:p text:style-name="MP2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3">problèmes</text:span></text:p></draw:text-box></draw:frame><draw:g text:anchor-type="paragraph" draw:z-index="170" draw:name="Shape4_14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6">Conversions d’unités </text:span><text:span text:style-name="MT8">: </text:span><text:span text:style-name="MT16">problèmes</text:span></text:p></draw:text-box></draw:frame><draw:g text:anchor-type="paragraph" draw:z-index="168" draw:name="Shape4_63" draw:style-name="Mgr1"><draw:path draw:style-name="Mgr6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0">Conversions d’unités : </text:span><text:span text:style-name="MT17">Aires</text:span></text:p>
      </style:header>
      <style:header-left>
        <text:p text:style-name="_5f_Header_20_N_20_page_20_paire_20__28_G_29_"><text:span text:style-name="MT10">Conversions d’unités : </text:span><text:span text:style-name="MT17">Aires</text:span></text:p>
      </style:header-left>
      <style:footer>
        <text:p text:style-name="MP1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2">Conversions d’unités : </text:span><text:span text:style-name="MT18">Aires</text:span></text:h></draw:text-box></draw:frame><draw:g text:anchor-type="paragraph" draw:z-index="173" draw:name="Shape4_14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5">Conversions d’unités : </text:span><text:span text:style-name="MT17">Aires</text:span></text:p>
      </style:header>
      <style:header-left>
        <text:p text:style-name="Header"><text:s/><text:span text:style-name="MT15">Conversions d’unités : </text:span><text:span text:style-name="MT17">Aires</text:span></text:p>
      </style:header-left>
      <style:footer>
        <text:p text:style-name="MP2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8">aires</text:span></text:p></draw:text-box></draw:frame><draw:g text:anchor-type="paragraph" draw:z-index="175" draw:name="Shape4_5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71" draw:name="Shape4_15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19">Vitesse</text:span></text:p>
      </style:header>
      <style:header-left>
        <text:p text:style-name="_5f_Header_20_N_20_page_20_impaire_20__28_D_29_"><text:span text:style-name="MT10">Conversions d’unités : </text:span><text:span text:style-name="MT19">Vitesse</text:span></text:p>
      </style:header-left>
      <style:footer>
        <text:p text:style-name="MP1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0">vitesse</text:span><text:span text:style-name="MT8"> </text:span></text:p></draw:text-box></draw:frame><draw:g text:anchor-type="paragraph" draw:z-index="178" draw:name="Shape4_14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74" draw:name="Shape4_4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2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21">Temps et durées</text:span></text:p>
      </style:header>
      <style:header-left>
        <text:p text:style-name="_5f_Header_20_N_20_page_20_impaire_20__28_D_29_"><text:s/><text:span text:style-name="MT15">Conversions d’unités : </text:span><text:span text:style-name="MT21">Temps et durées</text:span></text:p>
      </style:header-left>
      <style:footer>
        <text:p text:style-name="MP2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2">Temps et </text:span><text:span text:style-name="MT23">Durée</text:span><text:span text:style-name="MT8"> </text:span></text:p></draw:text-box></draw:frame><draw:g text:anchor-type="paragraph" draw:z-index="180" draw:name="Shape4_13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14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4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24">Temps et d</text:span><text:span text:style-name="MT25">urées</text:span></text:p>
      </style:header>
      <style:header-left>
        <text:p text:style-name="_5f_Header_20_N_20_page_20_impaire_20__28_D_29_"><text:span text:style-name="MT10">Conversions d’unités : </text:span><text:span text:style-name="MT24">Temps et d</text:span><text:span text:style-name="MT25">urées</text:span></text:p>
      </style:header-left>
      <style:footer>
        <text:p text:style-name="MP1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6">temps et </text:span><text:span text:style-name="MT27">durées</text:span><text:span text:style-name="MT8"> </text:span></text:p></draw:text-box></draw:frame><draw:g text:anchor-type="paragraph" draw:z-index="183" draw:name="Shape4_13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9" draw:name="Shape4_141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26">temps et </text:span><text:span text:style-name="MT2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5">Conversions d’unités : </text:span><text:span text:style-name="MT24">Temps et d</text:span><text:span text:style-name="MT25">urées</text:span></text:p>
      </style:header>
      <style:header-left>
        <text:p text:style-name="Header"><text:s/><text:span text:style-name="MT15">Conversions d’unités : </text:span><text:span text:style-name="MT24">Temps et d</text:span><text:span text:style-name="MT25">urées</text:span></text:p>
      </style:header-left>
      <style:footer>
        <text:p text:style-name="MP2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6">temps et </text:span><text:span text:style-name="MT27">durées</text:span><text:span text:style-name="MT8"> </text:span></text:p></draw:text-box></draw:frame><draw:g text:anchor-type="paragraph" draw:z-index="184" draw:name="Shape4_13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81" draw:name="Shape4_13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28">Capacités</text:span></text:p>
      </style:header>
      <style:header-left>
        <text:p text:style-name="_5f_Header_20_N_20_page_20_impaire_20__28_D_29_"><text:span text:style-name="MT10">Conversions d’unités : </text:span><text:span text:style-name="MT28">Capacités</text:span></text:p>
      </style:header-left>
      <style:footer>
        <text:p text:style-name="MP1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9">Capacités</text:span><text:span text:style-name="MT8"> </text:span></text:p></draw:text-box></draw:frame><draw:g text:anchor-type="paragraph" draw:z-index="187" draw:name="Shape4_14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5">Conversions d’unités : </text:span><text:span text:style-name="MT28">Capacités</text:span></text:p>
      </style:header>
      <style:header-left>
        <text:p text:style-name="Header"><text:s/><text:span text:style-name="MT15">Conversions d’unités : </text:span><text:span text:style-name="MT28">Capacités</text:span></text:p>
      </style:header-left>
      <style:footer>
        <text:p text:style-name="MP2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0">capacités</text:span><text:span text:style-name="MT8"> </text:span></text:p></draw:text-box></draw:frame><draw:g text:anchor-type="paragraph" draw:z-index="190" draw:name="Shape4_13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85" draw:name="Shape4_13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86" draw:name="Shape4_13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1"><text:s/></text:span><text:span text:style-name="MT15">Conversions d’unités : </text:span><text:span text:style-name="MT31">masses</text:span></text:p>
      </style:header>
      <style:header-left>
        <text:p text:style-name="_5f_Header_20_N_20_page_20_impaire_20__28_D_29_"><text:span text:style-name="MT31"><text:s/></text:span><text:span text:style-name="MT15">Conversions d’unités : </text:span><text:span text:style-name="MT31">masses</text:span></text:p>
      </style:header-left>
      <style:footer>
        <text:p text:style-name="MP2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2">Masses</text:span><text:span text:style-name="MT8"> </text:span></text:p></draw:text-box></draw:frame><draw:g text:anchor-type="paragraph" draw:z-index="193" draw:name="Shape4_12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88" draw:name="Shape4_12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9" draw:name="Shape4_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3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31">masses</text:span></text:p>
      </style:header>
      <style:header-left>
        <text:p text:style-name="_5f_Header_20_N_20_page_20_impaire_20__28_D_29_"><text:s/><text:span text:style-name="MT15">Conversions d’unités : </text:span><text:span text:style-name="MT31">masses</text:span></text:p>
      </style:header-left>
      <style:footer>
        <text:p text:style-name="MP2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4">masses</text:span><text:span text:style-name="MT8"> </text:span></text:p></draw:text-box></draw:frame><draw:g text:anchor-type="paragraph" draw:z-index="196" draw:name="Shape4_12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91" draw:name="Shape4_12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3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05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36">Problèmes</text:span></text:p></draw:text-box></draw:frame></text:p>
      </style:footer>
      <style:footer-left>
        <text:p text:style-name="MP2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<text:span text:style-name="MT35">Périmètre : </text:span><text:span text:style-name="MT36">Problèmes</text:span></text:p></draw:text-box></draw:frame><draw:g text:anchor-type="paragraph" draw:z-index="201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06" draw:name="Shape4_10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03" draw:name="Shape4_12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2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10" draw:name="Shape3_16" draw:style-name="Mgr3" draw:text-style-name="MP7" svg:x1="12.726cm" svg:y1="0.399cm" svg:x2="20.496cm" svg:y2="0.36cm"><text:p/></draw:line><text:span text:style-name="MT37">Périmètre</text:span> : <text:span text:style-name="MT38">Périmètres et unités</text:span></text:p>
      </style:header>
      <style:header-left>
        <text:p text:style-name="MP26"><draw:line text:anchor-type="paragraph" draw:z-index="211" draw:name="Shape3_17" draw:style-name="Mgr3" draw:text-style-name="MP7" svg:x1="16.083cm" svg:y1="0.383cm" svg:x2="20.496cm" svg:y2="0.36cm"><text:p/></draw:line><text:span text:style-name="MT37">Périmètre</text:span> : <text:span text:style-name="MT38">Périmètres et unités</text:span></text:p>
      </style:header-left>
      <style:footer>
        <text:p text:style-name="MP1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07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5">Périmètre <text:s/>: </text:span><text:span text:style-name="MT3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12" draw:name="Shape4_1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08" draw:name="Shape4_26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26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16" draw:name="Shape3_11" draw:style-name="Mgr3" draw:text-style-name="MP7" svg:x1="12.45cm" svg:y1="0.362cm" svg:x2="20.497cm" svg:y2="0.36cm"><text:p/></draw:line><text:span text:style-name="MT37">Périmètre</text:span> : <text:span text:style-name="MT40">Mesurer, reporter</text:span></text:p>
      </style:header>
      <style:header-left>
        <text:p text:style-name="_5f_Header_20_M_20_page_20_impaire_20__28_D_29_"><draw:line text:anchor-type="paragraph" draw:z-index="217" draw:name="Shape3_20" draw:style-name="Mgr3" draw:text-style-name="MP7" svg:x1="12.45cm" svg:y1="0.362cm" svg:x2="20.497cm" svg:y2="0.36cm"><text:p/></draw:line><text:span text:style-name="MT37">Périmètre</text:span> : <text:span text:style-name="MT40">Mesurer, reporter</text:span></text:p>
      </style:header-left>
      <style:footer>
        <text:p text:style-name="MP1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1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4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20" draw:name="Shape4_1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14" draw:name="Shape4_11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11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37">Périmètre</text:span> : <text:span text:style-name="MT37">Calculs sur une figure</text:span></text:p>
      </style:header>
      <style:header-left>
        <text:p text:style-name="_5f_Header_20_M_20_page_20_paire_20__28_G_29_"><text:span text:style-name="MT37">Périmètre</text:span> : <text:span text:style-name="MT37">Calculs sur une figure</text:span></text:p>
      </style:header-left>
      <style:footer>
        <text:p text:style-name="MP1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23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18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9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25" draw:name="Shape4_9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21" draw:name="Shape4_10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0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2">Proportionnalité et pourcentage</text:span><text:span text:style-name="MT43"> </text:span>: <text:span text:style-name="MT44">Pourcentages</text:span> </text:p>
      </style:header>
      <style:header-left>
        <text:p text:style-name="_5f_Header_20_D_20_page_20_impaire_20__28_D_29_"><text:span text:style-name="MT42">Proportionnalité et pourcentage</text:span><text:span text:style-name="MT43"> </text:span>: <text:span text:style-name="MT44">Pourcentages</text:span> </text:p>
      </style:header-left>
      <style:footer>
        <text:p text:style-name="MP1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27" draw:name="Shape4_98" draw:style-name="Mgr1"><draw:path draw:style-name="Mgr7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Proportionnalité et pourcentage : </text:span><text:span text:style-name="MT46">pourcentages</text:span></text:p></draw:text-box></draw:frame></text:p>
      </style:footer>
      <style:footer-left>
        <text:p text:style-name="MP2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47">Proportionnalité et pourcentages : </text:span><text:span text:style-name="MT46">pourcentages</text:span></text:p></draw:text-box></draw:frame><draw:g text:anchor-type="paragraph" draw:z-index="224" draw:name="Shape4_112" draw:style-name="Mgr1"><draw:path draw:style-name="Mgr7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>
      <style:header-left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-left>
      <style:footer>
        <text:p text:style-name="MP2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Proportionnalité et pourcentages : proportionalité</text:p></draw:text-box></draw:frame><draw:g text:anchor-type="paragraph" draw:z-index="229" draw:name="Shape4_2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: </text:p></draw:text-box></draw:frame><draw:g text:anchor-type="paragraph" draw:z-index="226" draw:name="Shape4_9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48">Utiliser des données</text:span> : <text:span text:style-name="MT48">Organiser</text:span> </text:p>
      </style:header>
      <style:header-left>
        <text:p text:style-name="MP33"><text:span text:style-name="MT48">Utiliser des données</text:span> : <text:span text:style-name="MT48">Organiser</text:span> </text:p>
      </style:header-left>
      <style:footer>
        <text:p text:style-name="MP1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2" draw:name="Shape4_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37" draw:name="Shape4_7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3">Utilis</text:span><text:span text:style-name="MT50">er des</text:span><text:span text:style-name="MT43"> données </text:span>: <text:span text:style-name="MT51">Organiser</text:span> </text:p>
      </style:header>
      <style:header-left>
        <text:p text:style-name="_5f_Header_20_D_20_page_20_paire_20__28_G_29_"><text:s/><text:span text:style-name="MT43">Utilis</text:span><text:span text:style-name="MT50">er des</text:span><text:span text:style-name="MT43"> données </text:span>: <text:span text:style-name="MT51">Organiser</text:span> </text:p>
      </style:header-left>
      <style:footer>
        <text:p text:style-name="MP2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4">Organiser</text:span><text:span text:style-name="MT8"> </text:span></text:p></draw:text-box></draw:frame><draw:g text:anchor-type="paragraph" draw:z-index="244" draw:name="Shape4_74" draw:style-name="Mgr1"><draw:path draw:style-name="Mgr7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4">Organiser</text:span><text:span text:style-name="MT8"> </text:span></text:p></draw:text-box></draw:frame><draw:g text:anchor-type="paragraph" draw:z-index="240" draw:name="Shape4_75" draw:style-name="Mgr1"><draw:path draw:style-name="Mgr7" draw:text-style-name="MP35" svg:width="0.855cm" svg:height="1.172cm" svg:x="-0.268cm" svg:y="-0.175cm" svg:viewBox="0 0 856 1173" svg:d="M856 1173h-856v-991c0-100 79-182 175-182h505c97 0 176 82 176 182z"><text:p/></draw:path></draw:g><draw:g text:anchor-type="paragraph" draw:z-index="241" draw:name="Shape4_25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6"><text:span text:style-name="MT55">Repères du plan : Se repérer</text:span> </text:p>
      </style:header>
      <style:header-left>
        <text:p text:style-name="MP36"><text:span text:style-name="MT55">Repères du plan : Se repérer</text:span> </text:p>
      </style:header-left>
      <style:footer>
        <text:p text:style-name="MP1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47" draw:name="Shape4_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43" draw:name="Shape4_11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3">Utilis</text:span><text:span text:style-name="MT50">er des</text:span><text:span text:style-name="MT43"> données </text:span>: <text:span text:style-name="MT56">Représenter</text:span> </text:p>
      </style:header>
      <style:header-left>
        <text:p text:style-name="_5f_Header_20_D_20_page_20_paire_20__28_G_29_"><text:span text:style-name="_5f_Caractères"><text:span text:style-name="MT57"><text:s/>Utiliser des données : Représenter </text:span></text:span></text:p>
      </style:header-left>
      <style:footer>
        <text:p text:style-name="MP2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9">représenter</text:span><text:span text:style-name="MT8"> </text:span></text:p></draw:text-box></draw:frame><draw:g text:anchor-type="paragraph" draw:z-index="250" draw:name="Shape4_70" draw:style-name="Mgr1"><draw:path draw:style-name="Mgr7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9">représenter</text:span><text:span text:style-name="MT8"> </text:span></text:p></draw:text-box></draw:frame><draw:g text:anchor-type="paragraph" draw:z-index="245" draw:name="Shape4_91" draw:style-name="Mgr1"><draw:path draw:style-name="Mgr7" draw:text-style-name="MP35" svg:width="0.855cm" svg:height="1.172cm" svg:x="-0.268cm" svg:y="-0.175cm" svg:viewBox="0 0 856 1173" svg:d="M856 1173h-856v-991c0-100 79-182 175-182h505c97 0 176 82 176 182z"><text:p/></draw:path></draw:g><draw:g text:anchor-type="paragraph" draw:z-index="246" draw:name="Shape4_9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55" draw:name="Shape4_82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Résoudre des problèmes</text:p></draw:text-box></draw:frame><draw:g text:anchor-type="paragraph" draw:z-index="251" draw:name="Shape4_97" draw:style-name="Mgr1"><draw:path draw:style-name="Mgr6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57" draw:name="Shape4_6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53" draw:name="Shape4_8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1">Calculer : </text:span><text:span text:style-name="MT62">Distributivité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62">Distributivité</text:span><text:span text:style-name="MT61"> </text:span></text:p>
      </style:header-left>
      <style:footer>
        <text:p text:style-name="MP11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64" draw:name="Shape4_7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6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66" draw:name="Shape4_6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62" draw:name="Shape4_8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8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1">Calculer : </text:span><text:span text:style-name="MT66">Critères de divisibilité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66">Critères de divisibilité</text:span><text:span text:style-name="MT6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68" draw:name="Shape4_61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6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67">critères de divisibilité</text:span></text:p></draw:text-box></draw:frame><draw:g text:anchor-type="paragraph" draw:z-index="265" draw:name="Shape4_65" draw:style-name="Mgr1"><draw:path draw:style-name="Mgr6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1"><text:span text:style-name="MT68">G</text:span>éométrie plane : Parallèles, perpendiculaires,<text:line-break/> distances</text:p>
      </style:header>
      <style:header-left>
        <text:p text:style-name="MP42"><text:s/><text:span text:style-name="MT68">Géométrie plane</text:span> : <text:span text:style-name="MT69">P</text:span><text:span text:style-name="MT70">arallèles, perpendiculaires,<text:line-break/> </text:span><text:span text:style-name="MT7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2">Géométrie plane : </text:span><text:span text:style-name="MT73">parallèles, perpendiculaires, </text:span><text:span text:style-name="MT74">distances</text:span></text:h></draw:text-box></draw:frame><draw:g text:anchor-type="paragraph" draw:z-index="270" draw:name="Shape4_59" draw:style-name="Mgr1"><draw:path draw:style-name="Mgr8" draw:text-style-name="MP3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3" text:outline-level="1"><text:span text:style-name="MT75">G</text:span>éométrie plane : Parallèles, perpendiculaires, distances</text:h></draw:text-box></draw:frame><draw:g text:anchor-type="paragraph" draw:z-index="267" draw:name="Shape4_62" draw:style-name="Mgr1"><draw:path draw:style-name="Mgr8" draw:text-style-name="MP3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1">Calculer : </text:span><text:span text:style-name="MT76">Diviser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76">Diviser</text:span><text:span text:style-name="MT61"> </text:span></text:p>
      </style:header-left>
      <style:footer>
        <text:p text:style-name="MP11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draw:g text:anchor-type="paragraph" draw:z-index="273" draw:name="Shape4_51" draw:style-name="Mgr1"><draw:path draw:style-name="Mgr6" draw:text-style-name="MP14" svg:width="0.855cm" svg:height="1.172cm" svg:x="7.545cm" svg:y="-0.194cm" svg:viewBox="0 0 856 1173" svg:d="M856 1173h-856v-991c0-100 79-182 175-182h505c97 0 176 82 176 182z"><text:p/></draw:path></draw:g><text:span text:style-name="MT63">calculer</text:span><text:span text:style-name="MT64"> : </text:span><text:span text:style-name="MT77">diviser</text:span></text:p></draw:text-box></draw:frame></text:p>
      </style:footer>
      <style:footer-left>
        <text:p text:style-name="MP11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77">diviser</text:span></text:p></draw:text-box></draw:frame><draw:g text:anchor-type="paragraph" draw:z-index="269" draw:name="Shape4_60" draw:style-name="Mgr1"><draw:path draw:style-name="Mgr6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75" draw:name="Shape4_5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71" draw:name="Shape4_5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5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4">Calculer : <text:span text:style-name="MT78">Multiplier</text:span> </text:p>
      </style:header>
      <style:header-left>
        <text:p text:style-name="MP44">Calculer : <text:span text:style-name="MT78">Multiplier</text:span> </text:p>
      </style:header-left>
      <style:footer>
        <text:p text:style-name="MP11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draw:g text:anchor-type="paragraph" draw:z-index="278" draw:name="Shape4_55" draw:style-name="Mgr1"><draw:path draw:style-name="Mgr6" draw:text-style-name="MP14" svg:width="0.855cm" svg:height="1.172cm" svg:x="7.535cm" svg:y="-0.178cm" svg:viewBox="0 0 856 1173" svg:d="M856 1173h-856v-991c0-100 79-182 175-182h505c97 0 176 82 176 182z"><text:p/></draw:path></draw:g><text:span text:style-name="MT63">calculer</text:span><text:span text:style-name="MT64"> : </text:span><text:span text:style-name="MT79">Multiplier</text:span></text:p></draw:text-box></draw:frame></text:p>
      </style:footer>
      <style:footer-left>
        <text:p text:style-name="MP11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79">Multiplier</text:span></text:p></draw:text-box></draw:frame><draw:g text:anchor-type="paragraph" draw:z-index="274" draw:name="Shape4_262" draw:style-name="Mgr1"><draw:path draw:style-name="Mgr6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80" draw:name="Shape4_5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76" draw:name="Shape4_52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5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text:span text:style-name="MT63">calculer</text:span><text:span text:style-name="MT64"> : </text:span><text:span text:style-name="MT63">additionner et soustraire</text:span></text:p></draw:text-box></draw:frame><draw:g text:anchor-type="paragraph" draw:z-index="282" draw:name="Shape4_47" draw:style-name="Mgr1"><draw:path draw:style-name="Mgr6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text:span text:style-name="MT63">calculer</text:span><text:span text:style-name="MT64"> : </text:span><text:span text:style-name="MT63">additionner et soustraire</text:span></text:p></draw:text-box></draw:frame><draw:g text:anchor-type="paragraph" draw:z-index="279" draw:name="Shape4_261" draw:style-name="Mgr1"><draw:path draw:style-name="Mgr6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84" draw:name="Shape4_4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81" draw:name="Shape4_4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6"><draw:path text:anchor-type="paragraph" draw:z-index="287" draw:name="Shape1_6" draw:style-name="Mgr9" draw:text-style-name="MP47" svg:width="4.329cm" svg:height="2.238cm" svg:x="-1.5cm" svg:y="-1.001cm" svg:viewBox="0 0 4330 2239" svg:d="M0 2239l3984-288c209-15 363-167 345-342l-170-1609h-4159z"><text:p/></draw:path><draw:line text:anchor-type="paragraph" draw:z-index="288" draw:name="Shape3_10" draw:style-name="Mgr10" draw:text-style-name="MP7" svg:x1="10.308cm" svg:y1="0.388cm" svg:x2="20.496cm" svg:y2="0.36cm"><text:p/></draw:line><text:span text:style-name="MT80">Fractions</text:span><text:span text:style-name="MT81"> : </text:span><text:span text:style-name="MT82">Problèmes</text:span><text:span text:style-name="MT81"> </text:span></text:p>
      </style:header>
      <style:header-left>
        <text:p text:style-name="MP46"><draw:line text:anchor-type="paragraph" draw:z-index="289" draw:name="Shape3_27" draw:style-name="Mgr10" draw:text-style-name="MP7" svg:x1="10.308cm" svg:y1="0.388cm" svg:x2="20.496cm" svg:y2="0.36cm"><text:p/></draw:line><draw:path text:anchor-type="paragraph" draw:z-index="283" draw:name="Shape1_10" draw:style-name="Mgr9" draw:text-style-name="MP47" svg:width="4.329cm" svg:height="2.238cm" svg:x="-1.5cm" svg:y="-1.001cm" svg:viewBox="0 0 4330 2239" svg:d="M0 2239l3984-288c209-15 363-167 345-342l-170-1609h-4159z"><text:p/></draw:path><text:span text:style-name="MT80">Fractions</text:span><text:span text:style-name="MT81"> : </text:span><text:span text:style-name="MT82">Problèmes</text:span><text:span text:style-name="MT81"> </text:span></text:p>
      </style:header-left>
      <style:footer>
        <text:p text:style-name="MP1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85" draw:name="Shape4_4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95" draw:name="Shape4_4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90" draw:name="Shape4_4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4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9"><draw:line text:anchor-type="paragraph" draw:z-index="299" draw:name="Shape3_9" draw:style-name="Mgr10" draw:text-style-name="MP7" svg:x1="10.37cm" svg:y1="0.365cm" svg:x2="20.496cm" svg:y2="0.36cm"><text:p/></draw:line><draw:path text:anchor-type="paragraph" draw:z-index="300" draw:name="Shape1_4" draw:style-name="Mgr9" draw:text-style-name="MP47" svg:width="4.329cm" svg:height="2.238cm" svg:x="-1.5cm" svg:y="-7.4cm" svg:viewBox="0 0 4330 2239" svg:d="M0 2239l3984-288c209-15 363-167 345-342l-170-1609h-4159z"><text:p/></draw:path><text:span text:style-name="MT84">Fractions</text:span> : <text:span text:style-name="MT84">Opérations</text:span> </text:p>
      </style:header>
      <style:header-left>
        <text:p text:style-name="MP49"><draw:path text:anchor-type="paragraph" draw:z-index="301" draw:name="Shape1_8" draw:style-name="Mgr9" draw:text-style-name="MP47" svg:width="4.329cm" svg:height="2.238cm" svg:x="-1.5cm" svg:y="-7.4cm" svg:viewBox="0 0 4330 2239" svg:d="M0 2239l3984-288c209-15 363-167 345-342l-170-1609h-4159z"><text:p/></draw:path><draw:line text:anchor-type="paragraph" draw:z-index="294" draw:name="Shape3_26" draw:style-name="Mgr10" draw:text-style-name="MP7" svg:x1="10.37cm" svg:y1="0.365cm" svg:x2="20.496cm" svg:y2="0.36cm"><text:p/></draw:line><text:span text:style-name="MT84">Fractions</text:span> : <text:span text:style-name="MT84">Opérations</text:span> </text:p>
      </style:header-left>
      <style:footer>
        <text:p text:style-name="MP1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96" draw:name="Shape4_3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02" draw:name="Shape4_3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97" draw:name="Shape4_3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4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1"><draw:line text:anchor-type="paragraph" draw:z-index="306" draw:name="Shape3_8" draw:style-name="Mgr10" draw:text-style-name="MP7" svg:x1="17.736cm" svg:y1="0.376cm" svg:x2="20.496cm" svg:y2="0.36cm"><text:p/></draw:line><text:span text:style-name="MT85">Fractions</text:span> : <text:span text:style-name="MT85">Fractions, décimaux et comparaison</text:span></text:p>
      </style:header>
      <style:header-left>
        <text:p text:style-name="MP51"><draw:line text:anchor-type="paragraph" draw:z-index="307" draw:name="Shape3_25" draw:style-name="Mgr10" draw:text-style-name="MP7" svg:x1="17.736cm" svg:y1="0.376cm" svg:x2="20.496cm" svg:y2="0.36cm"><text:p/></draw:line><text:span text:style-name="MT85">Fractions</text:span> : <text:span text:style-name="MT85">Fractions, décimaux et comparaison</text:span></text:p>
      </style:header-left>
      <style:footer>
        <text:p text:style-name="MP1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03" draw:name="Shape4_34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08" draw:name="Shape4_3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04" draw:name="Shape4_3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3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3"><draw:line text:anchor-type="paragraph" draw:z-index="312" draw:name="Shape3_24" draw:style-name="Mgr10" draw:text-style-name="MP7" svg:x1="11.52cm" svg:y1="0.376cm" svg:x2="20.496cm" svg:y2="0.36cm"><text:p/></draw:line><text:span text:style-name="MT86">Fractions</text:span> : <text:span text:style-name="MT86">Droite graduée</text:span></text:p>
      </style:header>
      <style:header-left>
        <text:p text:style-name="MP53"><draw:line text:anchor-type="paragraph" draw:z-index="313" draw:name="Shape3_28" draw:style-name="Mgr10" draw:text-style-name="MP7" svg:x1="11.52cm" svg:y1="0.376cm" svg:x2="20.496cm" svg:y2="0.36cm"><text:p/></draw:line><text:span text:style-name="MT86">Fractions</text:span> : <text:span text:style-name="MT86">Droite graduée</text:span></text:p>
      </style:header-left>
      <style:footer>
        <text:p text:style-name="MP1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09" draw:name="Shape4_30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15" draw:name="Shape4_29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10" draw:name="Shape4_3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3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5"><draw:line text:anchor-type="paragraph" draw:z-index="319" draw:name="Shape3_14" draw:style-name="Mgr10" draw:text-style-name="MP7" svg:x1="12.876cm" svg:y1="0.392cm" svg:x2="20.496cm" svg:y2="0.36cm"><text:p/></draw:line><draw:path text:anchor-type="paragraph" draw:z-index="320" draw:name="Shape1_3" draw:style-name="Mgr9" draw:text-style-name="MP47" svg:width="4.329cm" svg:height="2.238cm" svg:x="-1.8cm" svg:y="-8.982cm" svg:viewBox="0 0 4330 2239" svg:d="M0 2239l3984-288c209-15 363-167 345-342l-170-1609h-4159z"><text:p/></draw:path><text:span text:style-name="MT87">Fractions</text:span> : <text:span text:style-name="MT87">Vocabulaire et sens</text:span></text:p>
      </style:header>
      <style:header-left>
        <text:p text:style-name="MP55"><draw:line text:anchor-type="paragraph" draw:z-index="321" draw:name="Shape3_23" draw:style-name="Mgr10" draw:text-style-name="MP7" svg:x1="12.876cm" svg:y1="0.392cm" svg:x2="20.496cm" svg:y2="0.36cm"><text:p/></draw:line><draw:path text:anchor-type="paragraph" draw:z-index="314" draw:name="Shape1_7" draw:style-name="Mgr9" draw:text-style-name="MP47" svg:width="4.329cm" svg:height="2.238cm" svg:x="-1.8cm" svg:y="-8.982cm" svg:viewBox="0 0 4330 2239" svg:d="M0 2239l3984-288c209-15 363-167 345-342l-170-1609h-4159z"><text:p/></draw:path><text:span text:style-name="MT87">Fractions</text:span> : <text:span text:style-name="MT87">Vocabulaire et sens</text:span></text:p>
      </style:header-left>
      <style:footer>
        <text:p text:style-name="MP1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16" draw:name="Shape4_26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23" draw:name="Shape4_2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17" draw:name="Shape4_2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7"><draw:path text:anchor-type="paragraph" draw:z-index="326" draw:name="Shape1_1" draw:style-name="Mgr9" draw:text-style-name="MP47" svg:width="4.329cm" svg:height="2.238cm" svg:x="-1.8cm" svg:y="-8.982cm" svg:viewBox="0 0 4330 2239" svg:d="M0 2239l3984-288c209-15 363-167 345-342l-170-1609h-4159z"><text:p/></draw:path><draw:line text:anchor-type="paragraph" draw:z-index="327" draw:name="Shape3_13" draw:style-name="Mgr10" draw:text-style-name="MP7" svg:x1="15.337cm" svg:y1="0.36cm" svg:x2="20.496cm" svg:y2="0.36cm"><text:p/></draw:line><text:span text:style-name="MT88">Fractions</text:span> : <text:span text:style-name="MT88">Représentation géométrique</text:span></text:p>
      </style:header>
      <style:header-left>
        <text:p text:style-name="MP57"><draw:line text:anchor-type="paragraph" draw:z-index="328" draw:name="Shape3_21" draw:style-name="Mgr10" draw:text-style-name="MP7" svg:x1="15.337cm" svg:y1="0.36cm" svg:x2="20.496cm" svg:y2="0.36cm"><text:p/></draw:line><draw:path text:anchor-type="paragraph" draw:z-index="322" draw:name="Shape1_13" draw:style-name="Mgr9" draw:text-style-name="MP47" svg:width="4.329cm" svg:height="2.238cm" svg:x="-1.8cm" svg:y="-8.982cm" svg:viewBox="0 0 4330 2239" svg:d="M0 2239l3984-288c209-15 363-167 345-342l-170-1609h-4159z"><text:p/></draw:path><text:span text:style-name="MT88">Fractions</text:span> : <text:span text:style-name="MT88">Représentation géométrique</text:span></text:p>
      </style:header-left>
      <style:footer>
        <text:p text:style-name="MP1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8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29" draw:name="Shape4_2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24" draw:name="Shape4_2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8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9"><draw:line text:anchor-type="paragraph" draw:z-index="333" draw:name="Shape3_5" draw:style-name="Mgr10" draw:text-style-name="MP7" svg:x1="18.701cm" svg:y1="0.36cm" svg:x2="20.497cm" svg:y2="0.36cm"><text:p/></draw:line><text:span text:style-name="MT89">Nombres entiers et décimaux</text:span> : <text:span text:style-name="MT89">Comparer, encadrer</text:span></text:p>
      </style:header>
      <style:header-left>
        <text:p text:style-name="MP59"><draw:line text:anchor-type="paragraph" draw:z-index="334" draw:name="Shape3_6" draw:style-name="Mgr10" draw:text-style-name="MP7" svg:x1="18.701cm" svg:y1="0.36cm" svg:x2="20.497cm" svg:y2="0.36cm"><text:p/></draw:line><text:span text:style-name="MT89">Nombres entiers et décimaux</text:span> : <text:span text:style-name="MT89">Comparer, encadrer</text:span></text:p>
      </style:header-left>
      <style:footer>
        <text:p text:style-name="MP11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30" draw:name="Shape4_1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8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36" draw:name="Shape4_1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31" draw:name="Shape4_2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2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1"><draw:line text:anchor-type="paragraph" draw:z-index="339" draw:name="Shape3_2" draw:style-name="Mgr10" draw:text-style-name="MP7" svg:x1="16.083cm" svg:y1="0.383cm" svg:x2="20.496cm" svg:y2="0.36cm"><text:p/></draw:line>Nombres entiers et décimaux : Numération</text:p>
      </style:header>
      <style:header-left>
        <text:p text:style-name="MP61"><draw:line text:anchor-type="paragraph" draw:z-index="340" draw:name="Shape3_3" draw:style-name="Mgr11" draw:text-style-name="MP7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41" draw:name="Shape4_4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3">N</text:span>ombres entiers et décimaux : numération</text:p></draw:text-box></draw:frame></text:p>
      </style:footer>
      <style:footer-left>
        <text:p text:style-name="MP11"><draw:g text:anchor-type="paragraph" draw:z-index="335" draw:name="Shape4_8" draw:style-name="Mgr1"><draw:path draw:style-name="Mgr6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42" draw:name="Shape4_7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37" draw:name="Shape4_11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38" draw:name="Shape4_92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3"><draw:line text:anchor-type="paragraph" draw:z-index="346" draw:name="Shape3_15" draw:style-name="Mgr10" draw:text-style-name="MP7" svg:x1="17.597cm" svg:y1="0.383cm" svg:x2="19.595cm" svg:y2="0.383cm"><text:p/></draw:line><text:span text:style-name="MT81">Nombres entiers et décimaux : </text:span><text:span text:style-name="Character_5f_20_5f_style"><text:span text:style-name="MT90">×</text:span></text:span><text:span text:style-name="MT91"> 10, 100, 1000</text:span></text:p>
      </style:header>
      <style:header-left>
        <text:p text:style-name="MP63"><draw:line text:anchor-type="paragraph" draw:z-index="347" draw:name="Shape3_19" draw:style-name="Mgr10" draw:text-style-name="MP7" svg:x1="17.597cm" svg:y1="0.383cm" svg:x2="19.595cm" svg:y2="0.383cm"><text:p/></draw:line><text:span text:style-name="MT81">Nombres entiers et décimaux : </text:span><text:span text:style-name="Character_5f_20_5f_style"><text:span text:style-name="MT90">×</text:span></text:span><text:span text:style-name="MT91"> 10, 100, 1000</text:span></text:p>
      </style:header-left>
      <style:footer>
        <text:p text:style-name="MP1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43" draw:name="Shape4_15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Character_5f_20_5f_style"><text:span text:style-name="MT90">×</text:span></text:span><text:span text:style-name="MT9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50" draw:name="Shape4_1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44" draw:name="Shape4_10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45" draw:name="Shape4_1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53" draw:name="Shape4_1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48" draw:name="Shape4_1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1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3"><draw:line text:anchor-type="paragraph" draw:z-index="354" draw:name="Shape3_22" draw:style-name="Mgr12" draw:text-style-name="MP7" svg:x1="16.575cm" svg:y1="0cm" svg:x2="19.073cm" svg:y2="0cm"><text:p/></draw:line><text:span text:style-name="MT81">Nombres entiers et décimaux : </text:span><text:span text:style-name="MT94">La droite graduée</text:span></text:p>
      </style:header>
      <style:header-left>
        <text:p text:style-name="MP63"><draw:line text:anchor-type="paragraph" draw:z-index="355" draw:name="Shape3_37" draw:style-name="Mgr10" draw:text-style-name="MP7" svg:x1="17.999cm" svg:y1="0.36cm" svg:x2="20.497cm" svg:y2="0.36cm"><text:p/></draw:line><text:span text:style-name="MT81">Nombres entiers et décimaux : </text:span><text:span text:style-name="MT94">La droite graduée</text:span></text:p>
      </style:header-left>
      <style:footer>
        <text:p text:style-name="MP1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2" draw:name="Shape4_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MT95">la droite graduée</text:span></text:p></draw:text-box></draw:frame></text:p>
      </style:footer>
      <style:footer-left>
        <text:p text:style-name="MP1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51" draw:name="Shape4_1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MT9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52" draw:name="Shape4_6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48" draw:name="Shape4_7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7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1">Calculer : </text:span><text:span text:style-name="MT96">Priorités opératoires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96">Priorités opératoires</text:span><text:span text:style-name="MT61"> </text:span></text:p>
      </style:header-left>
      <style:footer>
        <text:p text:style-name="MP11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0" draw:name="Shape4_67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97">priorités opératoires</text:span></text:p></draw:text-box></draw:frame></text:p>
      </style:footer>
      <style:footer-left>
        <text:p text:style-name="MP11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97">priorités opératoires</text:span></text:p></draw:text-box></draw:frame><draw:g text:anchor-type="paragraph" draw:z-index="256" draw:name="Shape4_69" draw:style-name="Mgr1"><draw:path draw:style-name="Mgr6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98">P</text:span>roportionnalité </text:p>
      </style:header>
      <style:header-left>
        <text:p text:style-name="_5f_Header_20_D_20_page_20_paire_20__28_G_29_"><text:span text:style-name="MT42"><text:tab/>Proportionnalité et pourcentage</text:span><text:span text:style-name="MT43"> </text:span>: <text:span text:style-name="MT42">proportionnalité</text:span> </text:p>
      </style:header-left>
      <style:footer>
        <text:p text:style-name="MP1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draw:g text:anchor-type="paragraph" draw:z-index="231" draw:name="Shape4_73" draw:style-name="Mgr1"><draw:path draw:style-name="Mgr7" draw:text-style-name="MP3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28" draw:name="Shape4_88" draw:style-name="Mgr1"><draw:path draw:style-name="Mgr7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>
      <style:header-left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-left>
      <style:footer>
        <text:p text:style-name="MP2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Proportionnalité et pourcentages : proportionalité</text:p></draw:text-box></draw:frame><draw:g text:anchor-type="paragraph" draw:z-index="234" draw:name="Shape4_22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: </text:p></draw:text-box></draw:frame><draw:g text:anchor-type="paragraph" draw:z-index="230" draw:name="Shape4_25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35" draw:name="Shape4_7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32" draw:name="Shape4_10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10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38" draw:name="Shape3_4" draw:style-name="Mgr3" draw:text-style-name="MP7" svg:x1="12.104cm" svg:y1="0.392cm" svg:x2="20.497cm" svg:y2="0.36cm"><text:p/></draw:line><text:span text:style-name="MT37">Périmètre</text:span> : <text:span text:style-name="MT99">Coder et calculer</text:span></text:p>
      </style:header>
      <style:header-left>
        <text:p text:style-name="_5f_Header_20_M_20_page_20_impaire_20__28_D_29_"><draw:line text:anchor-type="paragraph" draw:z-index="239" draw:name="Shape3_18" draw:style-name="Mgr3" draw:text-style-name="MP7" svg:x1="12.104cm" svg:y1="0.392cm" svg:x2="20.497cm" svg:y2="0.36cm"><text:p/></draw:line><text:span text:style-name="MT37">Périmètre</text:span> : <text:span text:style-name="MT99">Coder et calculer</text:span></text:p>
      </style:header-left>
      <style:footer>
        <text:p text:style-name="MP1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36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10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5">Conversions d’unités : longueurs</text:span></text:p>
      </style:header>
      <style:header-left>
        <text:p text:style-name="_5f_Header_20_N_20_page_20_impaire_20__28_D_29_"><text:s/><text:span text:style-name="MT15">Conversions d’unités : longueurs</text:span></text:p>
      </style:header-left>
      <style:footer>
        <text:p text:style-name="MP2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longueurs</text:span><text:span text:style-name="MT8"> </text:span></text:p></draw:text-box></draw:frame><draw:g text:anchor-type="paragraph" draw:z-index="199" draw:name="Shape4_8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94" draw:name="Shape4_12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2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Conversions d’unités : longueurs</text:p></draw:text-box></draw:frame><draw:g text:anchor-type="paragraph" draw:z-index="200" draw:name="Shape4_12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7" draw:name="Shape4_13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Conversions d’unités : longueurs</text:p></draw:text-box></draw:frame><draw:g text:anchor-type="paragraph" draw:z-index="198" draw:name="Shape4_177" draw:style-name="Mgr1"><draw:path draw:style-name="Mgr6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02" draw:name="Shape4_145" draw:style-name="Mgr1"><draw:path draw:style-name="Mgr6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01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88" draw:name="Shape4_16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89" draw:name="Shape4_16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6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1"><text:span text:style-name="MT5"><text:s text:c="15"/>A</text:span>ires : Aire par comptage</text:p>
      </style:header>
      <style:footer>
        <text:p text:style-name="MP1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1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02">Aires</text:span><text:span text:style-name="MT35"> <text:s/>: </text:span><text:span text:style-name="MT102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72"><text:span text:style-name="MT37"><text:s text:c="15"/>A</text:span><text:span text:style-name="MT103">ires : Problèmes d’aires</text:span></text:p>
      </style:header>
      <style:footer>
        <text:p text:style-name="MP1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24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21" draw:name="Shape4_16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18" draw:name="Shape4_16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19" draw:name="Shape4_16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20" draw:name="Shape4_17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15" draw:name="Shape4_17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7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74"><text:span text:style-name="MT5"><text:s text:c="15"/>A</text:span>ires : Aires de disques</text:p>
      </style:header>
      <style:footer>
        <text:p text:style-name="MP1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17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6"><draw:path text:anchor-type="paragraph" draw:z-index="112" draw:name="Shape5_3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13" draw:name="Shape6_3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line text:anchor-type="paragraph" draw:z-index="114" draw:name="Shape7_6" draw:style-name="Mgr3" draw:text-style-name="MP7" svg:x1="9.042cm" svg:y1="0.36cm" svg:x2="20.461cm" svg:y2="0.36cm"><text:p/></draw:line>T<text:span text:style-name="MT3">itre de la série</text:span></text:p>
      </style:header>
      <style:header-left>
        <text:p text:style-name="MP6"><draw:path text:anchor-type="paragraph" draw:z-index="106" draw:name="Shape5_4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07" draw:name="Shape6_4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line text:anchor-type="paragraph" draw:z-index="108" draw:name="Shape7_3" draw:style-name="Mgr3" draw:text-style-name="MP7" svg:x1="9.042cm" svg:y1="0.36cm" svg:x2="20.461cm" svg:y2="0.36cm"><text:p/></draw:line>T<text:span text:style-name="MT3">itre de la série</text:span></text:p>
      </style:header-left>
      <style:footer>
        <text:p text:style-name="MP2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11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4">Angles</text:span> • <text:span text:style-name="MT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Calculs et conversions </text:p>
      </style:header>
      <style:header-left>
        <text:p text:style-name="_5f_Header_20_M_20_page_20_paire_20__28_G_29_">Calculs et conversions</text:p>
      </style:header-left>
      <style:footer>
        <text:list xml:id="list1317005982" text:style-name="_5f_Numérotation_20_des_20_exercices">
          <text:list-item>
            <text:list>
              <text:list-item>
                <text:p text:style-name="MP76"><draw:frame draw:style-name="Mfr1" draw:name="Frame256" text:anchor-type="paragraph" svg:y="-0.06cm" draw:z-index="97"><draw:text-box fo:min-height="0.499cm" fo:min-width="1cm"><draw:frame draw:style-name="Mfr2" draw:name="Frame257" text:anchor-type="frame" svg:x="0.45cm" svg:y="0.079cm" svg:width="0.817cm" draw:z-index="110"><draw:text-box fo:min-height="0.355cm"><text:p text:style-name="MP3"><text:page-number text:select-page="current">216</text:page-number></text:p></draw:text-box></draw:frame><text:p text:style-name="MP5"><text:s/><text:span text:style-name="MT1">Volumes : </text:span><text:span text:style-name="MT104">Calculs et conversions</text:span> </text:p></draw:text-box></draw:frame><draw:g text:anchor-type="paragraph" draw:z-index="99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1238227817125" text:continue-numbering="true" text:style-name="_5f_Numérotation_20_des_20_exercices">
          <text:list-item>
            <text:list>
              <text:list-item>
                <text:p text:style-name="MP76"><draw:frame draw:style-name="Mfr1" draw:name="Frame258" text:anchor-type="paragraph" svg:y="-0.06cm" draw:z-index="101"><draw:text-box fo:min-height="0.499cm" fo:min-width="1cm"><draw:frame draw:style-name="Mfr2" draw:name="Frame259" text:anchor-type="frame" svg:x="0.45cm" svg:y="0.079cm" svg:width="0.817cm" draw:z-index="103"><draw:text-box fo:min-height="0.355cm"><text:p text:style-name="MP3"><text:page-number text:select-page="current">215</text:page-number></text:p></draw:text-box></draw:frame><text:p text:style-name="MP5"><text:s/><text:span text:style-name="MT1">Volumes : </text:span><text:span text:style-name="MT104">Calculs et conversions</text:span> </text:p></draw:text-box></draw:frame><draw:g text:anchor-type="paragraph" draw:z-index="105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25" draw:name="Shape3_7" draw:style-name="Mgr13" draw:text-style-name="MP7" svg:x1="15.12cm" svg:y1="0.36cm" svg:x2="20.496cm" svg:y2="0.36cm"><text:p/></draw:line><text:s/><text:span text:style-name="MT105">Angles : </text:span>Angles : <text:span text:style-name="MT106">Comprendre la notion d’angle</text:span></text:p>
      </style:header>
      <style:header-left>
        <text:p text:style-name="MP77"><draw:line text:anchor-type="paragraph" draw:z-index="26" draw:name="Shape3_29" draw:style-name="Mgr13" draw:text-style-name="MP7" svg:x1="15.12cm" svg:y1="0.36cm" svg:x2="20.496cm" svg:y2="0.36cm"><text:p/></draw:line>Angles : <text:span text:style-name="MT10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7">Angles : </text:span><text:span text:style-name="MT109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10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79"><draw:line text:anchor-type="paragraph" draw:z-index="369" draw:name="Shape3_33" draw:style-name="Mgr13" draw:text-style-name="MP7" svg:x1="15.12cm" svg:y1="0.36cm" svg:x2="20.496cm" svg:y2="0.36cm"><text:p/></draw:line><text:s/><text:span text:style-name="MT111">Angles</text:span> : <text:span text:style-name="MT106">Comprendre la notion d’angle</text:span></text:p>
      </style:header>
      <style:footer>
        <text:p text:style-name="MP2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/text:p>
      </style:footer>
      <style:footer-left>
        <text:p text:style-name="MP2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2">Angles</text:span><text:span text:style-name="MT8"> : </text:span><text:span text:style-name="MT112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8" draw:name="Shape3_35" draw:style-name="Mgr13" draw:text-style-name="MP7" svg:x1="11.344cm" svg:y1="0.358cm" svg:x2="20.497cm" svg:y2="0.36cm"><text:p/></draw:line><text:span text:style-name="MT113">Angles </text:span>: Nommer un angle</text:p>
      </style:header>
      <style:footer>
        <text:p text:style-name="MP1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67" draw:name="Shape4_18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64" draw:name="Shape4_18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65" draw:name="Shape4_18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66" draw:name="Shape3_30" draw:style-name="Mgr13" draw:text-style-name="MP7" svg:x1="11.435cm" svg:y1="0.388cm" svg:x2="20.496cm" svg:y2="0.36cm"><text:p/></draw:line><text:span text:style-name="MT114">Angles</text:span> : <text:span text:style-name="MT114">Mesurer un angle</text:span></text:p>
      </style:header-left>
      <style:footer>
        <text:p text:style-name="MP2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62" draw:name="Shape4_17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5">Angles </text:span><text:span text:style-name="MT8">: </text:span><text:span text:style-name="MT11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61" draw:name="Shape3_31" draw:style-name="Mgr13" draw:text-style-name="MP7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3" draw:name="Shape3_32" draw:style-name="Mgr13" draw:text-style-name="MP7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1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60" draw:name="Shape4_18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56" draw:name="Shape4_18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18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58" draw:name="Shape3_34" draw:style-name="Mgr13" draw:text-style-name="MP7" svg:x1="15.448cm" svg:y1="0.365cm" svg:x2="20.496cm" svg:y2="0.36cm"><text:p/></draw:line><text:span text:style-name="MT117">Angles</text:span><text:span text:style-name="MT118"> : </text:span><text:span text:style-name="MT119">Calculer des mesures d’angle</text:span></text:p>
      </style:header>
      <style:header-left>
        <text:p text:style-name="_5f_Header_20_G_20_page_20_paire_20__28_G_29_"><draw:line text:anchor-type="paragraph" draw:z-index="359" draw:name="Shape3_36" draw:style-name="Mgr13" draw:text-style-name="MP7" svg:x1="15.448cm" svg:y1="0.365cm" svg:x2="20.496cm" svg:y2="0.36cm"><text:p/></draw:line><text:span text:style-name="MT117">Angles : </text:span><text:span text:style-name="MT11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20">Calculer des </text:span><text:span text:style-name="MT116">Mesure</text:span><text:span text:style-name="MT120">s</text:span><text:span text:style-name="MT11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21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81"><draw:line text:anchor-type="paragraph" draw:z-index="292" draw:name="Shape3_39" draw:style-name="Mgr10" draw:text-style-name="MP7" svg:x1="10.308cm" svg:y1="0.388cm" svg:x2="20.496cm" svg:y2="0.36cm"><text:p/></draw:line><draw:path text:anchor-type="paragraph" draw:z-index="293" draw:name="Shape1_12" draw:style-name="Mgr9" draw:text-style-name="MP47" svg:width="4.329cm" svg:height="2.238cm" svg:x="-1.5cm" svg:y="-1.001cm" svg:viewBox="0 0 4330 2239" svg:d="M0 2239l3984-288c209-15 363-167 345-342l-170-1609h-4159z"><text:p/></draw:path><text:span text:style-name="MT80">Fractions</text:span><text:span text:style-name="MT81"> : </text:span><text:span text:style-name="MT82">Problèmes</text:span><text:span text:style-name="MT81"> </text:span></text:p>
      </style:header>
      <style:footer>
        <text:p text:style-name="MP1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86" draw:name="Shape4_25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61" draw:name="Shape4_85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58" draw:name="Shape4_26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8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68">Géométrie plane, </text:span><text:span text:style-name="MT122">partie 1</text:span> : <text:span text:style-name="MT123">Assembler et décomposer</text:span></text:p>
      </style:header>
      <style:footer>
        <text:p text:style-name="MP1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24">Géométrie plane, </text:span><text:span text:style-name="MT125">partie 1</text:span><text:span text:style-name="MT124"> : </text:span><text:span text:style-name="MT126">assembler et décomposer</text:span></text:p></draw:text-box></draw:frame><draw:g text:anchor-type="paragraph" draw:z-index="162" draw:name="Shape4_216" draw:style-name="Mgr1"><draw:path draw:style-name="Mgr8" draw:text-style-name="MP3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60" draw:name="Shape4_21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, </text:span><text:span text:style-name="MT125">partie 1</text:span><text:span text:style-name="MT72"> : </text:span><text:span text:style-name="MT12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84"><text:span text:style-name="MT127">Géométrie plane</text:span><text:span text:style-name="MT128"> : </text:span><text:span text:style-name="MT129">Vocabulaire</text:span></text:p>
      </style:header>
      <style:footer>
        <text:p text:style-name="MP2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61" draw:name="Shape4_21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58" draw:name="Shape4_21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68">Géométrie plane, </text:span><text:span text:style-name="MT122">partie 1</text:span> : <text:span text:style-name="MT131">coder</text:span></text:p>
      </style:header>
      <style:footer>
        <text:p text:style-name="MP1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24">Géométrie plane, </text:span><text:span text:style-name="MT125">partie 1</text:span><text:span text:style-name="MT124"> : </text:span><text:span text:style-name="MT132">coder</text:span></text:p></draw:text-box></draw:frame><draw:g text:anchor-type="paragraph" draw:z-index="159" draw:name="Shape4_211" draw:style-name="Mgr1"><draw:path draw:style-name="Mgr8" draw:text-style-name="MP3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72">Géométrie plane, </text:span><text:span text:style-name="MT125">partie 1</text:span><text:span text:style-name="MT72"> : </text:span><text:span text:style-name="MT132">coder</text:span></text:p></draw:text-box></draw:frame><draw:g text:anchor-type="paragraph" draw:z-index="156" draw:name="Shape4_212" draw:style-name="Mgr1"><draw:path draw:style-name="Mgr8" draw:text-style-name="MP3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84"><text:span text:style-name="MT127">Géométrie plane</text:span><text:span text:style-name="MT128"> : </text:span><text:span text:style-name="MT129">Vocabulaire</text:span></text:p>
      </style:header>
      <style:header-left>
        <text:p text:style-name="MP84"><text:span text:style-name="MT127">Géométrie plane</text:span><text:span text:style-name="MT128"> : </text:span><text:span text:style-name="MT129">Vocabulaire</text:span></text:p>
      </style:header-left>
      <style:footer>
        <text:p text:style-name="MP2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57" draw:name="Shape4_20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54" draw:name="Shape4_21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68">Géométrie plane</text:span> : <text:span text:style-name="MT69">P</text:span><text:span text:style-name="MT70">arallèles, perpendiculaires,<text:line-break/> </text:span><text:span text:style-name="MT71">distances</text:span></text:p>
      </style:header>
      <style:footer>
        <text:p text:style-name="MP1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55" draw:name="Shape4_20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Géométrie plane : </text:span><text:span text:style-name="MT73">Parallèles, perpendiculaires, </text:span><text:span text:style-name="MT74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draw:g text:anchor-type="paragraph" draw:z-index="152" draw:name="Shape4_206" draw:style-name="Mgr1"><draw:path draw:style-name="Mgr8" draw:text-style-name="MP3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153" draw:name="Shape4_205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150" draw:name="Shape4_15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68">Géométrie plane</text:span> : <text:span text:style-name="MT134">Milieu, alignement, </text:span><text:span text:style-name="MT135">appartenance</text:span></text:p>
      </style:header>
      <style:footer>
        <text:p text:style-name="MP1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51" draw:name="Shape4_15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4">Géométrie plane : </text:span><text:span text:style-name="MT136">milieu, Alignement, </text:span><text:span text:style-name="MT137">APPARTENANCE</text:span></text:p></draw:text-box></draw:frame></text:p>
      </style:footer>
      <style:footer-left>
        <text:p text:style-name="MP2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8" draw:name="Shape4_15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136">milieu, alignement, </text:span><text:span text:style-name="MT13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49" draw:name="Shape4_14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46" draw:name="Shape4_15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68">Géométrie plane</text:span> : <text:span text:style-name="MT68">Points, droites </text:span><text:span text:style-name="MT140">et cercles</text:span></text:p>
      </style:header>
      <style:footer>
        <text:p text:style-name="MP2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47" draw:name="Shape4_20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41">et cercles</text:span></text:p></draw:text-box></draw:frame></text:p>
      </style:footer>
      <style:footer-left>
        <text:p text:style-name="MP2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44" draw:name="Shape4_20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4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45" draw:name="Shape4_200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42" draw:name="Shape4_201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6"><text:span text:style-name="MT55">Repères du plan : Se repérer</text:span> </text:p>
      </style:header>
      <style:footer>
        <text:p text:style-name="MP1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43" draw:name="Shape4_19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40" draw:name="Shape4_19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2">R</text:span><text:span text:style-name="MT143">epères du plan : Se </text:span><text:span text:style-name="MT144">déplacer</text:span></text:p>
      </style:header>
      <style:footer>
        <text:p text:style-name="MP2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8">Repères du plan : Se </text:span><text:span text:style-name="MT145">déplacer</text:span></text:p></draw:text-box></draw:frame><draw:g text:anchor-type="paragraph" draw:z-index="141" draw:name="Shape4_192" draw:style-name="Mgr1"><draw:path draw:style-name="Mgr8" draw:text-style-name="MP3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8">Repères du plan : se </text:span><text:span text:style-name="MT145">déplacer</text:span></text:p></draw:text-box></draw:frame><draw:g text:anchor-type="paragraph" draw:z-index="138" draw:name="Shape4_193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6"><text:span text:style-name="MT55">Repères du plan : Se repérer</text:span> </text:p>
      </style:header>
      <style:footer>
        <text:p text:style-name="MP1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39" draw:name="Shape4_19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36" draw:name="Shape4_19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49">R</text:span>epères du plan : Se repérer</text:p>
      </style:header>
      <style:header-left>
        <text:p text:style-name="_5f_Header_20_G_20_page_20_paire_20__28_G_29_"><text:span text:style-name="MT49">R</text:span>epères du plan : Se repérer</text:p>
      </style:header-left>
      <style:footer>
        <text:p text:style-name="MP2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1">Repères du plan : Se repérer</text:p></draw:text-box></draw:frame><draw:g text:anchor-type="paragraph" draw:z-index="137" draw:name="Shape4_117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Repères du plan : se repérer</text:p></draw:text-box></draw:frame><draw:g text:anchor-type="paragraph" draw:z-index="134" draw:name="Shape4_18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94" draw:name="Shape4_19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95" draw:name="Shape4_19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92"><text:span text:style-name="MT68">Géométrie plane</text:span> : <text:span text:style-name="MT146">D</text:span><text:span text:style-name="MT68">roites, </text:span><text:span text:style-name="MT147">demi-droites </text:span><text:span text:style-name="MT148">&amp; </text:span><text:span text:style-name="MT147">segments</text:span></text:p>
      </style:header>
      <style:footer>
        <text:p text:style-name="MP2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92" draw:name="Shape4_19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4">Géométrie plane : </text:span><text:span text:style-name="MT72">droites, </text:span><text:span text:style-name="MT149">DEMI-droites et segments</text:span></text:p></draw:text-box></draw:frame></text:p>
      </style:footer>
      <style:footer-left>
        <text:p text:style-name="MP2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3" draw:name="Shape4_19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droites, </text:span><text:span text:style-name="MT149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93"><text:span text:style-name="MT150">Constructions géométriques : </text:span><text:span text:style-name="MT151">Reproduire</text:span></text:p>
      </style:header>
      <style:header-left>
        <text:p text:style-name="MP93"><text:span text:style-name="MT150">Constructions géométriques : </text:span><text:span text:style-name="MT151">Reproduire</text:span></text:p>
      </style:header-left>
      <style:footer>
        <text:p text:style-name="MP2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82" draw:name="Shape10_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>
      <style:footer-left>
        <text:p text:style-name="MP2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83" draw:name="Shape10_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2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0" draw:name="Shape4_20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2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1" draw:name="Shape4_20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8"><draw:line text:anchor-type="paragraph" draw:z-index="76" draw:name="Shape9_1" draw:style-name="Mgr13" draw:text-style-name="MP7" svg:x1="11.559cm" svg:y1="0.36cm" svg:x2="20.5cm" svg:y2="0.36cm"><text:p/></draw:line><draw:frame text:anchor-type="paragraph" draw:z-index="77" draw:name="Shape8_6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path text:anchor-type="paragraph" draw:z-index="78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2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9" draw:name="Shape10_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75" draw:name="Shape4_21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2"><text:span text:style-name="MT150">Constructions géométriques : </text:span><text:span text:style-name="MT151">Reproduire</text:span></text:p>
      </style:header-left>
      <style:footer>
        <text:p text:style-name="MP2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4" draw:name="Shape4_218" draw:style-name="Mgr1"><draw:path draw:style-name="Mgr8" draw:text-style-name="MP3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2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72" draw:name="Shape4_22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/text:span><text:span text:style-name="MT153">REPRODUIRE</text:span></text:p></draw:text-box></draw:frame></text:p>
      </style:footer>
      <style:footer-left>
        <text:p text:style-name="MP2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3" draw:name="Shape4_21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93"><text:span text:style-name="MT150">Constructions géométriques : </text:span><text:span text:style-name="MT151">Reproduire</text:span></text:p>
      </style:header>
      <style:footer>
        <text:p text:style-name="MP2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70" draw:name="Shape10_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>
      <style:footer-left>
        <text:p text:style-name="MP2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71" draw:name="Shape10_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2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9" draw:name="Shape4_22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7" draw:name="Shape4_25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2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68" draw:name="Shape4_256" draw:style-name="Mgr1"><draw:path draw:style-name="Mgr8" draw:text-style-name="MP3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header-left>
        <text:p text:style-name="MP86"><text:span text:style-name="MT138">S</text:span><text:span text:style-name="MT139">olides</text:span> : <text:span text:style-name="MT138">Vocabulaire, nature</text:span></text:p>
      </style:header-left>
      <style:footer>
        <text:p text:style-name="MP2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65" draw:name="Shape4_225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66" draw:name="Shape4_25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2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63" draw:name="Shape4_22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2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64" draw:name="Shape4_25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38">Solides : </text:span><text:span text:style-name="MT167">Patrons</text:span></text:p>
      </style:header>
      <style:header-left>
        <text:p text:style-name="_5f_Header_20_G_20_page_20_paire_20__28_G_29_"><text:span text:style-name="MT138">Solides : </text:span><text:span text:style-name="MT16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<text:span text:style-name="MT168">patrons</text:span></text:p></draw:text-box></draw:frame><draw:g text:anchor-type="paragraph" draw:z-index="61" draw:name="Shape4_22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62" draw:name="Shape4_252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2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9" draw:name="Shape4_22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2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60" draw:name="Shape4_25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38">S</text:span><text:span text:style-name="MT139">olides</text:span> : <text:span text:style-name="MT138">Vocabulaire, nature</text:span></text:p>
      </style:header>
      <style:header-left>
        <text:p text:style-name="_5f_Header_20_G_20_page_20_impaire_20__28_D_29_"><text:span text:style-name="MT138">S</text:span><text:span text:style-name="MT139">olides</text:span> : <text:span text:style-name="MT138">Vocabulaire, nature</text:span></text:p>
      </style:header-left>
      <style:footer>
        <text:p text:style-name="MP2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7" draw:name="Shape4_24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8" draw:name="Shape4_25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55" draw:name="Shape4_247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56" draw:name="Shape4_248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4">Symétrie axiale</text:span><text:span text:style-name="MT71"> : </text:span><text:span text:style-name="MT175">Reconnaissance et axes</text:span></text:p>
      </style:header>
      <style:footer>
        <text:p text:style-name="MP1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3" draw:name="Shape4_24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9">S</text:span>ymétrie axiale : reconnaissance et axes</text:h></draw:text-box></draw:frame></text:p>
      </style:footer>
      <style:footer-left>
        <text:p text:style-name="MP2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4" draw:name="Shape4_246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51" draw:name="Shape4_24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52" draw:name="Shape4_24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4">Symétrie axiale</text:span><text:span text:style-name="MT71"> : </text:span><text:span text:style-name="MT174">Médiatrice d’un segment</text:span></text:p>
      </style:header>
      <style:footer>
        <text:p text:style-name="MP1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9" draw:name="Shape4_24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2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50" draw:name="Shape4_24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2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7" draw:name="Shape4_22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48" draw:name="Shape4_24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49">S</text:span><text:span text:style-name="MT71">ymétrie axiale : Constructions</text:span></text:p>
      </style:header>
      <style:footer>
        <text:p text:style-name="MP1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5" draw:name="Shape4_23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9">S</text:span>ymétrie axiale : Constructions</text:h></draw:text-box></draw:frame></text:p>
      </style:footer>
      <style:footer-left>
        <text:p text:style-name="MP2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6" draw:name="Shape4_23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header-left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-left>
      <style:footer>
        <text:p text:style-name="MP2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3" draw:name="Shape4_23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4" draw:name="Shape4_23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8">Symétrie axiale</text:span><text:span text:style-name="MT71"> : </text:span><text:span text:style-name="MT179">Axes de symétrie de figures</text:span></text:p>
      </style:header>
      <style:header-left>
        <text:p text:style-name="MP109"><text:span text:style-name="MT178">Symétrie axiale</text:span><text:span text:style-name="MT71"> : </text:span><text:span text:style-name="MT179">Axes de symétrie de figures</text:span></text:p>
      </style:header-left>
      <style:footer>
        <text:p text:style-name="MP1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41" draw:name="Shape4_23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9">S</text:span>ymétrie axiale : axes de symétrie de figures</text:p></draw:text-box></draw:frame></text:p>
      </style:footer>
      <style:footer-left>
        <text:p text:style-name="MP2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42" draw:name="Shape4_23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9" draw:name="Shape4_232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0" draw:name="Shape4_233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49">S</text:span>ymétrie : Propriétés</text:p>
      </style:header>
      <style:footer>
        <text:p text:style-name="MP1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7" draw:name="Shape4_23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9">S</text:span>ymétrie axiale : propriétés</text:p></draw:text-box></draw:frame></text:p>
      </style:footer>
      <style:footer-left>
        <text:p text:style-name="MP2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8" draw:name="Shape4_23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5" draw:name="Shape4_228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6" draw:name="Shape4_22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49">S</text:span>ymétrie axiale : pour aller plus loin</text:p>
      </style:header>
      <style:footer>
        <text:p text:style-name="MP1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3" draw:name="Shape4_4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9">S</text:span>ymétrie axiale : pour aller plus loin</text:p></draw:text-box></draw:frame></text:p>
      </style:footer>
      <style:footer-left>
        <text:p text:style-name="MP2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4" draw:name="Shape4_22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7" draw:name="Shape3_1" draw:style-name="Mgr15" draw:text-style-name="MP7" svg:x1="10.893cm" svg:y1="0.403cm" svg:x2="20.503cm" svg:y2="0.327cm"><text:p/></draw:line><draw:path text:anchor-type="char" draw:z-index="28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1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30" draw:name="Shape3_38" draw:style-name="Mgr15" draw:text-style-name="MP7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9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Résoudre des problèmes</text:p></draw:text-box></draw:frame><draw:g text:anchor-type="paragraph" draw:z-index="32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7-27T13:33:40</meta:creation-date>
    <dc:date>2021-09-03T14:12:36.720000000</dc:date>
    <meta:editing-duration>P4DT20H59M46S</meta:editing-duration>
    <meta:editing-cycles>140</meta:editing-cycles>
    <meta:generator>LibreOffice/7.1.5.2$Windows_X86_64 LibreOffice_project/85f04e9f809797b8199d13c421bd8a2b025d52b5</meta:generator>
    <meta:print-date>2014-09-09T22:24:42.216581000</meta:print-date>
    <meta:document-statistic meta:table-count="0" meta:image-count="0" meta:object-count="0" meta:page-count="4" meta:paragraph-count="852" meta:word-count="3794" meta:character-count="22393" meta:non-whitespace-character-count="18779"/>
    <meta:template xlink:type="simple" xlink:actuate="onRequest" xlink:title="lycee_v3" xlink:href="../../../../../../Jean-Louis/AppData/Local/fichiers%20définitifs/Modele_cahier.ott" meta:date="2021-07-09T13:45:32.011278978"/>
  </office:meta>
</office:document-meta>
</file>